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EEAE2B023CDC7934A6.jpg" manifest:media-type="image/jpeg"/>
  <manifest:file-entry manifest:full-path="Pictures/100000000000018B0000024F3647615628B09239.jpg" manifest:media-type="image/jpeg"/>
  <manifest:file-entry manifest:full-path="Pictures/10000000000000E5000000EEEB188376E05DEED3.jpg" manifest:media-type="image/jpeg"/>
  <manifest:file-entry manifest:full-path="Pictures/10000000000002BB0000019549ECAF57184246AC.jpg" manifest:media-type="image/jpeg"/>
  <manifest:file-entry manifest:full-path="Pictures/10000000000001F0000000D34E42A8967105065E.jpg" manifest:media-type="image/jpeg"/>
  <manifest:file-entry manifest:full-path="Pictures/10000000000000FA000000CE56EF4FADF8CFDE30.jpg" manifest:media-type="image/jpeg"/>
  <manifest:file-entry manifest:full-path="Pictures/10000000000001700000007565A3D7632CE7FCF8.jpg" manifest:media-type="image/jpeg"/>
  <manifest:file-entry manifest:full-path="Pictures/10000000000002F7000001A7B80D4D1E789BD1B2.jpg" manifest:media-type="image/jpeg"/>
  <manifest:file-entry manifest:full-path="Pictures/10000000000000E600000136269AA26594700C8C.jpg" manifest:media-type="image/jpeg"/>
  <manifest:file-entry manifest:full-path="Pictures/10000000000001BA000002DD1522E99112D13505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1000002BA000000EDE61996D9F48A019A.png" manifest:media-type="image/png"/>
  <manifest:file-entry manifest:full-path="Pictures/100000000000022D0000016FD8E511BFC73EC9F1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7A0000029C7C4D1AD3D4515560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7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40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3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6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50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52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4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57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7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7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9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8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9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9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9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95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6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8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9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0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3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4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0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07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officeooo:paragraph-rsid="00149ac7" fo:background-color="#111111" style:font-size-asian="12pt" style:font-size-complex="12pt"/>
    </style:style>
    <style:style style:name="P20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09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10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1" style:family="paragraph" style:parent-style-name="Standard">
      <style:paragraph-properties fo:orphans="2" fo:widows="2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22pt" officeooo:rsid="0054699d" officeooo:paragraph-rsid="0054699d" style:font-size-asian="22pt" style:font-size-complex="22pt"/>
    </style:style>
    <style:style style:name="P213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15187d" officeooo:paragraph-rsid="0015187d" style:font-size-asian="14pt" style:font-size-complex="14pt"/>
    </style:style>
    <style:style style:name="P21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46e991" style:font-size-asian="14pt" style:font-size-complex="14pt"/>
    </style:style>
    <style:style style:name="P21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17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146e991" style:font-size-asian="14pt" style:font-size-complex="14pt"/>
    </style:style>
    <style:style style:name="P218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0040f40" style:font-size-asian="14pt" style:font-size-complex="14pt"/>
    </style:style>
    <style:style style:name="P21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0ec8c5c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font-weight="normal" officeooo:paragraph-rsid="00ec8c5c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0c0bc84" officeooo:paragraph-rsid="00ec8c5c"/>
    </style:style>
    <style:style style:name="P2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officeooo:rsid="00667fab" officeooo:paragraph-rsid="00667fab"/>
    </style:style>
    <style:style style:name="P22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officeooo:rsid="0049ad48" officeooo:paragraph-rsid="006fc144"/>
    </style:style>
    <style:style style:name="P225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26" style:family="paragraph" style:parent-style-name="Standard">
      <style:paragraph-properties fo:orphans="2" fo:widows="2"/>
      <style:text-properties style:font-name="Liberation Serif" officeooo:paragraph-rsid="0146e991"/>
    </style:style>
    <style:style style:name="P227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28" style:family="paragraph" style:parent-style-name="Standard">
      <style:paragraph-properties fo:orphans="2" fo:widows="2"/>
      <style:text-properties style:font-name="Liberation Serif" officeooo:paragraph-rsid="01793526"/>
    </style:style>
    <style:style style:name="P229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2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31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23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2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23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23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3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4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41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42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2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244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style:font-name="Liberation Serif"/>
    </style:style>
    <style:style style:name="P245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4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47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48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49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50" style:family="paragraph" style:parent-style-name="Standard">
      <style:paragraph-properties style:line-height-at-least="0.582cm"/>
      <style:text-properties fo:color="#d4d4d4" loext:opacity="100%" style:font-name="Liberation Serif" fo:background-color="#1e1e1e"/>
    </style:style>
    <style:style style:name="P2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2pt" fo:font-weight="normal" officeooo:paragraph-rsid="00e9fe2b" fo:background-color="#1e1e1e"/>
    </style:style>
    <style:style style:name="P252" style:family="paragraph" style:parent-style-name="Standard">
      <style:paragraph-properties style:line-height-at-least="0.582cm"/>
      <style:text-properties fo:color="#d4d4d4" loext:opacity="100%" style:font-name="Liberation Serif" fo:font-size="12pt" fo:font-weight="normal" fo:background-color="#1e1e1e"/>
    </style:style>
    <style:style style:name="P253" style:family="paragraph" style:parent-style-name="Standard">
      <style:paragraph-properties fo:line-height="100%"/>
      <style:text-properties fo:color="#d4d4d4" loext:opacity="100%" style:font-name="Mono" fo:background-color="#1e1e1e"/>
    </style:style>
    <style:style style:name="P25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font-weight="normal" officeooo:paragraph-rsid="00652469" fo:background-color="#1e1e1e" style:font-size-asian="11pt" style:font-size-complex="11pt"/>
    </style:style>
    <style:style style:name="P255" style:family="paragraph" style:parent-style-name="Standard">
      <loext:graphic-properties draw:fill="none"/>
      <style:paragraph-properties fo:background-color="transparent"/>
    </style:style>
    <style:style style:name="P256" style:family="paragraph" style:parent-style-name="Standard">
      <style:paragraph-properties fo:orphans="2" fo:widows="2"/>
      <style:text-properties officeooo:paragraph-rsid="00887e07"/>
    </style:style>
    <style:style style:name="P25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6a48b5"/>
    </style:style>
    <style:style style:name="P25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59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60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1" style:family="paragraph" style:parent-style-name="Text_20_body">
      <style:paragraph-properties fo:margin-left="0cm" fo:margin-right="0cm" fo:margin-top="0.101cm" fo:margin-bottom="0.101cm" style:contextual-spacing="false" fo:line-height="100%" fo:orphans="2" fo:widows="2" fo:text-indent="0cm" style:auto-text-indent="false" fo:padding="0cm" fo:border="none"/>
    </style:style>
    <style:style style:name="P262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63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64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65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66" style:family="paragraph" style:parent-style-name="Heading_20_3">
      <loext:graphic-properties draw:fill="none" draw:fill-color="#0b1923" draw:opacity="100%"/>
      <style:paragraph-properties fo:margin-top="0.101cm" fo:margin-bottom="0.101cm" style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67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style:contextual-spacing="false" fo:line-height="120%" fo:orphans="2" fo:widows="2" fo:text-indent="0cm" style:auto-text-indent="false" fo:background-color="#0b1923" fo:padding="0cm" fo:border="none"/>
    </style:style>
    <style:style style:name="P268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</style:style>
    <style:style style:name="P269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70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71" style:family="paragraph" style:parent-style-name="Standard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72" style:family="paragraph" style:parent-style-name="Text_20_body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reak-before="page" fo:background-color="transparent" fo:padding="0cm" fo:border="none"/>
      <style:text-properties officeooo:paragraph-rsid="0116107e"/>
    </style:style>
    <style:style style:name="P27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74" style:family="paragraph" style:parent-style-name="Preformatted_20_Text">
      <style:text-properties officeooo:paragraph-rsid="00ec8c5c"/>
    </style:style>
    <style:style style:name="P275" style:family="paragraph" style:parent-style-name="Text_20_body">
      <style:text-properties officeooo:paragraph-rsid="00ec8c5c"/>
    </style:style>
    <style:style style:name="P276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7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7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79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80" style:family="paragraph" style:parent-style-name="Standard" style:list-style-name="L3">
      <style:paragraph-properties fo:orphans="2" fo:widows="2"/>
      <style:text-properties style:font-name="Liberation Serif" officeooo:paragraph-rsid="000e263a"/>
    </style:style>
    <style:style style:name="P281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8b27da"/>
    </style:style>
    <style:style style:name="P282" style:family="paragraph" style:parent-style-name="Standard" style:list-style-name="L6">
      <style:paragraph-properties fo:text-align="start" style:justify-single-word="false" fo:orphans="2" fo:widows="2"/>
      <style:text-properties style:font-name="Liberation Serif" officeooo:paragraph-rsid="00d9ffd9"/>
    </style:style>
    <style:style style:name="P283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84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285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286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287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88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9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0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1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292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293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94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95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96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97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98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99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03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304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14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1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1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7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8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19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20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2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2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2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25" style:family="paragraph" style:parent-style-name="Standard" style:list-style-name="L2">
      <style:paragraph-properties fo:orphans="2" fo:widows="2"/>
      <style:text-properties officeooo:paragraph-rsid="01793526"/>
    </style:style>
    <style:style style:name="P326" style:family="paragraph" style:parent-style-name="Standard" style:list-style-name="L2">
      <style:paragraph-properties fo:orphans="2" fo:widows="2"/>
      <style:text-properties officeooo:rsid="01793526" officeooo:paragraph-rsid="01793526"/>
    </style:style>
    <style:style style:name="P327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28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329" style:family="paragraph" style:parent-style-name="Standard" style:list-style-name="L5">
      <style:paragraph-properties fo:text-align="start" style:justify-single-word="false" fo:orphans="2" fo:widows="2"/>
      <style:text-properties officeooo:paragraph-rsid="008b27da"/>
    </style:style>
    <style:style style:name="P33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31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3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33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35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36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37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38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9" style:family="paragraph" style:parent-style-name="Standard" style:list-style-name="L29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0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0fb6ca0"/>
    </style:style>
    <style:style style:name="P341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342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officeooo:paragraph-rsid="01825f61"/>
    </style:style>
    <style:style style:name="P343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44" style:family="paragraph" style:parent-style-name="Standard" style:list-style-name="L31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45" style:family="paragraph" style:parent-style-name="Standard" style:list-style-name="L8"/>
    <style:style style:name="P34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2b4e02" officeooo:paragraph-rsid="002b4e02"/>
    </style:style>
    <style:style style:name="P347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316d8f" officeooo:paragraph-rsid="008f4276"/>
    </style:style>
    <style:style style:name="P348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officeooo:rsid="0032ca44" officeooo:paragraph-rsid="0032ca44"/>
    </style:style>
    <style:style style:name="P349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officeooo:rsid="00357545" officeooo:paragraph-rsid="00357545"/>
    </style:style>
    <style:style style:name="P350" style:family="paragraph" style:parent-style-name="Standard">
      <style:text-properties officeooo:paragraph-rsid="0180ec69"/>
    </style:style>
    <style:style style:name="P351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352" style:family="paragraph" style:parent-style-name="Text_20_body" style:list-style-name="L21">
      <style:text-properties style:font-name="Liberation Serif"/>
    </style:style>
    <style:style style:name="P35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33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ize-complex="14pt"/>
    </style:style>
    <style:style style:name="T5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4pt" style:font-size-complex="14pt"/>
    </style:style>
    <style:style style:name="T5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93693" style:font-size-asian="14pt" style:font-size-complex="14pt"/>
    </style:style>
    <style:style style:name="T5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a6eab" style:font-size-asian="14pt" style:font-size-complex="14pt"/>
    </style:style>
    <style:style style:name="T5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ize-complex="14pt"/>
    </style:style>
    <style:style style:name="T56" style:family="text">
      <style:text-properties fo:font-variant="normal" fo:text-transform="none" fo:color="#000000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2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3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3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4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4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14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5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00" loext:opacity="100%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64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font-variant="normal" fo:text-transform="none" fo:color="#000000" loext:opacity="100%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ize-complex="14pt"/>
    </style:style>
    <style:style style:name="T1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40f40" style:font-size-asian="14pt" style:font-size-complex="14pt"/>
    </style:style>
    <style:style style:name="T1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5ebd6" style:font-size-asian="14pt" style:font-size-complex="14pt"/>
    </style:style>
    <style:style style:name="T1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261f5" style:font-size-asian="14pt" style:font-size-complex="14pt"/>
    </style:style>
    <style:style style:name="T1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15602" style:font-size-asian="14pt" style:font-size-complex="14pt"/>
    </style:style>
    <style:style style:name="T1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9431" style:font-size-asian="14pt" style:font-size-complex="14pt"/>
    </style:style>
    <style:style style:name="T1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a4748" style:font-size-asian="14pt" style:font-size-complex="14pt"/>
    </style:style>
    <style:style style:name="T1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9c4a8" style:font-size-asian="14pt" style:font-size-complex="14pt"/>
    </style:style>
    <style:style style:name="T1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a48b5" style:font-size-asian="14pt" style:font-size-complex="14pt"/>
    </style:style>
    <style:style style:name="T1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b1578" style:font-size-asian="14pt" style:font-size-complex="14pt"/>
    </style:style>
    <style:style style:name="T1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1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15602" style:font-size-asian="14pt" style:font-style-asian="normal" style:font-size-complex="14pt" style:font-style-complex="normal"/>
    </style:style>
    <style:style style:name="T3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29431" style:font-size-asian="14pt" style:font-style-asian="normal" style:font-size-complex="14pt" style:font-style-complex="normal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size-complex="14pt"/>
    </style:style>
    <style:style style:name="T3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3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3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3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3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37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8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/>
    </style:style>
    <style:style style:name="T33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115602" style:font-size-asian="14pt" style:font-style-asian="italic" style:font-size-complex="14pt" style:font-style-complex="italic"/>
    </style:style>
    <style:style style:name="T340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040f40" style:font-size-asian="14pt" style:font-style-asian="italic" style:font-size-complex="14pt" style:font-style-complex="italic"/>
    </style:style>
    <style:style style:name="T341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42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43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5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5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0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1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62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70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71" style:family="text">
      <style:text-properties fo:font-variant="normal" fo:text-transform="none" fo:color="#000000" loext:opacity="100%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73" style:family="text">
      <style:text-properties fo:font-variant="normal" fo:text-transform="none" fo:color="#bf0041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76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78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80" style:family="text">
      <style:text-properties fo:font-variant="normal" fo:text-transform="none" fo:color="#bf0041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1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82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83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84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85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86" style:family="text">
      <style:text-properties fo:font-variant="normal" fo:text-transform="none" fo:color="#bf0041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87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8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9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9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9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40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40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3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4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5" style:family="text">
      <style:text-properties fo:font-variant="normal" fo:text-transform="none" fo:color="#bf0041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06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07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408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0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12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15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16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7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18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21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22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23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2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2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2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3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4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35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36" style:family="text">
      <style:text-properties fo:font-variant="normal" fo:text-transform="none" fo:color="#d1949e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37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38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9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1" style:family="text">
      <style:text-properties fo:font-variant="normal" fo:text-transform="none" fo:color="#ffffff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42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3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4" style:family="text">
      <style:text-properties fo:font-variant="normal" fo:text-transform="none" fo:color="#ffffff" loext:opacity="100%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5" style:family="text">
      <style:text-properties fo:font-variant="normal" fo:text-transform="none" fo:color="#ffffff" loext:opacity="100%" style:font-name="Liberation Serif" fo:font-size="13.5pt" fo:letter-spacing="normal" fo:font-style="normal" fo:font-weight="normal" loext:padding="0cm" loext:border="none"/>
    </style:style>
    <style:style style:name="T446" style:family="text">
      <style:text-properties fo:font-variant="normal" fo:text-transform="none" fo:color="#ffffff" loext:opacity="100%" style:font-name="Liberation Serif" fo:letter-spacing="normal" loext:padding="0cm" loext:border="none"/>
    </style:style>
    <style:style style:name="T447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8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49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0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5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52" style:family="text">
      <style:text-properties fo:font-variant="normal" fo:text-transform="none" fo:color="#ffffff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53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5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5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ffffff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59" style:family="text">
      <style:text-properties fo:font-variant="normal" fo:text-transform="none" fo:color="#ffffff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6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2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7" style:family="text">
      <style:text-properties fo:font-variant="normal" fo:text-transform="none" fo:color="#569cd6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68" style:family="text">
      <style:text-properties fo:font-variant="normal" fo:text-transform="none" fo:color="#569cd6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9cdcfe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70" style:family="text">
      <style:text-properties fo:font-variant="normal" fo:text-transform="none" fo:color="#9cdcfe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9cdcfe" loext:opacity="100%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ce9178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73" style:family="text">
      <style:text-properties fo:font-variant="normal" fo:text-transform="none" fo:color="#ce9178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ffff00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75" style:family="text">
      <style:text-properties fo:font-variant="normal" fo:text-transform="none" fo:color="#ffff00" loext:opacity="100%" fo:letter-spacing="normal" fo:language="pt" fo:country="BR" fo:font-style="normal" fo:font-weight="bold" officeooo:rsid="000e263a" style:font-weight-asian="bold" style:font-weight-complex="bold"/>
    </style:style>
    <style:style style:name="T476" style:family="text">
      <style:text-properties fo:font-variant="normal" fo:text-transform="none" fo:color="#ffff00" loext:opacity="100%" fo:letter-spacing="normal" fo:language="pt" fo:country="BR" fo:font-style="normal" fo:font-weight="normal" officeooo:rsid="000e263a" style:font-weight-asian="normal" style:font-weight-complex="normal"/>
    </style:style>
    <style:style style:name="T477" style:family="text">
      <style:text-properties fo:font-variant="normal" fo:text-transform="none" fo:color="#ffff00" loext:opacity="100%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9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80" style:family="text">
      <style:text-properties fo:font-variant="normal" fo:text-transform="none" fo:color="#ffff00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8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8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8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86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89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91" style:family="text">
      <style:text-properties fo:font-variant="normal" fo:text-transform="none" fo:color="#34ff37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92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0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0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1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1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12" style:family="text">
      <style:text-properties fo:font-variant="normal" fo:text-transform="none" fo:color="#34ff37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513" style:family="text">
      <style:text-properties fo:font-variant="normal" fo:text-transform="none" fo:color="#34ff37" loext:opacity="100%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514" style:family="text">
      <style:text-properties fo:font-variant="normal" fo:text-transform="none" fo:color="#34ff37" loext:opacity="100%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515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16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17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18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19" style:family="text">
      <style:text-properties fo:font-variant="normal" fo:text-transform="none" fo:color="#2a6099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2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1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22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523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524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525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27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2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2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3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3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3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3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3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3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3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3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3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1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42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3" style:family="text">
      <style:text-properties fo:font-variant="normal" fo:text-transform="none" fo:color="#2a6099" loext:opacity="100%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44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5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6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7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8" style:family="text">
      <style:text-properties fo:font-variant="normal" fo:text-transform="none" fo:color="#f10d0c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9" style:family="text">
      <style:text-properties fo:font-variant="normal" fo:text-transform="none" fo:color="#f10d0c" loext:opacity="100%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0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51" style:family="text">
      <style:text-properties fo:font-variant="normal" fo:text-transform="none" fo:color="#dcdcaa" loext:opacity="100%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52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53" style:family="text">
      <style:text-properties fo:font-variant="normal" fo:text-transform="none" fo:color="#ff8000" loext:opacity="100%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54" style:family="text">
      <style:text-properties fo:font-variant="normal" fo:text-transform="none" fo:color="#81d41a" loext:opacity="100%" style:font-name="Liberation Serif" fo:font-size="13.5pt" fo:letter-spacing="normal" fo:font-style="normal" fo:font-weight="normal" loext:padding="0cm" loext:border="none"/>
    </style:style>
    <style:style style:name="T555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6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7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8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5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60" style:family="text">
      <style:text-properties fo:font-variant="normal" fo:text-transform="none" fo:color="#ff0000" loext:opacity="100%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61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62" style:family="text">
      <style:text-properties fo:font-variant="normal" fo:text-transform="none" fo:color="#202124" loext:opacity="100%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3" style:family="text">
      <style:text-properties fo:font-variant="normal" fo:text-transform="none" fo:color="#202124" loext:opacity="100%" style:font-name="arial" fo:font-size="12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65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66" style:family="text">
      <style:text-properties fo:font-style="italic" officeooo:rsid="0016779b" style:font-style-asian="italic" style:font-style-complex="italic"/>
    </style:style>
    <style:style style:name="T567" style:family="text">
      <style:text-properties fo:font-weight="bold"/>
    </style:style>
    <style:style style:name="T568" style:family="text">
      <style:text-properties fo:font-weight="bold" style:font-style-asian="italic" style:font-weight-asian="bold" style:font-style-complex="italic" style:font-weight-complex="bold"/>
    </style:style>
    <style:style style:name="T569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officeooo:rsid="00b9d2dc" style:font-weight-asian="bold" style:font-weight-complex="bold"/>
    </style:style>
    <style:style style:name="T572" style:family="text">
      <style:text-properties fo:font-weight="bold" officeooo:rsid="0095269c" style:font-weight-asian="bold" style:font-weight-complex="bold"/>
    </style:style>
    <style:style style:name="T573" style:family="text">
      <style:text-properties fo:font-weight="bold" officeooo:rsid="00652469" style:font-weight-asian="bold" style:font-weight-complex="bold"/>
    </style:style>
    <style:style style:name="T574" style:family="text">
      <style:text-properties fo:font-weight="bold" officeooo:rsid="010d63a9" style:font-weight-asian="bold" style:font-weight-complex="bold"/>
    </style:style>
    <style:style style:name="T575" style:family="text">
      <style:text-properties fo:font-weight="bold" style:font-size-asian="12.25pt" style:font-weight-asian="bold" style:font-weight-complex="bold"/>
    </style:style>
    <style:style style:name="T576" style:family="text">
      <style:text-properties fo:font-weight="bold" officeooo:rsid="0054699d" style:font-size-asian="12.25pt" style:font-weight-asian="bold" style:font-weight-complex="bold"/>
    </style:style>
    <style:style style:name="T577" style:family="text">
      <style:text-properties fo:font-weight="bold" style:font-style-asian="normal" style:font-weight-asian="bold" style:font-style-complex="normal" style:font-weight-complex="bold"/>
    </style:style>
    <style:style style:name="T578" style:family="text">
      <style:text-properties fo:color="#bf0041" loext:opacity="100%"/>
    </style:style>
    <style:style style:name="T579" style:family="text">
      <style:text-properties fo:color="#bf0041" loext:opacity="100%" fo:font-weight="bold" style:font-weight-asian="bold" style:font-weight-complex="bold"/>
    </style:style>
    <style:style style:name="T580" style:family="text">
      <style:text-properties fo:color="#bf0041" loext:opacity="100%" officeooo:rsid="00e6c8b9"/>
    </style:style>
    <style:style style:name="T581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82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583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84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85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86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587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588" style:family="text">
      <style:text-properties fo:color="#bf0041" loext:opacity="100%" style:font-name="Mono" fo:font-weight="bold" style:font-weight-asian="bold" style:font-weight-complex="bold"/>
    </style:style>
    <style:style style:name="T589" style:family="text">
      <style:text-properties style:font-style-asian="italic" style:font-style-complex="italic"/>
    </style:style>
    <style:style style:name="T590" style:family="text">
      <style:text-properties officeooo:rsid="001807cc" style:font-style-asian="italic" style:font-style-complex="italic"/>
    </style:style>
    <style:style style:name="T591" style:family="text">
      <style:text-properties officeooo:rsid="0016779b" style:font-style-asian="italic" style:font-style-complex="italic"/>
    </style:style>
    <style:style style:name="T592" style:family="text">
      <style:text-properties officeooo:rsid="00d9ffd9" style:font-style-asian="italic" style:font-style-complex="italic"/>
    </style:style>
    <style:style style:name="T593" style:family="text">
      <style:text-properties officeooo:rsid="01305f4a" style:font-style-asian="italic" style:font-style-complex="italic"/>
    </style:style>
    <style:style style:name="T594" style:family="text">
      <style:text-properties fo:color="#000000" loext:opacity="100%" officeooo:rsid="001f73f1"/>
    </style:style>
    <style:style style:name="T595" style:family="text">
      <style:text-properties fo:color="#000000" loext:opacity="100%" fo:font-weight="normal" officeooo:rsid="0128bbd9" style:font-weight-asian="normal" style:font-weight-complex="normal"/>
    </style:style>
    <style:style style:name="T596" style:family="text">
      <style:text-properties fo:color="#000000" loext:opacity="100%" fo:font-weight="normal" officeooo:rsid="001907f2" style:font-weight-asian="normal" style:font-weight-complex="normal"/>
    </style:style>
    <style:style style:name="T597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598" style:family="text">
      <style:text-properties fo:color="#000000" loext:opacity="100%" fo:font-style="normal" fo:font-weight="normal" officeooo:rsid="001b1420" style:font-style-asian="normal" style:font-weight-asian="normal" style:font-style-complex="normal" style:font-weight-complex="normal"/>
    </style:style>
    <style:style style:name="T599" style:family="text">
      <style:text-properties fo:color="#000000" loext:opacity="100%" fo:font-style="normal" fo:font-weight="normal" officeooo:rsid="014c46d8" style:font-style-asian="normal" style:font-weight-asian="normal" style:font-style-complex="normal" style:font-weight-complex="normal"/>
    </style:style>
    <style:style style:name="T600" style:family="text">
      <style:text-properties fo:color="#000000" loext:opacity="100%" fo:font-style="normal" fo:font-weight="normal" officeooo:rsid="014d3b49" style:font-style-asian="normal" style:font-weight-asian="normal" style:font-style-complex="normal" style:font-weight-complex="normal"/>
    </style:style>
    <style:style style:name="T601" style:family="text">
      <style:text-properties fo:color="#000000" loext:opacity="100%" fo:font-style="normal" officeooo:rsid="001b1420" style:font-style-asian="normal" style:font-style-complex="normal"/>
    </style:style>
    <style:style style:name="T602" style:family="text">
      <style:text-properties fo:color="#000000" loext:opacity="100%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603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604" style:family="text">
      <style:text-properties fo:color="#000000" loext:opacity="100%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605" style:family="text">
      <style:text-properties fo:color="#000000" loext:opacity="100%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06" style:family="text">
      <style:text-properties fo:color="#000000" loext:opacity="100%" style:text-underline-style="none" officeooo:rsid="0128bbd9"/>
    </style:style>
    <style:style style:name="T607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08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609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10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11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612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613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614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615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616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617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18" style:family="text">
      <style:text-properties fo:color="#000000" loext:opacity="100%" style:font-name="Liberation Serif" style:text-underline-style="none" officeooo:rsid="017b30ff"/>
    </style:style>
    <style:style style:name="T619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620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21" style:family="text">
      <style:text-properties fo:color="#000000" loext:opacity="100%" style:font-name="Liberation Serif" fo:font-size="14pt" fo:language="pt" fo:country="BR" officeooo:rsid="000261f5" style:font-size-asian="14pt" style:font-size-complex="14pt"/>
    </style:style>
    <style:style style:name="T622" style:family="text">
      <style:text-properties fo:color="#000000" loext:opacity="100%" style:font-name="Liberation Serif" fo:font-size="14pt" fo:language="pt" fo:country="BR" officeooo:rsid="00040f40" style:font-size-asian="14pt" style:font-size-complex="14pt"/>
    </style:style>
    <style:style style:name="T623" style:family="text">
      <style:text-properties fo:color="#000000" loext:opacity="100%" style:font-name="Liberation Serif" fo:font-size="14pt" fo:language="pt" fo:country="BR" officeooo:rsid="0169c4a8" style:font-size-asian="14pt" style:font-size-complex="14pt"/>
    </style:style>
    <style:style style:name="T624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officeooo:rsid="000261f5" style:font-size-asian="14pt" style:font-style-asian="italic" style:font-size-complex="14pt" style:font-style-complex="italic"/>
    </style:style>
    <style:style style:name="T625" style:family="text">
      <style:text-properties fo:color="#000000" loext:opacity="100%" style:font-name="Liberation Serif" fo:font-size="14pt" fo:language="pt" fo:country="BR" fo:font-style="italic" style:text-underline-style="none" officeooo:rsid="01696d24" style:font-size-asian="14pt" style:font-style-asian="italic" style:font-size-complex="14pt" style:font-style-complex="italic"/>
    </style:style>
    <style:style style:name="T626" style:family="text">
      <style:text-properties fo:color="#000000" loext:opacity="100%" style:font-name="Liberation Serif" fo:font-size="14pt" fo:language="pt" fo:country="BR" fo:font-style="italic" style:text-underline-style="none" officeooo:rsid="0169c4a8" style:font-size-asian="14pt" style:font-style-asian="italic" style:font-size-complex="14pt" style:font-style-complex="italic"/>
    </style:style>
    <style:style style:name="T627" style:family="text">
      <style:text-properties fo:color="#000000" loext:opacity="100%" style:font-name="Liberation Serif" fo:font-size="14pt" fo:language="pt" fo:country="BR" fo:font-style="normal" style:text-underline-style="none" officeooo:rsid="01696d24" style:font-size-asian="14pt" style:font-style-asian="normal" style:font-size-complex="14pt" style:font-style-complex="normal"/>
    </style:style>
    <style:style style:name="T628" style:family="text">
      <style:text-properties fo:color="#000000" loext:opacity="100%" style:font-name="Liberation Serif" fo:font-size="14pt" fo:language="pt" fo:country="BR" fo:font-style="normal" style:text-underline-style="none" officeooo:rsid="0169c4a8" style:font-size-asian="14pt" style:font-style-asian="normal" style:font-size-complex="14pt" style:font-style-complex="normal"/>
    </style:style>
    <style:style style:name="T629" style:family="text">
      <style:text-properties fo:color="#000000" loext:opacity="100%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30" style:family="text">
      <style:text-properties fo:color="#000000" loext:opacity="100%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31" style:family="text">
      <style:text-properties style:text-underline-style="solid" style:text-underline-width="auto" style:text-underline-color="font-color"/>
    </style:style>
    <style:style style:name="T632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34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35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36" style:family="text">
      <style:text-properties style:text-underline-style="solid" style:text-underline-width="auto" style:text-underline-color="font-color" officeooo:rsid="002586db"/>
    </style:style>
    <style:style style:name="T637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38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39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40" style:family="text">
      <style:text-properties style:text-underline-style="solid" style:text-underline-width="auto" style:text-underline-color="font-color" officeooo:rsid="0096a931"/>
    </style:style>
    <style:style style:name="T641" style:family="text">
      <style:text-properties style:text-underline-style="solid" style:text-underline-width="auto" style:text-underline-color="font-color" officeooo:rsid="00dca79c"/>
    </style:style>
    <style:style style:name="T642" style:family="text">
      <style:text-properties fo:color="#00a933" loext:opacity="100%"/>
    </style:style>
    <style:style style:name="T643" style:family="text">
      <style:text-properties fo:color="#00a933" loext:opacity="100%" fo:font-weight="bold"/>
    </style:style>
    <style:style style:name="T644" style:family="text">
      <style:text-properties fo:color="#00a933" loext:opacity="100%" fo:font-weight="bold" officeooo:rsid="00e82f1e"/>
    </style:style>
    <style:style style:name="T645" style:family="text">
      <style:text-properties fo:color="#00a933" loext:opacity="100%" style:font-name="Mono"/>
    </style:style>
    <style:style style:name="T646" style:family="text">
      <style:text-properties fo:color="#00a933" loext:opacity="100%" style:font-name="Mono" fo:font-weight="bold"/>
    </style:style>
    <style:style style:name="T647" style:family="text">
      <style:text-properties fo:color="#ff4000" loext:opacity="100%" style:font-name="Mono"/>
    </style:style>
    <style:style style:name="T648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49" style:family="text">
      <style:text-properties style:text-underline-style="none"/>
    </style:style>
    <style:style style:name="T650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51" style:family="text">
      <style:text-properties style:text-underline-style="none" officeooo:rsid="0010c265" style:font-style-asian="italic" style:font-style-complex="italic"/>
    </style:style>
    <style:style style:name="T652" style:family="text">
      <style:text-properties style:text-underline-style="none" officeooo:rsid="01305f4a" style:font-style-asian="italic" style:font-style-complex="italic"/>
    </style:style>
    <style:style style:name="T653" style:family="text">
      <style:text-properties style:text-underline-style="none" officeooo:rsid="0136c2f1"/>
    </style:style>
    <style:style style:name="T654" style:family="text">
      <style:text-properties fo:color="#ce181e" loext:opacity="100%" fo:font-weight="bold" style:font-weight-asian="bold" style:font-weight-complex="bold"/>
    </style:style>
    <style:style style:name="T655" style:family="text">
      <style:text-properties fo:color="#ce181e" loext:opacity="100%" fo:font-weight="bold" officeooo:rsid="0133fe1c" style:font-weight-asian="bold" style:font-weight-complex="bold"/>
    </style:style>
    <style:style style:name="T656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657" style:family="text">
      <style:text-properties fo:color="#ce181e" loext:opacity="100%" style:font-name="Liberation Serif" fo:font-weight="bold" officeooo:rsid="00af9afb" style:font-weight-asian="bold" style:font-weight-complex="bold" loext:padding="0cm" loext:border="none"/>
    </style:style>
    <style:style style:name="T658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659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660" style:family="text">
      <style:text-properties officeooo:rsid="00614fcb"/>
    </style:style>
    <style:style style:name="T661" style:family="text">
      <style:text-properties fo:color="#808080" loext:opacity="100%"/>
    </style:style>
    <style:style style:name="T662" style:family="text">
      <style:text-properties fo:color="#808080" loext:opacity="100%" fo:font-size="12pt" fo:font-weight="normal"/>
    </style:style>
    <style:style style:name="T663" style:family="text">
      <style:text-properties fo:color="#569cd6" loext:opacity="100%"/>
    </style:style>
    <style:style style:name="T664" style:family="text">
      <style:text-properties fo:color="#569cd6" loext:opacity="100%" officeooo:rsid="00eb718c" style:font-weight-asian="normal" style:font-weight-complex="normal"/>
    </style:style>
    <style:style style:name="T665" style:family="text">
      <style:text-properties fo:color="#569cd6" loext:opacity="100%" fo:font-size="12pt"/>
    </style:style>
    <style:style style:name="T666" style:family="text">
      <style:text-properties fo:color="#569cd6" loext:opacity="100%" fo:font-size="12pt" fo:font-weight="normal"/>
    </style:style>
    <style:style style:name="T667" style:family="text">
      <style:text-properties fo:color="#569cd6" loext:opacity="100%" style:font-name="Mono" fo:background-color="#1e1e1e" loext:char-shading-value="0" style:font-size-asian="14pt"/>
    </style:style>
    <style:style style:name="T668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669" style:family="text">
      <style:text-properties fo:color="#9cdcfe" loext:opacity="100%"/>
    </style:style>
    <style:style style:name="T670" style:family="text">
      <style:text-properties fo:color="#9cdcfe" loext:opacity="100%" officeooo:rsid="00eb718c" style:font-weight-asian="normal" style:font-weight-complex="normal"/>
    </style:style>
    <style:style style:name="T671" style:family="text">
      <style:text-properties fo:color="#9cdcfe" loext:opacity="100%" fo:font-size="12pt"/>
    </style:style>
    <style:style style:name="T672" style:family="text">
      <style:text-properties fo:color="#9cdcfe" loext:opacity="100%" fo:font-size="12pt" fo:font-weight="normal"/>
    </style:style>
    <style:style style:name="T673" style:family="text">
      <style:text-properties fo:color="#9cdcfe" loext:opacity="100%" style:font-name="Mono"/>
    </style:style>
    <style:style style:name="T674" style:family="text">
      <style:text-properties fo:color="#9cdcfe" loext:opacity="100%" style:font-name="Mono" fo:background-color="#1e1e1e" loext:char-shading-value="0" style:font-size-asian="14pt"/>
    </style:style>
    <style:style style:name="T675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676" style:family="text">
      <style:text-properties fo:color="#ce9178" loext:opacity="100%"/>
    </style:style>
    <style:style style:name="T677" style:family="text">
      <style:text-properties fo:color="#ce9178" loext:opacity="100%" officeooo:rsid="00eb718c" style:font-weight-asian="normal" style:font-weight-complex="normal"/>
    </style:style>
    <style:style style:name="T678" style:family="text">
      <style:text-properties fo:color="#ce9178" loext:opacity="100%" style:font-name="Mono" fo:background-color="#1e1e1e" loext:char-shading-value="0" style:font-size-asian="14pt"/>
    </style:style>
    <style:style style:name="T679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680" style:family="text">
      <style:text-properties fo:color="#dcdcaa" loext:opacity="100%"/>
    </style:style>
    <style:style style:name="T681" style:family="text">
      <style:text-properties fo:color="#dcdcaa" loext:opacity="100%" fo:font-size="12pt" fo:font-weight="normal"/>
    </style:style>
    <style:style style:name="T682" style:family="text">
      <style:text-properties officeooo:rsid="00652469"/>
    </style:style>
    <style:style style:name="T683" style:family="text">
      <style:text-properties officeooo:rsid="006839e8"/>
    </style:style>
    <style:style style:name="T684" style:family="text">
      <style:text-properties officeooo:rsid="00eb718c" style:font-weight-asian="normal" style:font-weight-complex="normal"/>
    </style:style>
    <style:style style:name="T685" style:family="text">
      <style:text-properties officeooo:rsid="0071b407"/>
    </style:style>
    <style:style style:name="T686" style:family="text">
      <style:text-properties style:font-size-asian="12.25pt"/>
    </style:style>
    <style:style style:name="T687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8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89" style:family="text">
      <style:text-properties fo:color="#d4d4d4" loext:opacity="100%" fo:font-size="12pt" fo:font-weight="normal" fo:background-color="#1e1e1e" loext:char-shading-value="0"/>
    </style:style>
    <style:style style:name="T690" style:family="text">
      <style:text-properties fo:color="#d4d4d4" loext:opacity="100%" style:font-name="Mono" fo:background-color="#1e1e1e" loext:char-shading-value="0" style:font-size-asian="14pt"/>
    </style:style>
    <style:style style:name="T691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692" style:family="text">
      <style:text-properties officeooo:rsid="00860914"/>
    </style:style>
    <style:style style:name="T693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94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95" style:family="text">
      <style:text-properties fo:color="#ffffff" loext:opacity="100%" style:font-name="Liberation Serif" fo:background-color="#1c1c1c" loext:char-shading-value="0" loext:padding="0cm" loext:border="none"/>
    </style:style>
    <style:style style:name="T696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97" style:family="text">
      <style:text-properties fo:color="#ffffff" loext:opacity="100%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698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699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00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01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02" style:family="text">
      <style:text-properties fo:color="#ffffff" loext:opacity="100%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703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04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05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706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07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08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709" style:family="text">
      <style:text-properties fo:color="#ffff00" loext:opacity="100%"/>
    </style:style>
    <style:style style:name="T710" style:family="text">
      <style:text-properties fo:color="#ffff00" loext:opacity="100%" style:font-weight-asian="bold" style:font-weight-complex="bold"/>
    </style:style>
    <style:style style:name="T711" style:family="text">
      <style:text-properties fo:color="#ffff00" loext:opacity="100%" officeooo:rsid="016f0e26" style:font-weight-asian="bold" style:font-weight-complex="bold"/>
    </style:style>
    <style:style style:name="T712" style:family="text">
      <style:text-properties fo:color="#ffff00" loext:opacity="100%" fo:font-size="12pt" fo:font-weight="normal"/>
    </style:style>
    <style:style style:name="T713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14" style:family="text">
      <style:text-properties fo:color="#ffff00" loext:opacity="100%" style:font-name="Liberation Serif" fo:background-color="#1c1c1c" loext:char-shading-value="0" loext:padding="0cm" loext:border="none"/>
    </style:style>
    <style:style style:name="T715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716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717" style:family="text">
      <style:text-properties fo:color="#ffff00" loext:opacity="100%" style:font-name="Mono"/>
    </style:style>
    <style:style style:name="T718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719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20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21" style:family="text">
      <style:text-properties fo:color="#ffff00" loext:opacity="100%" style:font-name="Mono" fo:font-size="12pt" fo:font-weight="normal" style:font-size-asian="12pt" style:font-size-complex="12pt" loext:padding="0cm" loext:border="none"/>
    </style:style>
    <style:style style:name="T722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23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24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25" style:family="text">
      <style:text-properties fo:color="#ffff00" loext:opacity="100%" style:font-name="Mono" fo:font-weight="normal" loext:padding="0cm" loext:border="none"/>
    </style:style>
    <style:style style:name="T726" style:family="text">
      <style:text-properties fo:color="#ffff00" loext:opacity="100%" style:font-name="Mono" fo:background-color="#1e1e1e" loext:char-shading-value="0" style:font-size-asian="14pt"/>
    </style:style>
    <style:style style:name="T727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728" style:family="text">
      <style:text-properties officeooo:rsid="0096a931"/>
    </style:style>
    <style:style style:name="T729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30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31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32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33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34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35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36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37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38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39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40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1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42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43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44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45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46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47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48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49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50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51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52" style:family="text">
      <style:text-properties fo:color="#2a6099" loext:opacity="100%" style:font-name="Mono"/>
    </style:style>
    <style:style style:name="T753" style:family="text">
      <style:text-properties fo:color="#2a6099" loext:opacity="100%" style:font-name="Mono" fo:font-weight="bold" style:font-weight-asian="bold" style:font-weight-complex="bold"/>
    </style:style>
    <style:style style:name="T754" style:family="text">
      <style:text-properties fo:color="#2a6099" loext:opacity="100%" style:font-name="Mono" fo:font-weight="bold" officeooo:rsid="0024527c" style:font-weight-asian="bold" style:font-weight-complex="bold"/>
    </style:style>
    <style:style style:name="T755" style:family="text">
      <style:text-properties fo:color="#2a6099" loext:opacity="100%" style:font-name="Mono" fo:font-weight="bold" officeooo:rsid="002586db" style:font-weight-asian="bold" style:font-weight-complex="bold"/>
    </style:style>
    <style:style style:name="T756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57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758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59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760" style:family="text">
      <style:text-properties fo:color="#2a6099" loext:opacity="100%" style:font-name="Liberation Serif" style:text-underline-style="none" officeooo:rsid="00eec086"/>
    </style:style>
    <style:style style:name="T761" style:family="text">
      <style:text-properties fo:color="#2a6099" loext:opacity="100%" style:font-name="Liberation Serif" style:text-underline-style="none" officeooo:rsid="00eec086" loext:padding="0cm" loext:border="none"/>
    </style:style>
    <style:style style:name="T762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63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764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65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66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67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68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69" style:family="text">
      <style:text-properties officeooo:rsid="00aa5c7a"/>
    </style:style>
    <style:style style:name="T770" style:family="text">
      <style:text-properties officeooo:rsid="002586db"/>
    </style:style>
    <style:style style:name="T771" style:family="text">
      <style:text-properties officeooo:rsid="00d9ffd9"/>
    </style:style>
    <style:style style:name="T772" style:family="text">
      <style:text-properties officeooo:rsid="00dca79c"/>
    </style:style>
    <style:style style:name="T773" style:family="text">
      <style:text-properties officeooo:rsid="00e82f1e"/>
    </style:style>
    <style:style style:name="T774" style:family="text">
      <style:text-properties officeooo:rsid="000a6eab" style:font-style-asian="normal" style:font-weight-asian="normal" style:font-style-complex="normal" style:font-weight-complex="normal"/>
    </style:style>
    <style:style style:name="T775" style:family="text">
      <style:text-properties officeooo:rsid="001807cc" style:font-style-asian="normal" style:font-style-complex="normal"/>
    </style:style>
    <style:style style:name="T776" style:family="text">
      <style:text-properties fo:color="#c586c0" loext:opacity="100%"/>
    </style:style>
    <style:style style:name="T777" style:family="text">
      <style:text-properties fo:color="#c586c0" loext:opacity="100%" style:font-name="Mono"/>
    </style:style>
    <style:style style:name="T778" style:family="text">
      <style:text-properties fo:color="#55308d" loext:opacity="100%" style:font-name="Mono" fo:font-weight="bold" style:font-weight-asian="bold" style:font-weight-complex="bold"/>
    </style:style>
    <style:style style:name="T779" style:family="text">
      <style:text-properties officeooo:rsid="00eec086"/>
    </style:style>
    <style:style style:name="T780" style:family="text">
      <style:text-properties fo:color="#34ff49" loext:opacity="100%"/>
    </style:style>
    <style:style style:name="T781" style:family="text">
      <style:text-properties fo:color="#34ff49" loext:opacity="100%" fo:font-size="12pt" fo:font-weight="normal"/>
    </style:style>
    <style:style style:name="T782" style:family="text">
      <style:text-properties fo:color="#34ff49" loext:opacity="100%" fo:font-size="12pt" fo:font-weight="normal" fo:background-color="#1e1e1e" loext:char-shading-value="0"/>
    </style:style>
    <style:style style:name="T783" style:family="text">
      <style:text-properties fo:color="#eeeeee" loext:opacity="100%" fo:font-size="12pt" fo:font-weight="normal"/>
    </style:style>
    <style:style style:name="T784" style:family="text">
      <style:text-properties officeooo:rsid="00fe6dd0"/>
    </style:style>
    <style:style style:name="T785" style:family="text">
      <style:text-properties officeooo:rsid="010b8816"/>
    </style:style>
    <style:style style:name="T786" style:family="text">
      <style:text-properties officeooo:rsid="010d63a9"/>
    </style:style>
    <style:style style:name="T787" style:family="text">
      <style:text-properties officeooo:rsid="011e8145"/>
    </style:style>
    <style:style style:name="T788" style:family="text">
      <style:text-properties officeooo:rsid="0122e836"/>
    </style:style>
    <style:style style:name="T789" style:family="text">
      <style:text-properties fo:color="#81d41a" loext:opacity="100%"/>
    </style:style>
    <style:style style:name="T790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91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92" style:family="text">
      <style:text-properties officeooo:rsid="0124b5ec"/>
    </style:style>
    <style:style style:name="T793" style:family="text">
      <style:text-properties officeooo:rsid="013133ab"/>
    </style:style>
    <style:style style:name="T794" style:family="text">
      <style:text-properties officeooo:rsid="0133fe1c"/>
    </style:style>
    <style:style style:name="T795" style:family="text">
      <style:text-properties officeooo:rsid="0139e4a8"/>
    </style:style>
    <style:style style:name="T796" style:family="text">
      <style:text-properties officeooo:rsid="0140ca4b"/>
    </style:style>
    <style:style style:name="T797" style:family="text">
      <style:text-properties officeooo:rsid="014a92d8"/>
    </style:style>
    <style:style style:name="T798" style:family="text">
      <style:text-properties fo:font-size="12pt"/>
    </style:style>
    <style:style style:name="T799" style:family="text">
      <style:text-properties fo:font-size="12pt" fo:font-weight="normal"/>
    </style:style>
    <style:style style:name="T800" style:family="text">
      <style:text-properties style:font-name="Liberation Serif"/>
    </style:style>
    <style:style style:name="T801" style:family="text">
      <style:text-properties style:font-name="Liberation Serif" fo:font-style="normal" style:font-style-asian="normal" style:font-style-complex="normal"/>
    </style:style>
    <style:style style:name="T802" style:family="text">
      <style:text-properties style:font-name="Liberation Serif" fo:font-style="normal" style:font-style-asian="normal" style:font-style-complex="normal" loext:padding="0cm" loext:border="none"/>
    </style:style>
    <style:style style:name="T803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804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805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806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807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80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09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810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811" style:family="text">
      <style:text-properties style:font-name="Liberation Serif" officeooo:rsid="00930a33"/>
    </style:style>
    <style:style style:name="T812" style:family="text">
      <style:text-properties style:font-name="Liberation Serif" fo:font-style="italic" style:font-style-asian="italic" style:font-style-complex="italic"/>
    </style:style>
    <style:style style:name="T813" style:family="text">
      <style:text-properties style:font-name="Liberation Serif" fo:background-color="#eeeeee" loext:char-shading-value="0"/>
    </style:style>
    <style:style style:name="T814" style:family="text">
      <style:text-properties style:font-name="Liberation Serif" officeooo:rsid="0060647b"/>
    </style:style>
    <style:style style:name="T815" style:family="text">
      <style:text-properties style:font-name="Liberation Serif" fo:font-weight="bold" style:font-weight-asian="bold" style:font-weight-complex="bold"/>
    </style:style>
    <style:style style:name="T816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17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18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19" style:family="text">
      <style:text-properties style:font-name="Liberation Serif" style:text-underline-style="none"/>
    </style:style>
    <style:style style:name="T820" style:family="text">
      <style:text-properties style:font-name="Liberation Serif" style:text-underline-style="none" officeooo:rsid="00e82f1e"/>
    </style:style>
    <style:style style:name="T821" style:family="text">
      <style:text-properties style:font-name="Liberation Serif" style:text-underline-style="none" loext:padding="0cm" loext:border="none"/>
    </style:style>
    <style:style style:name="T822" style:family="text">
      <style:text-properties style:font-name="Liberation Serif" officeooo:rsid="0124d726" loext:padding="0cm" loext:border="none"/>
    </style:style>
    <style:style style:name="T823" style:family="text">
      <style:text-properties style:font-name="Liberation Serif" loext:padding="0cm" loext:border="none"/>
    </style:style>
    <style:style style:name="T824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25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26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27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28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29" style:family="text">
      <style:text-properties style:font-name="Liberation Serif" officeooo:rsid="009b9c88" loext:padding="0cm" loext:border="none"/>
    </style:style>
    <style:style style:name="T830" style:family="text">
      <style:text-properties style:font-name="Liberation Serif" fo:background-color="transparent" loext:char-shading-value="0" loext:padding="0cm" loext:border="none"/>
    </style:style>
    <style:style style:name="T831" style:family="text">
      <style:text-properties style:font-name="Liberation Serif" officeooo:rsid="00a0c5f6" fo:background-color="transparent" loext:char-shading-value="0" loext:padding="0cm" loext:border="none"/>
    </style:style>
    <style:style style:name="T832" style:family="text">
      <style:text-properties style:font-name="Liberation Serif" officeooo:rsid="00a1c424" fo:background-color="transparent" loext:char-shading-value="0" loext:padding="0cm" loext:border="none"/>
    </style:style>
    <style:style style:name="T833" style:family="text">
      <style:text-properties style:font-name="Liberation Serif" officeooo:rsid="00a48c78" fo:background-color="transparent" loext:char-shading-value="0" loext:padding="0cm" loext:border="none"/>
    </style:style>
    <style:style style:name="T834" style:family="text">
      <style:text-properties style:font-name="Liberation Serif" officeooo:rsid="01471794" fo:background-color="transparent" loext:char-shading-value="0" loext:padding="0cm" loext:border="none"/>
    </style:style>
    <style:style style:name="T835" style:family="text">
      <style:text-properties style:font-name="Liberation Serif" officeooo:rsid="00a9d706" fo:background-color="transparent" loext:char-shading-value="0" loext:padding="0cm" loext:border="none"/>
    </style:style>
    <style:style style:name="T836" style:family="text">
      <style:text-properties style:font-name="Liberation Serif" officeooo:rsid="00bc3474" fo:background-color="transparent" loext:char-shading-value="0" loext:padding="0cm" loext:border="none"/>
    </style:style>
    <style:style style:name="T837" style:family="text">
      <style:text-properties style:font-name="Liberation Serif" officeooo:rsid="01429269" fo:background-color="transparent" loext:char-shading-value="0" loext:padding="0cm" loext:border="none"/>
    </style:style>
    <style:style style:name="T838" style:family="text">
      <style:text-properties style:font-name="Liberation Serif" officeooo:rsid="00c284d2" fo:background-color="transparent" loext:char-shading-value="0" loext:padding="0cm" loext:border="none"/>
    </style:style>
    <style:style style:name="T839" style:family="text">
      <style:text-properties style:font-name="Liberation Serif" officeooo:rsid="00c2ac06" fo:background-color="transparent" loext:char-shading-value="0" loext:padding="0cm" loext:border="none"/>
    </style:style>
    <style:style style:name="T840" style:family="text">
      <style:text-properties style:font-name="Liberation Serif" officeooo:rsid="00c38887" fo:background-color="transparent" loext:char-shading-value="0" loext:padding="0cm" loext:border="none"/>
    </style:style>
    <style:style style:name="T841" style:family="text">
      <style:text-properties style:font-name="Liberation Serif" officeooo:rsid="00fa9cce" fo:background-color="transparent" loext:char-shading-value="0" loext:padding="0cm" loext:border="none"/>
    </style:style>
    <style:style style:name="T842" style:family="text">
      <style:text-properties style:font-name="Liberation Serif" officeooo:rsid="00b6e02d" loext:padding="0cm" loext:border="none"/>
    </style:style>
    <style:style style:name="T843" style:family="text">
      <style:text-properties style:font-name="Liberation Serif" officeooo:rsid="00af9afb" loext:padding="0cm" loext:border="none"/>
    </style:style>
    <style:style style:name="T844" style:family="text">
      <style:text-properties style:font-name="Liberation Serif" officeooo:rsid="01275282" loext:padding="0cm" loext:border="none"/>
    </style:style>
    <style:style style:name="T845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46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47" style:family="text">
      <style:text-properties style:font-name="Liberation Serif" fo:font-size="14pt" fo:font-weight="normal" officeooo:rsid="017da37d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48" style:family="text">
      <style:text-properties style:font-name="Liberation Serif" officeooo:rsid="0151bf8a"/>
    </style:style>
    <style:style style:name="T849" style:family="text">
      <style:text-properties style:font-name="Mono"/>
    </style:style>
    <style:style style:name="T850" style:family="text">
      <style:text-properties style:font-name="Mono" fo:font-weight="bold" style:font-weight-asian="bold" style:font-weight-complex="bold"/>
    </style:style>
    <style:style style:name="T851" style:family="text">
      <style:text-properties style:font-name="Mono" fo:font-weight="bold" officeooo:rsid="00eec086" style:font-weight-asian="bold" style:font-weight-complex="bold"/>
    </style:style>
    <style:style style:name="T852" style:family="text">
      <style:text-properties style:font-name="Mono" style:text-underline-style="solid" style:text-underline-width="auto" style:text-underline-color="font-color"/>
    </style:style>
    <style:style style:name="T853" style:family="text">
      <style:text-properties style:font-name="Mono" style:text-underline-style="none"/>
    </style:style>
    <style:style style:name="T854" style:family="text">
      <style:text-properties style:font-name="Mono" fo:font-style="normal" style:font-style-asian="normal" style:font-style-complex="normal" loext:padding="0cm" loext:border="none"/>
    </style:style>
    <style:style style:name="T855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56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57" style:family="text">
      <style:text-properties style:font-name="Mono" officeooo:rsid="0060647b"/>
    </style:style>
    <style:style style:name="T858" style:family="text">
      <style:text-properties style:font-name="Mono" officeooo:rsid="00eec086"/>
    </style:style>
    <style:style style:name="T859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60" style:family="text">
      <style:text-properties style:font-name="Mono" fo:font-size="13pt" fo:background-color="#111111" loext:char-shading-value="0" style:font-size-asian="13pt" style:font-size-complex="13pt"/>
    </style:style>
    <style:style style:name="T861" style:family="text">
      <style:text-properties style:font-name="Mono" fo:font-size="12pt" fo:font-weight="normal" style:font-size-asian="12pt" style:font-size-complex="12pt" loext:padding="0cm" loext:border="none"/>
    </style:style>
    <style:style style:name="T862" style:family="text">
      <style:text-properties style:font-name="Mono" fo:font-size="12pt" style:font-size-asian="12pt" style:font-size-complex="12pt" loext:padding="0cm" loext:border="none"/>
    </style:style>
    <style:style style:name="T863" style:family="text">
      <style:text-properties style:font-name="Mono" fo:language="pt" fo:country="BR" officeooo:rsid="0163620d"/>
    </style:style>
    <style:style style:name="T864" style:family="text">
      <style:text-properties fo:color="#ff0000" loext:opacity="100%" style:font-name="Mono" fo:font-weight="bold" style:font-weight-asian="bold" style:font-weight-complex="bold"/>
    </style:style>
    <style:style style:name="T865" style:family="text">
      <style:text-properties officeooo:rsid="014c46d8"/>
    </style:style>
    <style:style style:name="T866" style:family="text">
      <style:text-properties officeooo:rsid="0152f43e"/>
    </style:style>
    <style:style style:name="T867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68" style:family="text">
      <style:text-properties fo:language="pt" fo:country="BR"/>
    </style:style>
    <style:style style:name="T869" style:family="text">
      <style:text-properties fo:language="pt" fo:country="BR" officeooo:rsid="0163620d"/>
    </style:style>
    <style:style style:name="T870" style:family="text">
      <style:text-properties fo:language="pt" fo:country="BR" officeooo:rsid="01651022"/>
    </style:style>
    <style:style style:name="T871" style:family="text">
      <style:text-properties officeooo:rsid="015ee76a"/>
    </style:style>
    <style:style style:name="T872" style:family="text">
      <style:text-properties officeooo:rsid="01616a45"/>
    </style:style>
    <style:style style:name="T873" style:family="text">
      <style:text-properties officeooo:rsid="01645f6a"/>
    </style:style>
    <style:style style:name="T874" style:family="text">
      <style:text-properties style:font-name="Liberation Sans" fo:language="pt" fo:country="BR"/>
    </style:style>
    <style:style style:name="T875" style:family="text">
      <style:text-properties style:font-name="Liberation Sans" fo:font-size="14pt" fo:language="pt" fo:country="BR" style:font-size-asian="14pt" style:font-size-complex="14pt"/>
    </style:style>
    <style:style style:name="T876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3">Módulo A</text:p>
      <text:p text:style-name="P214"/>
      <text:p text:style-name="P215"><text:tab/></text:p>
      <text:p text:style-name="P216">O Javascript é uma linguagem de scripts, por isso ele <text:span text:style-name="T631">roda diretamente no Client-Side</text:span>, executando seu código <text:span text:style-name="T631">diretamente no navegador</text:span>, <text:span text:style-name="T631">sem que precise ser compilado</text:span>. Assim, permit<text:span text:style-name="T797">e</text:span> que os computadores executem páginas web de forma mais interativa e dinâmica</text:p>
      <text:p text:style-name="P217"/>
      <text:p text:style-name="P257"><text:span text:style-name="T621">O nome </text:span><text:span text:style-name="T624">Javascript</text:span><text:span text:style-name="T621"> foi uma decisão de marketing, </text:span><text:span text:style-name="T623">fruto de uma</text:span><text:span text:style-name="T621"> parceria </text:span><text:span text:style-name="T623">entre a</text:span><text:span text:style-name="T621"> </text:span><text:span text:style-name="T624">Netscape</text:span><text:span text:style-name="T627">(proprietária da linguagem Livescript) </text:span><text:span text:style-name="T628">e a</text:span><text:span text:style-name="T625"> Sun Microsystem</text:span><text:span text:style-name="T626">s </text:span><text:span text:style-name="T625">(proprietária da linguagem</text:span><text:span text:style-name="T621"> </text:span><text:span text:style-name="T624">Java</text:span><text:span text:style-name="T621">, muito popular na época). </text:span><text:span text:style-name="T623">Após o fim dessa união, </text:span><text:span text:style-name="T180">esse nome</text:span><text:span text:style-name="T177"> </text:span><text:span text:style-name="T186">foi</text:span><text:span text:style-name="T177"> patenteado </text:span><text:span text:style-name="T186">pel</text:span><text:span text:style-name="T180">a empresa </text:span><text:span text:style-name="T338">Sun</text:span><text:span text:style-name="T177"> (atual </text:span><text:span text:style-name="T338">Oracle</text:span><text:span text:style-name="T177">). </text:span><text:span text:style-name="T186">Sendo assim, para conseguir um maior reconhecimento no mercado </text:span><text:span text:style-name="T187">(e </text:span><text:span text:style-name="T180">devido </text:span><text:span text:style-name="T187">também</text:span><text:span text:style-name="T180"> à sacanagem da </text:span><text:span text:style-name="T340">Microsoft</text:span><text:span text:style-name="T180"> de copiar descaradamente a linguagem, </text:span><text:span text:style-name="T187">ao lançar</text:span><text:span text:style-name="T180"> a linguagem Jscript</text:span><text:span text:style-name="T187">)</text:span><text:span text:style-name="T186">, </text:span><text:span text:style-name="T187">a Netscape entrou em contato com a ECMA – uma associação europeia dedicada à padronização dos sistemas de informação - e decidiu </text:span><text:span text:style-name="T177">definir um novo nome à linguagem utilizando a junção das palavras </text:span><text:span text:style-name="T338">ECMA</text:span><text:span text:style-name="T177"> e Javascript, surgindo então </text:span><text:span text:style-name="T181">a </text:span><text:span text:style-name="T187">versão padronizada do Javascript - o</text:span><text:span text:style-name="T177"> </text:span><text:span text:style-name="T338">ECMAScript</text:span><text:span text:style-name="T622">. </text:span><text:span text:style-name="T177">Portanto é </text:span><text:span text:style-name="T182">correto</text:span><text:span text:style-name="T177"> afirmar que o nome oficial d</text:span><text:span text:style-name="T187">o</text:span><text:span text:style-name="T177"> JavaScript é ECMAScript. </text:span><text:span text:style-name="T188">Após anos de </text:span><text:span text:style-name="T187">concorrência </text:span><text:span text:style-name="T188">desonesta</text:span><text:span text:style-name="T187"> da Microsoft, a </text:span><text:span text:style-name="T183"><text:s/>Netscape faliu mas um grupo de ex-funcionários </text:span><text:span text:style-name="T184">iniciou</text:span><text:span text:style-name="T183"> a </text:span><text:span text:style-name="T185">fundação</text:span><text:span text:style-name="T183"> </text:span><text:span text:style-name="T339">Mozilla</text:span><text:span text:style-name="T327">, </text:span><text:span text:style-name="T328">uma comunidade de software livre.</text:span></text:p>
      <text:p text:style-name="P218"/>
      <text:p text:style-name="P219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22"/>
      <text:p text:style-name="P89"><text:span text:style-name="T773">Principais t</text:span>ecnologias que usam Javascript:</text:p>
      <text:list xml:id="list1153605455" text:style-name="L1">
        <text:list-item>
          <text:p text:style-name="P279"><text:span text:style-name="T45">S</text:span><text:span text:style-name="T46">ervidores</text:span><text:span text:style-name="T53">: </text:span><text:span text:style-name="T144">Node.JS</text:span><text:span text:style-name="T53"> (é o </text:span><text:span text:style-name="T139">runtime-environment</text:span><text:span text:style-name="T53"> mais famoso, construído em JavaScript, baseado no motor/interpretador v8 do Google)</text:span></text:p>
        </text:list-item>
        <text:list-item>
          <text:p text:style-name="P294">Apps <text:span text:style-name="T570">Windows</text:span>: <text:span text:style-name="T637">Electron</text:span></text:p>
        </text:list-item>
        <text:list-item>
          <text:p text:style-name="P294">Apps <text:span text:style-name="T570">Smartphones</text:span>: PhoneGap, Xamarin, Ionic, <text:span text:style-name="T637">React</text:span></text:p>
        </text:list-item>
      </text:list>
      <text:p text:style-name="P36"/>
      <text:p text:style-name="P37">O propósito de criação do Javascript foi de fazer <text:span text:style-name="T564">interações na Web</text:span>, através do navegador. <text:span text:style-name="T685">Ele</text:span><text:span text:style-name="T688"> trabalha com o conceito de orientação a objetos, </text:span><text:span text:style-name="T687">manipulando-os </text:span><text:span text:style-name="T688">dentro do navegador, </text:span><text:span text:style-name="T638">n</text:span><text:span text:style-name="T639">ão acessando hardware ou OS</text:span><text:span text:style-name="T774">.</text:span></text:p>
      <text:p text:style-name="P43"/>
      <text:p text:style-name="P38">Quando não solicitamos um arquivo específico ao servidor, ele vai entregar o arquivo de índice do site, que se chama<text:span text:style-name="T579"> index.html. </text:span></text:p>
      <text:p text:style-name="P38"/>
      <text:p text:style-name="P225"><text:span text:style-name="Strong_20_Emphasis"><text:span text:style-name="T387">Linguagem estática:</text:span></text:span><text:span text:style-name="T558"> obriga a variável a ser de um tipo exclusivo de informação, exigindo </text:span><text:span text:style-name="T559">declarar o tipo ao criar a variável</text:span><text:span text:style-name="T558"> para reservar memória, mesmo que a variável ainda não tenha valor. É o caso do Java.</text:span></text:p>
      <text:p text:style-name="P258"><text:soft-page-break/><text:span text:style-name="Strong_20_Emphasis"><text:span text:style-name="T388">Linguagem dinâmica:</text:span></text:span><text:span text:style-name="T178"> não exige declarar o tipo da variável ao criá-la pois o tipo é inferido implicitamente e pode ser mudado ao longo do código, assim a memória só é alocada se a variável tiver um valor. É o caso do Javascript </text:span><text:span text:style-name="T179">ou PHP</text:span><text:span text:style-name="T178">.</text:span></text:p>
      <text:p text:style-name="P227"><text:span text:style-name="T55">Assim como o Java, o Javascript</text:span><text:span text:style-name="T54"> é uma linguagem </text:span><text:span text:style-name="T372">Case Sensitive</text:span><text:span text:style-name="T106">, </text:span><text:span text:style-name="T107">ou seja, </text:span><text:span text:style-name="T143">diferencia </text:span><text:span text:style-name="T140">letras maiúsculas </text:span><text:span text:style-name="T141">de</text:span><text:span text:style-name="T140"> minúsculas</text:span><text:span text:style-name="T54">. </text:span><text:span text:style-name="T55">É</text:span><text:span text:style-name="T54"> uma linguagem de </text:span><text:span text:style-name="T47">tipagem dinâmica e fraca</text:span><text:span text:style-name="T54">, o que permite grande flexibilidade e simplicidade ao custo de comprometer um pouco a clareza e manutenibilidade do código. </text:span></text:p>
      <text:p text:style-name="P35"><text:span text:style-name="Source_20_Text"><text:span text:style-name="T693">('</text:span></text:span><text:span text:style-name="Source_20_Text"><text:span text:style-name="T713">M</text:span></text:span><text:span text:style-name="Source_20_Text"><text:span text:style-name="T693">aria' == '</text:span></text:span><text:span text:style-name="Source_20_Text"><text:span text:style-name="T713">m</text:span></text:span><text:span text:style-name="Source_20_Text"><text:span text:style-name="T693">aria') </text:span></text:span><text:span text:style-name="Source_20_Text"><text:span text:style-name="T790">//</text:span></text:span><text:span text:style-name="Source_20_Text"><text:span text:style-name="T791">retorna</text:span></text:span><text:span text:style-name="Source_20_Text"><text:span text:style-name="T694"> </text:span></text:span><text:span text:style-name="Source_20_Text"><text:span text:style-name="T791">false</text:span></text:span></text:p>
      <text:p text:style-name="P256"><text:span text:style-name="T279">DevTools</text:span><text:span text:style-name="T178"> </text:span><text:span text:style-name="T189">(ferramentas do desenvolvedor)</text:span><text:span text:style-name="T178"> muito útil para quem desenvolve sites, </text:span><text:span text:style-name="T189">mas ela não mostra falhas no seu código HTML, apenas no código JavaScript. </text:span><text:span text:style-name="T178">No Google </text:span><text:span text:style-name="T189">C</text:span><text:span text:style-name="T178">hrome, vá em →</text:span><text:span text:style-name="T189"> </text:span><text:span text:style-name="T178">configurações → </text:span><text:span text:style-name="T189">m</text:span><text:span text:style-name="T178">ais ferramentas → ferramentas do desenvolvedor. </text:span><text:span text:style-name="T189">Ou utilize o </text:span><text:span text:style-name="T343">atalho</text:span><text:span text:style-name="T280"> </text:span><text:span text:style-name="T315">Control+Shift+I</text:span><text:span text:style-name="T329"> </text:span><text:span text:style-name="T330">ou tecle </text:span><text:span text:style-name="T316">F12</text:span><text:span text:style-name="T329">.</text:span></text:p>
      <text:p text:style-name="P87"><text:span text:style-name="T569">A</text:span><text:span text:style-name="T568">talho</text:span><text:span text:style-name="T589">: Control + L limpa a tela do terminal Node</text:span></text:p>
      <text:p text:style-name="P88"><text:span text:style-name="T650">Atalho</text:span><text:span text:style-name="T651">: Shift + Alt + F </text:span><text:span text:style-name="T652">faz</text:span><text:span text:style-name="T651"> Identação automática</text:span></text:p>
      <text:p text:style-name="P120"/>
      <text:p text:style-name="P211"><text:span text:style-name="T11">Comandos</text:span><text:span text:style-name="T1">:</text:span></text:p>
      <text:p text:style-name="P39"/>
      <text:p text:style-name="P228"><text:span text:style-name="T51">Os </text:span><text:span text:style-name="T128">scripts</text:span><text:span text:style-name="T51"> JS devem ser incluídos n</text:span><text:span text:style-name="T147">o</text:span><text:span text:style-name="T149"> </text:span><text:span text:style-name="T157">final</text:span><text:span text:style-name="T149"> do corpo</text:span><text:span text:style-name="T147"> </text:span><text:span text:style-name="T158">do documento</text:span><text:span text:style-name="T147"> HTML, posicionando a tag </text:span><text:span text:style-name="T386">&lt;script&gt;</text:span><text:span text:style-name="T147"> logo acima do fechamento da tag &lt;/body&gt; </text:span><text:span text:style-name="T148">por 2 motivos:</text:span></text:p>
      <text:list xml:id="list4044001849" text:style-name="L2">
        <text:list-item>
          <text:p text:style-name="P325"><text:span text:style-name="T332">não comprometer o carregamento inicial da página, </text:span><text:span text:style-name="T335">pois i</text:span><text:span text:style-name="T333">sso permite que o conteúdo já apareça para o usuário sem ter de esperar sua execução, passando a </text:span><text:span text:style-name="T334">percepção</text:span><text:span text:style-name="T333"> de um site mais rápido</text:span></text:p>
        </text:list-item>
        <text:list-item>
          <text:p text:style-name="P326"><text:span text:style-name="T332">p</text:span><text:span text:style-name="T331">ara que todos os elementos sejam carregados (inclusive aqueles que possam ser referenciados no script)</text:span></text:p>
        </text:list-item>
      </text:list>
      <text:p text:style-name="P40"/>
      <text:p text:style-name="P226"><text:span text:style-name="T52">D</text:span><text:span text:style-name="T110">entro de um HTML, </text:span><text:span text:style-name="T111">é </text:span><text:span text:style-name="T110">possível ter várias áreas </text:span><text:span text:style-name="T345">&lt;script&gt;</text:span><text:span text:style-name="T111">, </text:span><text:span text:style-name="T110">inclusive no </text:span><text:span text:style-name="T345">&lt;head&gt;</text:span></text:p>
      <text:p text:style-name="P41"/>
      <text:p text:style-name="P207"><text:span text:style-name="T32">window</text:span><text:span text:style-name="T475">.</text:span><text:span text:style-name="T476">alert</text:span><text:span text:style-name="T32">('Olá, Mundo!')</text:span></text:p>
      <text:p text:style-name="P151">window<text:span text:style-name="T710">.confirm</text:span>('Está gostando do site?')</text:p>
      <text:p text:style-name="P151">window<text:span text:style-name="T710">.</text:span><text:span text:style-name="T711">prom</text:span><text:span text:style-name="T710">pt</text:span>('Qual é o seu nome?')</text:p>
      <text:p text:style-name="P229"/>
      <text:list xml:id="list3250925259" text:style-name="L3">
        <text:list-item>
          <text:p text:style-name="P327"><text:span text:style-name="T522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80"><text:span text:style-name="T528">alert()</text:span><text:span text:style-name="T51"> é um método que </text:span><text:span text:style-name="T142">exibe uma mensagem</text:span><text:span text:style-name="T51"> no navegador por meio de uma janela popup. Além do texto, também é exibido um botão de confirmação para indicar que a pessoa realmente leu a mensagem.</text:span></text:p>
        </text:list-item>
        <text:list-item>
          <text:p text:style-name="P328"><text:span text:style-name="T524">confirm</text:span><text:span text:style-name="T522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328"><text:span text:style-name="T523">prompt</text:span><text:span text:style-name="T524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39"><text:soft-page-break/></text:p>
      <text:p text:style-name="P213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42"/>
      <text:p text:style-name="P185"><text:span text:style-name="T198">Para abrir o</text:span><text:span text:style-name="T278"> terminal do Node</text:span><text:span text:style-name="T198"> dentro do VSC</text:span><text:span text:style-name="T197">ode</text:span><text:span text:style-name="T198">, escolha a opção </text:span><text:span text:style-name="T337">novo terminal</text:span><text:span text:style-name="T342"> </text:span><text:span text:style-name="T198">na guia </text:span><text:span text:style-name="T337">Terminal</text:span><text:span text:style-name="T342"> </text:span><text:span text:style-name="T198">e depois digite </text:span><text:span text:style-name="T361">node</text:span><text:span text:style-name="T337">.</text:span></text:p>
      <text:p text:style-name="P45">No terminal, <text:span text:style-name="T728">use </text:span>o <text:span text:style-name="T728">operador</text:span> <text:span text:style-name="T753">typeof</text:span> <text:span text:style-name="T728">para </text:span><text:span text:style-name="T640">descobrir</text:span><text:span text:style-name="T631"> o tipo d</text:span><text:span text:style-name="T640">a</text:span><text:span text:style-name="T631"> variável</text:span>.</text:p>
      <text:p text:style-name="P154">Módulo B</text:p>
      <text:p text:style-name="P153"/>
      <text:p text:style-name="P83">No Javascript, <text:span text:style-name="T643">comentários</text:span> podem utilizar 2 tipos de simbologia e só funcionam dentro da tag <text:span text:style-name="T849">&lt;/script&gt;</text:span>: </text:p>
      <text:list xml:id="list3861515478" text:style-name="L4">
        <text:list-item>
          <text:p text:style-name="P315"><text:span text:style-name="T646">//</text:span><text:span text:style-name="T567"> </text:span><text:span text:style-name="T643">este é um comentário </text:span><text:span text:style-name="T644">em </text:span><text:span text:style-name="T643">uma única linha</text:span><text:tab/><text:span text:style-name="T594">ou...</text:span></text:p>
        </text:list-item>
        <text:list-item>
          <text:p text:style-name="P316"><text:span text:style-name="T645">/*</text:span> <text:span text:style-name="T642">este é um comentário</text:span></text:p>
          <text:p text:style-name="P317">de mais de uma linha<text:span text:style-name="T849">*</text:span>/</text:p>
        </text:list-item>
      </text:list>
      <text:p text:style-name="P82">No HTML, <text:span text:style-name="T646">&lt;!-- </text:span><text:span text:style-name="T643">comentário </text:span><text:span text:style-name="T646">--&gt;</text:span></text:p>
      <text:p text:style-name="P82">No CSS, <text:span text:style-name="T646">/* </text:span><text:span text:style-name="T643">comentário </text:span><text:span text:style-name="T646">*/</text:span></text:p>
      <text:p text:style-name="P152"/>
      <text:p text:style-name="P84">O símbolo de <text:span text:style-name="T570">atribuição</text:span> “recebe” é <text:span text:style-name="T771">um</text:span> sinal de igual <text:span text:style-name="T759">=</text:span></text:p>
      <text:p text:style-name="P84"/>
      <text:p text:style-name="P85">Existem 3 palavras reservadas para a declaração de variáveis:</text:p>
      <text:list xml:id="list751924946" text:style-name="L5">
        <text:list-item>
          <text:p text:style-name="P329"><text:span text:style-name="T530">var</text:span><text:span text:style-name="T191">: tem escopo </text:span><text:span text:style-name="T276">global </text:span><text:span text:style-name="T425">(opcional </text:span><text:span text:style-name="T192">pois a declaração sem </text:span><text:span text:style-name="T194">a palavra reservada </text:span><text:span text:style-name="Source_20_Text"><text:span text:style-name="T360">var</text:span></text:span><text:span text:style-name="Source_20_Text"><text:span text:style-name="T193"> </text:span></text:span><text:span text:style-name="T192">torna a variável global de forma </text:span><text:span text:style-name="T291">implícita</text:span><text:span text:style-name="T292">)</text:span></text:p>
        </text:list-item>
        <text:list-item>
          <text:p text:style-name="P281"><text:span text:style-name="T530">let</text:span><text:span text:style-name="T65">: tem escopo </text:span><text:span text:style-name="T37">local</text:span></text:p>
        </text:list-item>
        <text:list-item>
          <text:p text:style-name="P281"><text:span text:style-name="T531">const</text:span><text:span text:style-name="T65">: determina constantes, impede que o valor seja alterado após ser iniciado</text:span></text:p>
        </text:list-item>
      </text:list>
      <text:p text:style-name="P143"/>
      <text:p text:style-name="P86"><text:span text:style-name="T589">Existem 3 formas de </text:span><text:span text:style-name="T568">delimitar uma </text:span><text:span text:style-name="T577">string</text:span><text:span text:style-name="T589">:</text:span></text:p>
      <text:list xml:id="list3242594391" text:style-name="L6">
        <text:list-item>
          <text:p text:style-name="P295"><text:span text:style-name="T864">‘</text:span>aspas simples<text:span text:style-name="T864">’</text:span>,</text:p>
        </text:list-item>
        <text:list-item>
          <text:p text:style-name="P295"><text:span text:style-name="T864">“</text:span>aspas duplas<text:span text:style-name="T864">”</text:span></text:p>
        </text:list-item>
        <text:list-item>
          <text:p text:style-name="P282"><text:span text:style-name="T560">`</text:span><text:span text:style-name="T108">crases</text:span><text:span text:style-name="T560">`</text:span><text:span text:style-name="T108">: </text:span><text:span text:style-name="T109">necessárias quando declarar com </text:span><text:span text:style-name="T519">placeholder </text:span><text:span text:style-name="T538">${}</text:span></text:p>
        </text:list-item>
      </text:list>
      <text:p text:style-name="P90">No JavaScript não há diferença entre uma string criad<text:span text:style-name="T785">a</text:span> com aspas simples ou duplas pois não existe o tipo ‘char’.</text:p>
      <text:p text:style-name="P144"/>
      <text:p text:style-name="P46">N<text:span text:style-name="T865">a</text:span> <text:span text:style-name="T793">linguagem dinâmica </text:span>JS, <text:span text:style-name="T631">não é necessário declarar o tipo primitivo</text:span> da variável ao criá-la.</text:p>
      <text:p text:style-name="P46"/>
      <text:p text:style-name="P91">As variáveis são chamadas de identificadores:</text:p>
      <text:list xml:id="list317662671" text:style-name="L7">
        <text:list-item>
          <text:p text:style-name="P297"><text:span text:style-name="T634">Podem</text:span><text:span text:style-name="T589"> começar com </text:span><text:span text:style-name="T568">letra, $ ou _</text:span></text:p>
        </text:list-item>
        <text:list-item>
          <text:p text:style-name="P298"><text:span text:style-name="T632">Não</text:span><text:span text:style-name="T591"> podem começar com </text:span><text:span text:style-name="T566">números</text:span><text:span text:style-name="T591">, conter </text:span><text:span text:style-name="T566">espaços</text:span><text:span text:style-name="T591"> </text:span><text:span text:style-name="T775">ou</text:span><text:span text:style-name="T590"> </text:span><text:span text:style-name="T565">palavras</text:span><text:span text:style-name="T635"> </text:span><text:span text:style-name="T565">reservadas</text:span></text:p>
        </text:list-item>
        <text:list-item>
          <text:p text:style-name="P297"><text:span text:style-name="T592">É</text:span><text:span text:style-name="T589"> possível usar acentos </text:span><text:span text:style-name="T590">e</text:span><text:span text:style-name="T589"> símbolos. Exemplo: </text:span><text:span text:style-name="T593">á</text:span><text:span text:style-name="T589">, π, Σ…</text:span></text:p>
        </text:list-item>
        <text:list-item>
          <text:p text:style-name="P296"><text:span text:style-name="T771">São</text:span> <text:span text:style-name="T852">Case Sensitive</text:span>, <text:span text:style-name="T787">então </text:span>maiúsculas e minúsculas fazem diferença!</text:p>
        </text:list-item>
      </text:list>
      <text:p text:style-name="P92"/>
      <text:p text:style-name="P145"><text:span text:style-name="T600">No</text:span><text:span text:style-name="T598"> processo conhecido como </text:span><text:span text:style-name="T601">Hoisting</text:span><text:span text:style-name="T598">,</text:span><text:span text:style-name="T599"> </text:span><text:span text:style-name="T598">o motor J</text:span><text:span text:style-name="T600">S</text:span><text:span text:style-name="T598"> </text:span><text:span text:style-name="T602">move para o topo as variáveis</text:span><text:span text:style-name="T603"> </text:span><text:span text:style-name="T604">(</text:span><text:span text:style-name="T605">sejam elas </text:span><text:span text:style-name="T630">function</text:span><text:span text:style-name="T605">, </text:span><text:span text:style-name="T630">let</text:span><text:span text:style-name="T605">, </text:span><text:span text:style-name="T630">var</text:span><text:span text:style-name="T605">, </text:span><text:span text:style-name="T630">const</text:span><text:span text:style-name="T605"> ou </text:span><text:span text:style-name="T630">class</text:span><text:span text:style-name="T604">) </text:span><text:span text:style-name="T598">declaradas com a palavra-chave </text:span><text:span text:style-name="T629">let</text:span><text:span text:style-name="T598"> , mas não as inicializa como as variáveis declaradas com a palavra chave </text:span><text:span text:style-name="T629">var</text:span><text:span text:style-name="T598"> . </text:span></text:p>
      <text:p text:style-name="P135">Tipos de variáveis:</text:p>
      <text:p text:style-name="P46"/>
      <text:list xml:id="list1129327814" text:style-name="L8">
        <text:list-item>
          <text:p text:style-name="P318"><text:span text:style-name="T752">number</text:span><text:span text:style-name="T597">: o JS não diferencia tipo </text:span><text:span text:style-name="T607">inteiro</text:span><text:span text:style-name="T597"> do tipo </text:span><text:span text:style-name="T607">float</text:span><text:span text:style-name="T597">, considera ambas como </text:span><text:span text:style-name="T607">number</text:span><text:span text:style-name="T609">, </text:span><text:span text:style-name="T610">então </text:span><text:span text:style-name="T606">não existe</text:span><text:span text:style-name="T595"> o data type </text:span><text:span text:style-name="T606">float</text:span><text:span text:style-name="T595">!</text:span><text:span text:style-name="T596"> </text:span><text:span text:style-name="T595">O data type </text:span><text:span text:style-name="T608">number</text:span><text:span text:style-name="T595"> se divide em:</text:span></text:p>
        </text:list-item>
      </text:list>
      <text:p text:style-name="P170">Infinity<text:span text:style-name="T613"> </text:span><text:span text:style-name="T614">ou</text:span> NaN<text:span text:style-name="T613"> – Not a Number</text:span></text:p>
      <text:list xml:id="list85204963823464" text:continue-numbering="true" text:style-name="L8">
        <text:list-item>
          <text:p text:style-name="P345"><text:span text:style-name="T532">string:</text:span><text:span text:style-name="T201"> não existe o tipo char</text:span></text:p>
        </text:list-item>
        <text:list-item>
          <text:p text:style-name="P321">boolean</text:p>
        </text:list-item>
        <text:list-item>
          <text:p text:style-name="P322">null</text:p>
        </text:list-item>
        <text:list-item>
          <text:p text:style-name="P330"><text:span text:style-name="T532">undefined</text:span><text:span text:style-name="T201">: variável ainda se</text:span><text:span text:style-name="T202">m</text:span><text:span text:style-name="T195"> valor atribuído</text:span></text:p>
        </text:list-item>
        <text:list-item>
          <text:p text:style-name="P323">function</text:p>
        </text:list-item>
        <text:list-item>
          <text:p text:style-name="P324">object</text:p>
          <text:list>
            <text:list-item>
              <text:p text:style-name="P331"><text:span text:style-name="T532">null</text:span><text:span text:style-name="T199">: </text:span><text:span text:style-name="Source_20_Text"><text:span text:style-name="T273">representa uma informação vazia. Diferente de </text:span></text:span><text:span text:style-name="Emphasis"><text:span text:style-name="T357">undefined</text:span></text:span><text:span text:style-name="Source_20_Text"><text:span text:style-name="T273">, ele mostra que a variável foi </text:span></text:span><text:span text:style-name="Source_20_Text"><text:span text:style-name="T309">declarada mas com valor vazio</text:span></text:span><text:span text:style-name="Source_20_Text"><text:span text:style-name="T273">.</text:span></text:span><text:span text:style-name="Source_20_Text"><text:span text:style-name="T440"> </text:span></text:span><text:span text:style-name="Source_20_Text"><text:span text:style-name="T447">var e = </text:span></text:span><text:span text:style-name="Source_20_Text"><text:span text:style-name="T484">null</text:span></text:span><text:span text:style-name="Source_20_Text"><text:span text:style-name="T447">;</text:span></text:span></text:p>
            </text:list-item>
            <text:list-item>
              <text:p text:style-name="P332"><text:span text:style-name="T532">Array</text:span><text:span text:style-name="T191">: vetor<text:tab/></text:span><text:span text:style-name="Source_20_Text"><text:span text:style-name="T447">d = </text:span></text:span><text:span text:style-name="Source_20_Text"><text:span text:style-name="T481">[]</text:span></text:span><text:span text:style-name="Source_20_Text"><text:span text:style-name="T447">;</text:span></text:span></text:p>
            </text:list-item>
            <text:list-item>
              <text:p text:style-name="P332"><text:span text:style-name="T521">Elementos</text:span><text:span text:style-name="T191">: co</text:span><text:span text:style-name="T195">mo tags ou objetos</text:span><text:span text:style-name="T399"> <text:tab/></text:span><text:span text:style-name="Source_20_Text"><text:span text:style-name="T447">var c = </text:span></text:span><text:span text:style-name="Source_20_Text"><text:span text:style-name="T481">{}</text:span></text:span><text:span text:style-name="Source_20_Text"><text:span text:style-name="T447">;</text:span></text:span></text:p>
            </text:list-item>
          </text:list>
        </text:list-item>
      </text:list>
      <text:p text:style-name="P184"><text:span text:style-name="Source_20_Text"><text:span text:style-name="T250"/></text:span></text:p>
      <text:p text:style-name="P44"/>
      <text:p text:style-name="P44"/>
      <text:p text:style-name="P130">Operadores:</text:p>
      <text:p text:style-name="P47"/>
      <text:list xml:id="list2863385651" text:style-name="L9">
        <text:list-item>
          <text:p text:style-name="P346"><text:span text:style-name="T410">Aritmético</text:span><text:span text:style-name="T409">: </text:span></text:p>
          <text:p text:style-name="P320"/>
        </text:list-item>
      </text:list>
      <text:p text:style-name="P58">Ordem de <text:span text:style-name="T570">precedência</text:span> dos operadores:</text:p>
      <text:p text:style-name="P124"><draw:frame draw:style-name="fr3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4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xml:id="list1547312402" text:style-name="L10">
        <text:list-item>
          <text:p text:style-name="P299">Concatenação</text:p>
        </text:list-item>
        <text:list-item>
          <text:p text:style-name="P300">Aritméticos</text:p>
        </text:list-item>
        <text:list-item>
          <text:p text:style-name="P300">Relacionais</text:p>
        </text:list-item>
        <text:list-item>
          <text:p text:style-name="P300">Negação lógica</text:p>
        </text:list-item>
        <text:list-item>
          <text:p text:style-name="P300">Conjunção &amp;&amp;</text:p>
        </text:list-item>
        <text:list-item>
          <text:p text:style-name="P300">Disjunção ||</text:p>
        </text:list-item>
      </text:list>
      <text:p text:style-name="P76"/>
      <text:p text:style-name="P76"/>
      <text:p text:style-name="P239"><text:span text:style-name="T66">(</text:span><text:span text:style-name="T419">/</text:span><text:span text:style-name="T66">) </text:span><text:span text:style-name="T67">divisão: 9 / 2 = 4.5<text:tab/>→</text:span><text:span text:style-name="T68"> </text:span><text:span text:style-name="T67">o resultado </text:span><text:span text:style-name="T69">de uma divisão retorna</text:span><text:span text:style-name="T67"> </text:span><text:span text:style-name="T69">um</text:span><text:span text:style-name="T67"> </text:span><text:span text:style-name="T38">tipo </text:span><text:span text:style-name="T129">real</text:span><text:span text:style-name="T152">.</text:span></text:p>
      <text:p text:style-name="P240"><text:span text:style-name="T66">(</text:span><text:span text:style-name="T419">%</text:span><text:span text:style-name="T66">) </text:span><text:span text:style-name="T70">resto da divisão inteira: 5 % 2 = 1</text:span></text:p>
      <text:p text:style-name="P234"><text:span text:style-name="T66">(</text:span><text:span text:style-name="T419">**</text:span><text:span text:style-name="T66">) </text:span><text:span text:style-name="T70">potenciação: 5 ** 2 = 25</text:span></text:p>
      <text:p text:style-name="P235"><text:span text:style-name="T70">(</text:span><text:span text:style-name="T419">+</text:span><text:span text:style-name="T99">) O operador de </text:span><text:span text:style-name="T44">concatenação</text:span><text:span text:style-name="T99"> de strings </text:span><text:span text:style-name="T44">tem preferência</text:span><text:span text:style-name="T99"> sobre o operador de adição numérica. Exemplos:</text:span><text:span text:style-name="T448">[‘1’+1=11] [1+1+‘1’=‘21’] [‘1’+1+1=111]</text:span></text:p>
      <text:list xml:id="list2469435650" text:style-name="L11">
        <text:list-item>
          <text:p text:style-name="P333"><text:span text:style-name="T389">Atribuição</text:span><text:span text:style-name="T400">: </text:span></text:p>
        </text:list-item>
      </text:list>
      <text:list xml:id="list1270560786" text:style-name="L12">
        <text:list-header>
          <text:p text:style-name="P301"/>
        </text:list-header>
      </text:list>
      <text:p text:style-name="P51"><draw:frame draw:style-name="fr3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3"><text:span text:style-name="T570">Incremento</text:span> / <text:span text:style-name="T570">decremento</text:span>:</text:p>
      <text:list xml:id="list2543731325" text:style-name="L13">
        <text:list-item>
          <text:p text:style-name="P283"><text:span text:style-name="T71">pré-inc</text:span><text:span text:style-name="T103">r</text:span><text:span text:style-name="T71">emento: </text:span><text:span text:style-name="T364">++</text:span><text:span text:style-name="T365">n</text:span></text:p>
        </text:list-item>
        <text:list-item>
          <text:p text:style-name="P302">pré-decremento: <text:span text:style-name="T850">--n</text:span></text:p>
        </text:list-item>
        <text:list-item>
          <text:p text:style-name="P302">pós-incremento: <text:span text:style-name="T850">n++</text:span></text:p>
        </text:list-item>
        <text:list-item>
          <text:p text:style-name="P302">pós-decremento: <text:span text:style-name="T850">n--</text:span></text:p>
        </text:list-item>
      </text:list>
      <text:p text:style-name="P52"/>
      <text:p text:style-name="P52"/>
      <text:p text:style-name="P52"/>
      <text:p text:style-name="P52"/>
      <text:p text:style-name="P52"/>
      <text:list xml:id="list85204698525475" text:continue-list="list1270560786" text:style-name="L12">
        <text:list-item>
          <text:p text:style-name="P347"><text:span text:style-name="T410">Relacional</text:span><text:span text:style-name="T409">:</text:span></text:p>
        </text:list-item>
      </text:list>
      <text:p text:style-name="P54"><draw:frame draw:style-name="fr3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3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6"/>
      <text:p text:style-name="P121">Toda expressão que tenha operador <text:span text:style-name="T631">relacional</text:span> vai retornar um <text:span text:style-name="T631">valor booleano</text:span>.</text:p>
      <text:p text:style-name="P128"/>
      <text:p text:style-name="P128"/>
      <text:p text:style-name="P128"/>
      <text:list xml:id="list3344175761" text:style-name="L14">
        <text:list-item>
          <text:p text:style-name="P319">Lógico:</text:p>
        </text:list-item>
      </text:list>
      <text:p text:style-name="P51"><draw:frame draw:style-name="fr3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3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51"/>
      <text:p text:style-name="P51"/>
      <text:p text:style-name="P51"/>
      <text:p text:style-name="P51"/>
      <text:p text:style-name="P51"/>
      <text:p text:style-name="P55"/>
      <text:list xml:id="list180893210" text:style-name="L15">
        <text:list-item>
          <text:p text:style-name="P348"><text:span text:style-name="T410">Identidade</text:span><text:span text:style-name="T409">:</text:span></text:p>
        </text:list-item>
      </text:list>
      <text:p text:style-name="P77"><draw:frame draw:style-name="fr3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8"/>
      <text:p text:style-name="P241"><text:span text:style-name="T60">(</text:span><text:span text:style-name="T417">===</text:span><text:span text:style-name="T60">) </text:span><text:span text:style-name="T61">Também conhecido como operador de </text:span><text:span text:style-name="T150">igualdade</text:span><text:span text:style-name="T159"> restrit</text:span><text:span text:style-name="T160">o</text:span><text:span text:style-name="T61">, </text:span><text:span text:style-name="T60">ele </text:span><text:span text:style-name="T36">testa se o valor e o tipo das variáveis são iguais</text:span><text:span text:style-name="T60">, ou seja, idênticas. A</text:span><text:span text:style-name="T62">ssim como (</text:span><text:span text:style-name="T418">!==</text:span><text:span text:style-name="T62">) é o operador de </text:span><text:span text:style-name="T151">desigualdade</text:span><text:span text:style-name="T160"> restrito</text:span></text:p>
      <text:p text:style-name="P129"/>
      <text:p text:style-name="P79"/>
      <text:p text:style-name="P79"/>
      <text:list xml:id="list85205133298878" text:continue-list="list3344175761" text:style-name="L14">
        <text:list-item>
          <text:p text:style-name="P349"><text:span text:style-name="T410">Ternário</text:span><text:span text:style-name="T409">:</text:span></text:p>
        </text:list-item>
      </text:list>
      <text:p text:style-name="P158"><draw:frame draw:style-name="fr3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58"/>
      <text:p text:style-name="P158"><draw:frame draw:style-name="fr3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58"/>
      <text:p text:style-name="P158"/>
      <text:p text:style-name="P158"><draw:frame draw:style-name="fr3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58"/>
      <text:p text:style-name="P158"/>
      <text:p text:style-name="P57"/>
      <text:p text:style-name="P149">Falsy e Truthy:</text:p>
      <text:p text:style-name="P48"/>
      <text:p text:style-name="P2"><text:span text:style-name="T800">Além do </text:span><text:span text:style-name="Emphasis"><text:span text:style-name="T854">true</text:span></text:span><text:span text:style-name="Emphasis"><text:span text:style-name="T802"> </text:span></text:span><text:span text:style-name="T800">e do </text:span><text:span text:style-name="Emphasis"><text:span text:style-name="T854">false</text:span></text:span><text:span text:style-name="T800">, o JavaScript aceita outras informações que não são booleanos e os interpreta como se fosse </text:span><text:span text:style-name="Emphasis"><text:span text:style-name="T802">true </text:span></text:span><text:span text:style-name="T800">ou </text:span><text:span text:style-name="Emphasis"><text:span text:style-name="T802">false</text:span></text:span><text:span text:style-name="T800">. Esses casos </text:span><text:span text:style-name="T811">são </text:span><text:span text:style-name="T800">chama</text:span><text:span text:style-name="T811">dos</text:span><text:span text:style-name="T800"> de </text:span><text:span text:style-name="Emphasis"><text:span text:style-name="T854">truthy</text:span></text:span><text:span text:style-name="T800"> e </text:span><text:span text:style-name="Emphasis"><text:span text:style-name="T854">falsy</text:span></text:span><text:span text:style-name="T800">.</text:span></text:p>
      <text:p text:style-name="P193"><text:span text:style-name="T196">Um valor </text:span><text:span text:style-name="Emphasis"><text:span text:style-name="T277">Falsy</text:span></text:span><text:span text:style-name="Emphasis"><text:span text:style-name="T196"> </text:span></text:span><text:span text:style-name="T196">é algo que foi avaliado como </text:span><text:span text:style-name="Emphasis"><text:span text:style-name="T341">false</text:span></text:span><text:span text:style-name="T196">, no processo de coerção (conversão de tipos).</text:span></text:p>
      <text:p text:style-name="P49"/>
      <text:p text:style-name="P49"><draw:frame draw:style-name="fr3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811">U</text:span><text:span text:style-name="T800">m valor </text:span><text:span text:style-name="Emphasis"><text:span text:style-name="T808">Truthy</text:span></text:span><text:span text:style-name="Emphasis"><text:span text:style-name="T801"> </text:span></text:span><text:span text:style-name="T800">é algo que foi avaliado como </text:span><text:span text:style-name="Emphasis"><text:span text:style-name="T812">true</text:span></text:span><text:span text:style-name="T800">, no processo de coerção </text:span></text:p>
      <text:p text:style-name="P50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37"><text:span text:style-name="T371">A classe</text:span><text:span text:style-name="T175">O </text:span><text:span text:style-name="T176">objeto</text:span><text:span text:style-name="T72"> </text:span><text:span text:style-name="T434">Math</text:span><text:span text:style-name="T420">.</text:span><text:span text:style-name="T72"> possui vários métodos e atributos internos para operações Matemáticas. Veja alguns exemplos:</text:span></text:p>
      <text:p text:style-name="P75"><draw:frame draw:style-name="fr3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655">*</text:span><text:span text:style-name="T794">N</text:span>o arredondamento aritmético, quando estamos no <text:span text:style-name="T631">meio exato</text:span> (por exemplo: 0,5 ou 9,5), o método sempre arredondará para o númer<text:span text:style-name="T794">o</text:span> <text:span text:style-name="T570">par</text:span> mais próximo <text:span text:style-name="T794">(mesmo exemplo: 0 e 10).</text:span></text:p>
      <text:p text:style-name="P156">Módulo C</text:p>
      <text:p text:style-name="P155"/>
      <text:list xml:id="list660003091" text:style-name="L16">
        <text:list-item>
          <text:p text:style-name="P284"><text:span text:style-name="T73">No VSCode, instale a extensão </text:span><text:span text:style-name="T39">Node.JS Exec</text:span><text:span text:style-name="T73"> </text:span><text:span text:style-name="T74">da </text:span><text:span text:style-name="T163">Mirama</text:span><text:span text:style-name="T164">c</text:span><text:span text:style-name="T74">,</text:span><text:span text:style-name="T75"> </text:span><text:span text:style-name="T76">ela serve para executar arquivos </text:span><text:span text:style-name="T40">.js</text:span><text:span text:style-name="T76"> diretamente do VSCode, apertando </text:span><text:span text:style-name="T40">F8</text:span><text:span text:style-name="T76">.</text:span></text:p>
        </text:list-item>
        <text:list-item>
          <text:p text:style-name="P285"><text:span text:style-name="T76">Instale também </text:span><text:span text:style-name="T75">a extensão </text:span><text:span text:style-name="T41">Live Server</text:span><text:span text:style-name="T75"> da </text:span><text:span text:style-name="T163">Ritwick Dey</text:span><text:span text:style-name="T74">, </text:span><text:span text:style-name="T77">bem como</text:span><text:span text:style-name="T74"> sua </text:span><text:span text:style-name="T77">respectiva </text:span><text:span text:style-name="T74">extensão para o Google Chrome, </text:span><text:span text:style-name="T76">ela serve para exibição do seu código no navegador em </text:span><text:span text:style-name="T78">tempo real</text:span><text:span text:style-name="T76">. </text:span><text:span text:style-name="T78">P</text:span><text:span text:style-name="T79">ara executar o Live Server, abra</text:span><text:span text:style-name="T77"> VSCode → paleta de comandos (Control+Shift+P) e confirme a seguinte linha: </text:span><text:span text:style-name="T354">&gt;Live Server</text:span><text:span text:style-name="T77">. </text:span><text:span text:style-name="T80">Pronto! </text:span><text:span text:style-name="T104">A extensão abrirá</text:span><text:span text:style-name="T80"> uma nova guia no seu navegador com um </text:span><text:span text:style-name="T81">micro</text:span><text:span text:style-name="T76"> </text:span><text:span text:style-name="T80">servidor </text:span><text:span text:style-name="T76">operando a visualização do seu código.</text:span></text:p>
        </text:list-item>
      </text:list>
      <text:p text:style-name="P59"/>
      <text:p text:style-name="P60"><text:span text:style-name="T654">Depuração</text:span> significa executar o código passo a passo em uma ferramenta de depuração<text:span text:style-name="T784">(debugger)</text:span>, como o Visual Studio, para localizar o ponto exato em que você cometeu um erro de programação. No VSCode, para abrir a ferramenta de depuração, primeiro selecione um ponto de interru<text:span text:style-name="T692">p</text:span>ção e depois aperte <text:span text:style-name="T850">F5</text:span>.</text:p>
      <text:p text:style-name="P60"/>
      <text:p text:style-name="P61"><draw:frame draw:style-name="fr3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61"/>
      <text:p text:style-name="P61"/>
      <text:p text:style-name="P246"><text:span text:style-name="T374">D</text:span><text:span text:style-name="T373">OM</text:span><text:span text:style-name="T56"> – </text:span><text:span text:style-name="T35">Document Object Model</text:span><text:span text:style-name="T56"> é um </text:span><text:span text:style-name="T82">facilitador, um</text:span><text:span text:style-name="T56"> conjunto de objetos dentro do navegador que dá acesso aos componentes internos do web site. </text:span><text:span text:style-name="T83">E</text:span><text:span text:style-name="T56">stá presente quando roda JS dentro do navegador. </text:span><text:span text:style-name="T84">Em outras palavras, </text:span><text:span text:style-name="T135">é </text:span><text:span text:style-name="T138">como</text:span><text:span text:style-name="T135"> o JS se comunica com o HTML/CSS.</text:span></text:p>
      <text:p text:style-name="P62"/>
      <text:p text:style-name="P247"><text:span text:style-name="T373">Árvore</text:span><text:span text:style-name="T380"> </text:span><text:span text:style-name="T373">DOM</text:span><text:span text:style-name="T380"> </text:span><text:span text:style-name="T56">– começa da raiz, chamada de </text:span><text:span text:style-name="T162">window </text:span><text:span text:style-name="T56">(tudo dentro do Javascript está dentro desse objeto). Essa árvore é hierárquica, possuindo pais (</text:span><text:span text:style-name="T35">parents</text:span><text:span text:style-name="T56">) e filhos (</text:span><text:span text:style-name="T35">child</text:span><text:span text:style-name="T56">). </text:span><text:span text:style-name="T85">O</text:span><text:span text:style-name="T110"> objeto principal </text:span><text:span text:style-name="T112">é </text:span><text:span text:style-name="T48">.document </text:span></text:p>
      <text:p text:style-name="P63"/>
      <text:p text:style-name="P248"><text:span text:style-name="T373">Elemento</text:span><text:span text:style-name="T56"> é cada retângulo apresentado na figura ao lado.</text:span></text:p>
      <text:p text:style-name="P80"/>
      <text:p text:style-name="P80"/>
      <text:p text:style-name="P80"/>
      <text:p text:style-name="P224"><text:span text:style-name="T411">M</text:span><text:span text:style-name="T410">é</text:span><text:span text:style-name="T412">todos </text:span><text:span text:style-name="T414">para</text:span><text:span text:style-name="T413"> </text:span><text:span text:style-name="T384">acessar</text:span><text:span text:style-name="T412">/selecionar</text:span><text:span text:style-name="T409"> </text:span><text:span text:style-name="T410">elementos</text:span><text:span text:style-name="T409">:</text:span></text:p>
      <text:p text:style-name="P65"/>
      <text:list xml:id="list3227281047" text:style-name="L17">
        <text:list-item>
          <text:p text:style-name="P286"><text:span text:style-name="T86">por </text:span><text:span text:style-name="T42">Tag</text:span><text:span text:style-name="T86">: </text:span><text:span text:style-name="T355">getElement</text:span><text:span text:style-name="T435">s</text:span><text:span text:style-name="T367">ByTagName()</text:span></text:p>
        </text:list-item>
        <text:list-item>
          <text:p text:style-name="P287"><text:span text:style-name="T86">por </text:span><text:span text:style-name="T42">ID</text:span><text:span text:style-name="T86">: </text:span><text:span text:style-name="T355">getElement</text:span><text:span text:style-name="T367">By</text:span><text:span text:style-name="T368">Id</text:span><text:span text:style-name="T367">()</text:span></text:p>
        </text:list-item>
        <text:list-item>
          <text:p text:style-name="P287"><text:span text:style-name="T86">por </text:span><text:span text:style-name="T42">Nome</text:span><text:span text:style-name="T86">: </text:span><text:span text:style-name="T355">getElement</text:span><text:span text:style-name="T435">s</text:span><text:span text:style-name="T367">ByName()</text:span></text:p>
        </text:list-item>
        <text:list-item>
          <text:p text:style-name="P287"><text:span text:style-name="T86">por </text:span><text:span text:style-name="T42">Classe</text:span><text:span text:style-name="T86">: </text:span><text:span text:style-name="T355">getElement</text:span><text:span text:style-name="T435">s</text:span><text:span text:style-name="T367">By</text:span><text:span text:style-name="T368">ClassName</text:span><text:span text:style-name="T367">()</text:span></text:p>
        </text:list-item>
        <text:list-item>
          <text:p text:style-name="P287"><text:span text:style-name="T86">por </text:span><text:span text:style-name="T42">Seletor</text:span><text:span text:style-name="T86"> (CSS): </text:span><text:span text:style-name="T369">querySelector()</text:span><text:span text:style-name="T87"> ou sua versão no plural </text:span><text:span text:style-name="T356">querySelector</text:span><text:span text:style-name="T369">All</text:span><text:span text:style-name="T356">()</text:span></text:p>
        </text:list-item>
      </text:list>
      <text:p text:style-name="P64"/>
      <text:p text:style-name="P223"><text:span text:style-name="T410">Métodos para </text:span><text:span text:style-name="T383">pegar</text:span><text:span text:style-name="T415"> valores</text:span><text:span text:style-name="T416"> </text:span><text:span text:style-name="T410">de caixas de texto:</text:span></text:p>
      <text:p text:style-name="P123"/>
      <text:list xml:id="list4273985859" text:style-name="L18">
        <text:list-item>
          <text:p text:style-name="P303"><text:span text:style-name="T753">innerText</text:span>: <text:span text:style-name="T649">Usada como </text:span><text:span text:style-name="T653">um método </text:span><text:span text:style-name="T649">getter</text:span>, retorna de maneira aproximada o texto que o usuário obteria caso tivesse selecionado o conteúdo e copiado para a área de transferência. <text:line-break/></text:p>
        </text:list-item>
        <text:list-item>
          <text:p text:style-name="P304"><text:span text:style-name="T753">InnerHTML</text:span>: <text:span text:style-name="T682">essa propriedade </text:span><text:span text:style-name="T573">retorna o texto já </text:span><text:span text:style-name="T570">formatado</text:span> <text:span text:style-name="T682">pois </text:span>acompanha as <text:span text:style-name="T631">tags</text:span> HTML.<text:span text:style-name="T682">Exemplo:</text:span></text:p>
        </text:list-item>
      </text:list>
      <text:p text:style-name="P254"><text:span text:style-name="T470">res</text:span><text:span text:style-name="T471">ultado</text:span><text:span text:style-name="T477">.innerHTML</text:span><text:span text:style-name="T33"> = </text:span><text:span text:style-name="T473">`A soma entre </text:span><text:span text:style-name="T468">${</text:span><text:span text:style-name="T470">n1</text:span><text:span text:style-name="T468">}</text:span><text:span text:style-name="T473"> e </text:span><text:span text:style-name="T468">${</text:span><text:span text:style-name="T470">n2</text:span><text:span text:style-name="T468">}</text:span><text:span text:style-name="T473"> é </text:span><text:span text:style-name="T676">&lt;strong&gt;</text:span><text:span text:style-name="T663">${</text:span><text:span text:style-name="T669">s</text:span><text:span text:style-name="T663">}</text:span><text:span text:style-name="T676">&lt;/strong&gt;</text:span><text:span text:style-name="T473">`</text:span></text:p>
      <text:p text:style-name="P171"/>
      <text:p text:style-name="P171"/>
      <text:p text:style-name="P93"><text:span text:style-name="T786">Exemplo de </text:span><text:span text:style-name="T574">como i</text:span><text:span text:style-name="T570">mporta</text:span><text:span text:style-name="T574">r</text:span><text:span text:style-name="T570"> um arquivo </text:span><text:span text:style-name="T574">JS</text:span> para dentro de um arquivo HTML:<text:line-break/><text:tab/><text:span text:style-name="T698">&lt;</text:span><text:span text:style-name="T718">script</text:span><text:span text:style-name="T698"> language="javascript" </text:span><text:span text:style-name="T718">src</text:span><text:span text:style-name="T698">="pasta/funcoes.js"</text:span><text:span text:style-name="T718">&gt;</text:span></text:p>
      <text:p text:style-name="P93"/>
      <text:p text:style-name="P93"/>
      <text:p text:style-name="P93"/>
      <text:p text:style-name="P212"><text:span text:style-name="T30">E</text:span><text:span text:style-name="T29">ventos</text:span><text:span text:style-name="T31"> </text:span><text:span text:style-name="T28">DOM</text:span><text:span text:style-name="T29">:</text:span></text:p>
      <text:p text:style-name="P66">Nota: Consulte o exercício 006.html para mais informações</text:p>
      <text:p text:style-name="P67"/>
      <text:p text:style-name="P69"><draw:frame draw:style-name="fr3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49"><text:span text:style-name="T421">Evento</text:span><text:span text:style-name="T56"> é um bloco de função, que será executado quando uma determinada ação acontecer. É delimitado por chaves </text:span><text:span text:style-name="T363">{}</text:span><text:span text:style-name="T56"> </text:span><text:span text:style-name="T88">e não, necessariamente, executa automaticamente. Podem ser configurados tanto na parte HTML </text:span><text:span text:style-name="T352">&lt;body&gt;</text:span><text:span text:style-name="T88"> quanto na parte Javascript </text:span><text:span text:style-name="T352">&lt;script&gt;</text:span><text:span text:style-name="T88"> </text:span><text:span text:style-name="T89">através dos </text:span><text:span text:style-name="T161">Listeners</text:span><text:span text:style-name="T89">. </text:span><text:span text:style-name="T90">Em outras palavras, </text:span><text:span text:style-name="T88">Eventos</text:span><text:span text:style-name="T91"> são um conjunto de </text:span><text:span text:style-name="T136">ações</text:span><text:span text:style-name="T153">, </text:span><text:span text:style-name="T136">interações do usuário</text:span><text:span text:style-name="T91"> que são realizadas em um determinado </text:span><text:span text:style-name="T136">elemento</text:span><text:span text:style-name="T91"> da página web, seja ele um texto, uma imagem, ou uma </text:span><text:span text:style-name="T104">&lt;</text:span><text:span text:style-name="T91">div</text:span><text:span text:style-name="T104">&gt;</text:span><text:span text:style-name="T91">, por exemplo.</text:span></text:p>
      <text:p text:style-name="P278"><text:span text:style-name="T190">Esse </text:span><text:a xlink:type="simple" xlink:href="https://developer.mozilla.org/pt-BR/docs/Web/Events" text:style-name="Internet_20_link" text:visited-style-name="Visited_20_Internet_20_Link"><text:span text:style-name="T552">link</text:span></text:a><text:span text:style-name="T190"> leva à documentação oficial que descreve todos os </text:span><text:span text:style-name="T290">eventos</text:span><text:span text:style-name="T190"> disponíveis para Javascript. Veja alguns principais:</text:span></text:p>
      <text:p text:style-name="P67"/>
      <text:list xml:id="list1489814638" text:style-name="L19">
        <text:list-item>
          <text:p text:style-name="P305"><text:span text:style-name="T570">onClick</text:span>: apertar e soltar rapidamente</text:p>
        </text:list-item>
        <text:list-item>
          <text:p text:style-name="P306"><text:span text:style-name="T570">onMouseEnter</text:span>: clicar com o mouse</text:p>
        </text:list-item>
        <text:list-item>
          <text:p text:style-name="P306"><text:span text:style-name="T570">onMouseMove</text:span>: mover o mouse sobre o objeto</text:p>
        </text:list-item>
        <text:list-item>
          <text:p text:style-name="P306"><text:span text:style-name="T570">onMouseOver</text:span>: define ação quando o usuário passa o mouse sobre o elemento </text:p>
        </text:list-item>
        <text:list-item>
          <text:p text:style-name="P305"><text:span text:style-name="T570">onMouseOut</text:span>: define ação quando o usuário retira o mouse sobre o elemento </text:p>
        </text:list-item>
        <text:list-item>
          <text:p text:style-name="P306"><text:span text:style-name="T570">onMouseDown</text:span>: <text:span text:style-name="T660">segurar o click</text:span></text:p>
        </text:list-item>
        <text:list-item>
          <text:p text:style-name="P306"><text:span text:style-name="T570">onMouseUp</text:span>: soltar o click</text:p>
        </text:list-item>
        <text:list-item>
          <text:p text:style-name="P306"><text:span text:style-name="T570">onBlur</text:span>: remove o foco do elemento </text:p>
        </text:list-item>
        <text:list-item>
          <text:p text:style-name="P306"><text:span text:style-name="T570">onChange</text:span>: muda o valor do elemento </text:p>
        </text:list-item>
        <text:list-item>
          <text:p text:style-name="P306"><text:span text:style-name="T570">onFocus</text:span>: o elemento é focado</text:p>
        </text:list-item>
        <text:list-item>
          <text:p text:style-name="P306"><text:span text:style-name="T570">onKeyPress</text:span>: o usuário pressiona uma tecla sobre o elemento</text:p>
        </text:list-item>
        <text:list-item>
          <text:p text:style-name="P306"><text:span text:style-name="T570">onLoad</text:span>: carrega o elemento por completo </text:p>
        </text:list-item>
        <text:list-item>
          <text:p text:style-name="P306"><text:span text:style-name="T570">onSubmit</text:span>: define ação ao enviar um formulário</text:p>
        </text:list-item>
      </text:list>
      <text:p text:style-name="P67"/>
      <text:p text:style-name="P68">Existem 2 <text:span text:style-name="T570">maneiras de aplicar eventos</text:span> aos elementos HTML:</text:p>
      <text:p text:style-name="P68"/>
      <text:list xml:id="list3771772728" text:style-name="L20">
        <text:list-item>
          <text:p text:style-name="P307"><text:span text:style-name="T654">Inline</text:span>:</text:p>
        </text:list-item>
      </text:list>
      <text:p text:style-name="P5"><text:span text:style-name="Source_20_Text"><text:span text:style-name="T658">&lt;h1 </text:span></text:span><text:span text:style-name="Source_20_Text"><text:span text:style-name="T659">onclick</text:span></text:span><text:span text:style-name="Source_20_Text"><text:span text:style-name="T658">="this.innerHTML='Isso acontece quando usamos evento onClick!'"<text:tab/><text:tab/></text:span></text:span></text:p>
      <text:p text:style-name="Standard"><text:span text:style-name="Source_20_Text"><text:span text:style-name="T436">&gt;</text:span></text:span><text:span text:style-name="Source_20_Text"><text:span text:style-name="T459">Clique nesse link para testar o evento onClick!</text:span></text:span><text:span text:style-name="Source_20_Text"><text:span text:style-name="T436">&lt;/h1&gt;</text:span></text:span></text:p>
      <text:p text:style-name="P159"/>
      <text:list xml:id="list1891113391" text:style-name="L21">
        <text:list-item>
          <text:p text:style-name="P352"><text:span text:style-name="T422">Evento Externo:</text:span><text:span text:style-name="T43"> </text:span><text:span text:style-name="T92">usamos o </text:span><text:span text:style-name="T131">Listener</text:span><text:span text:style-name="T91">, </text:span><text:span text:style-name="T93">ou manipulador de eventos,</text:span><text:span text:style-name="T91"> é uma estrutura programada que “</text:span><text:span text:style-name="T165">ouve”</text:span><text:span text:style-name="T91"> eventos, os quais foram registrados para ele, </text:span><text:span text:style-name="T100">dessa forma</text:span><text:span text:style-name="T91"> uma parte do programa será acionada assim que um evento for realizado.<text:line-break/></text:span></text:p>
        </text:list-item>
      </text:list>
      <text:p text:style-name="P1"><text:span text:style-name="Source_20_Text"><text:span text:style-name="T656">addEventListener</text:span></text:span><text:span text:style-name="Source_20_Text"><text:span text:style-name="T813"> </text:span></text:span><text:span text:style-name="T800">é a maneira de registrar uma espera de evento, </text:span><text:span text:style-name="T814">esse método alternativo foi criado para não poluir o código HTML pois a descrição dos eventos estarão dentro da tag </text:span><text:span text:style-name="T857">&lt;script&gt;</text:span><text:span text:style-name="T814"> e não n</text:span><text:span text:style-name="T848">a</text:span><text:span text:style-name="T814"> </text:span><text:span text:style-name="T857">&lt;body&gt;</text:span><text:span text:style-name="T814">. Exemplo:<text:line-break/></text:span></text:p>
      <text:p text:style-name="P164"><text:span text:style-name="T661">&lt;</text:span><text:span text:style-name="T663">input</text:span> <text:span text:style-name="T669">type</text:span>=<text:span text:style-name="T676">"button"</text:span> <text:span text:style-name="T669">value</text:span>=<text:span text:style-name="T676">"somar"</text:span> <text:span text:style-name="T709">onclick</text:span> = <text:span text:style-name="T676">"</text:span><text:span text:style-name="T680">somar</text:span><text:span text:style-name="T676">()"</text:span><text:span text:style-name="T661">&gt;</text:span></text:p>
      <text:p text:style-name="P167">&lt;!--cria botão `somar` e evento nomeado `somar()`-→<text:tab/></text:p>
      <text:p text:style-name="P164"><text:span text:style-name="T661">&lt;</text:span><text:span text:style-name="T709">script</text:span><text:span text:style-name="T661">&gt;<text:tab/><text:tab/><text:tab/><text:tab/><text:tab/><text:tab/><text:tab/><text:tab/><text:tab/><text:tab/></text:span></text:p>
      <text:p text:style-name="P253"><text:span text:style-name="T666"><text:tab/>function</text:span><text:span text:style-name="T799"> </text:span><text:span text:style-name="T681">somar</text:span><text:span text:style-name="T799">() {<text:tab/><text:tab/><text:tab/><text:tab/><text:tab/><text:tab/><text:tab/></text:span></text:p>
      <text:p text:style-name="P165"><text:span text:style-name="T665"><text:tab/><text:tab/>var</text:span><text:span text:style-name="T798"> </text:span><text:span text:style-name="T671">s</text:span><text:span text:style-name="T798"> = </text:span><text:span text:style-name="T671">n1</text:span><text:span text:style-name="T798"> + </text:span><text:span text:style-name="T671">n2<text:tab/><text:tab/><text:tab/><text:tab/><text:tab/><text:tab/></text:span></text:p>
      <text:p text:style-name="P164"><text:tab/>}<text:tab/><text:tab/><text:tab/><text:tab/><text:tab/><text:tab/><text:tab/><text:tab/><text:tab/><text:tab/></text:p>
      <text:p text:style-name="P253"><text:span text:style-name="T662">&lt;/</text:span><text:span text:style-name="T712">script</text:span><text:span text:style-name="T662">&gt;<text:tab/><text:tab/><text:tab/><text:tab/><text:tab/><text:tab/><text:tab/><text:tab/><text:tab/><text:tab/></text:span></text:p>
      <text:p text:style-name="P141"/>
      <text:p text:style-name="P136"><draw:frame draw:style-name="fr3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683">Condições</text:span>:</text:p>
      <text:p text:style-name="P138"><draw:frame draw:style-name="fr3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38"/>
      <text:p text:style-name="P138"/>
      <text:p text:style-name="P138"/>
      <text:p text:style-name="P138"/>
      <text:p text:style-name="P138"/>
      <text:p text:style-name="P139"/>
      <text:p text:style-name="P138"/>
      <text:p text:style-name="P138"/>
      <text:p text:style-name="P138"/>
      <text:p text:style-name="P138"/>
      <text:p text:style-name="P138"/>
      <text:p text:style-name="P138"/>
      <text:p text:style-name="P138"><draw:frame draw:style-name="fr3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3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7">Repetições:</text:p>
      <text:p text:style-name="P138"/>
      <text:p text:style-name="P138"><draw:frame draw:style-name="fr3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3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3" draw:name="Figura18" text:anchor-type="paragraph" svg:x="12.021cm" svg:y="0.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38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6"/>
      <text:p text:style-name="P96"/>
      <text:p text:style-name="P96"/>
      <text:p text:style-name="P172"><text:span text:style-name="T203">A diferença </text:span><text:span text:style-name="T205">entre as</text:span><text:span text:style-name="T203"> estrutura</text:span><text:span text:style-name="T205">s</text:span><text:span text:style-name="T203"> de repetição </text:span><text:span text:style-name="T346">WHILE</text:span><text:span text:style-name="T203"> é que uma tem o teste lógico no início e a outra tem teste lógico no fim. </text:span><text:span text:style-name="T206">Usamos </text:span><text:span text:style-name="T348">DO</text:span><text:span text:style-name="T206">-</text:span><text:span text:style-name="T348">WHILE</text:span><text:span text:style-name="T206"> nos </text:span><text:span text:style-name="T203">casos em que é necessário executar o </text:span><text:span text:style-name="Emphasis"><text:span text:style-name="T347">while</text:span></text:span><text:span text:style-name="Emphasis"><text:span text:style-name="T204"> </text:span></text:span><text:span text:style-name="T203">pelo menos uma vez. </text:span></text:p>
      <text:p text:style-name="P96"/>
      <text:p text:style-name="P97">A<text:span text:style-name="T788">tenção para a</text:span> sintaxe da estrutura de repetição <text:span text:style-name="T849">FOR</text:span> <text:span text:style-name="T788">pois </text:span>é composta <text:span text:style-name="T788">de</text:span> 2 ponto-e-vírgula!</text:p>
      <text:p text:style-name="P97"/>
      <text:p text:style-name="P6"><text:span text:style-name="T800">Há ainda dois laços </text:span><text:span text:style-name="Emphasis"><text:span text:style-name="T855">FOR</text:span></text:span><text:span text:style-name="Emphasis"><text:span text:style-name="T809"> </text:span></text:span><text:span text:style-name="T815">especiais</text:span><text:span text:style-name="T800"> que permitem percorrer um vetor com maior facilidade. O </text:span><text:span text:style-name="T851">FOR</text:span><text:span text:style-name="Emphasis"><text:span text:style-name="T855">..</text:span></text:span><text:span text:style-name="Emphasis"><text:span text:style-name="T856">IN</text:span></text:span><text:span text:style-name="Emphasis"><text:span text:style-name="T802"> </text:span></text:span><text:span text:style-name="Emphasis"><text:span text:style-name="T803">e o </text:span></text:span><text:span text:style-name="Emphasis"><text:span text:style-name="T856">FOR..OF</text:span></text:span><text:span text:style-name="Emphasis"><text:span text:style-name="T803"> </text:span></text:span><text:span text:style-name="Emphasis"><text:span text:style-name="T804">(</text:span></text:span><text:span text:style-name="Emphasis"><text:span text:style-name="T805">melhor </text:span></text:span><text:span text:style-name="Emphasis"><text:span text:style-name="T804">explicado</text:span></text:span><text:span text:style-name="Emphasis"><text:span text:style-name="T806">s</text:span></text:span><text:span text:style-name="Emphasis"><text:span text:style-name="T804"> na seção de vetores) </text:span></text:span><text:span text:style-name="Emphasis"><text:span text:style-name="T807">ou a função forEach()</text:span></text:span></text:p>
      <text:p text:style-name="P6"><text:span text:style-name="Emphasis"><text:span text:style-name="T810"/></text:span></text:p>
      <text:p text:style-name="P6"><text:span text:style-name="Emphasis"><text:span text:style-name="T810"/></text:span></text:p>
      <text:p text:style-name="P6"><text:span text:style-name="Emphasis"><text:span text:style-name="T810"/></text:span></text:p>
      <text:p text:style-name="P131">Emojis:</text:p>
      <text:p text:style-name="P102"/>
      <text:p text:style-name="P102">Para inserir <text:span text:style-name="T579">emojis</text:span> no código <text:span text:style-name="T631">Javascript</text:span>, utilize a sintaxe: <text:span text:style-name="T588">\u{</text:span><text:span text:style-name="T647">código</text:span><text:span text:style-name="T588">}</text:span></text:p>
      <text:p text:style-name="P102">Exemplo:<text:tab/><text:span text:style-name="T849">\u{1F603}</text:span></text:p>
      <text:p text:style-name="P134">Vetor<text:span text:style-name="T871">es</text:span>:</text:p>
      <text:p text:style-name="P98"/>
      <text:p text:style-name="P198"><text:span text:style-name="Strong_20_Emphasis"><text:span text:style-name="T207">Array</text:span></text:span><text:span text:style-name="Strong_20_Emphasis"><text:span text:style-name="T209">s</text:span></text:span><text:span text:style-name="Strong_20_Emphasis"><text:span text:style-name="T207"> </text:span></text:span><text:span text:style-name="T207">são usados para armazenar vários valores em uma única variáv</text:span><text:span text:style-name="T210">el</text:span><text:span text:style-name="T281">, </text:span><text:span text:style-name="T211">eles</text:span><text:span text:style-name="T282"> </text:span><text:span text:style-name="T211">são</text:span><text:span text:style-name="T207"> </text:span><text:span text:style-name="T211">considerados </text:span><text:span text:style-name="T207">tipos especiais de </text:span><text:span text:style-name="T310">objetos</text:span><text:span text:style-name="T207">. </text:span><text:span text:style-name="T212">Seu primeiro índice é zero (0).</text:span></text:p>
      <text:p text:style-name="P238"><text:span text:style-name="T114">No JavaScript,</text:span><text:span text:style-name="T49"> </text:span><text:span text:style-name="T116">como </text:span><text:span text:style-name="T114">os</text:span><text:span text:style-name="T113"> </text:span><text:span text:style-name="T115">v</text:span><text:span text:style-name="T114">etores </text:span><text:span text:style-name="T116">são </text:span><text:span text:style-name="T117">da mesma classe dos </text:span><text:span text:style-name="T116">objetos </text:span><text:span text:style-name="T117">pois vieram da mesma origem</text:span><text:span text:style-name="T116">, eles</text:span><text:span text:style-name="T114"> são</text:span><text:span text:style-name="T49"> </text:span><text:span text:style-name="T385">heterogêneos</text:span><text:span text:style-name="T114">, isto é, podem guardar valores de tipos diferentes, </text:span><text:span text:style-name="T115">s</text:span><text:span text:style-name="T114">endo assim,</text:span><text:span text:style-name="T113"> </text:span><text:span text:style-name="T115">é possível</text:span><text:span text:style-name="T50"> </text:span><text:span text:style-name="T113">ter variáveis de diferentes tipos no mesmo </text:span><text:span text:style-name="T118">a</text:span><text:span text:style-name="T113">rray! </text:span><text:span text:style-name="T119">Sejam eles </text:span><text:span text:style-name="T114">o</text:span><text:span text:style-name="T113">bjetos, funções </text:span><text:span text:style-name="T119">ou até mesm</text:span><text:span text:style-name="T113">o </text:span><text:span text:style-name="T118">outro array.</text:span><text:span text:style-name="T113"> Porém, </text:span><text:span text:style-name="T146">uma boa prática é construir vetores de um único tipo de dado</text:span><text:span text:style-name="T113">. </text:span><text:span text:style-name="T118">Veja um exemplo de um vetor com diferentes tipos de dados:</text:span></text:p>
      <text:p text:style-name="P209"><text:span text:style-name="Source_20_Text"><text:span text:style-name="T449">let vetor = </text:span></text:span><text:span text:style-name="Source_20_Text"><text:span text:style-name="T482">[</text:span></text:span><text:span text:style-name="Source_20_Text"><text:span text:style-name="T449">1,2,3,'a','b','c',true,false</text:span></text:span><text:span text:style-name="Source_20_Text"><text:span text:style-name="T482">]</text:span></text:span><text:span text:style-name="Source_20_Text"><text:span text:style-name="T449">;</text:span></text:span></text:p>
      <text:p text:style-name="P341"/>
      <text:p text:style-name="P351"><text:span text:style-name="Source_20_Text"><text:span text:style-name="T397">Diferença entre </text:span></text:span><text:span text:style-name="Source_20_Text"><text:span text:style-name="T398">Vetor</text:span></text:span><text:span text:style-name="Source_20_Text"><text:span text:style-name="T397"> e </text:span></text:span><text:span text:style-name="Source_20_Text"><text:span text:style-name="T398">Lista</text:span></text:span><text:span text:style-name="Source_20_Text"><text:span text:style-name="T397">:</text:span></text:span></text:p>
      <text:p text:style-name="P350"><text:span text:style-name="Source_20_Text"><text:span text:style-name="T875">Um </text:span></text:span><text:span text:style-name="Source_20_Text"><text:span text:style-name="T876">vetor</text:span></text:span><text:span text:style-name="Source_20_Text"><text:span text:style-name="T875">, ao ser criado, já tem o tamanho pré-determinado na criação, não podendo mais ser alterado. Uma </text:span></text:span><text:span text:style-name="Source_20_Text"><text:span text:style-name="T876">lista</text:span></text:span><text:span text:style-name="Source_20_Text"><text:span text:style-name="T875"> possui um tamanho dinâmico, na medida que elementos forem sendo incluídos ou removidos </text:span></text:span></text:p>
      <text:h text:style-name="P150" text:outline-level="3">Diferença entre Arrays e Objetos:</text:h>
      <text:p text:style-name="P101">Muitas linguagens de programação suportam arrays com <text:span text:style-name="T649">índices nomeados,</text:span> chamados <text:span text:style-name="T772">de</text:span> arrays associativas (ou hashes). <text:span text:style-name="T772">Porém, </text:span><text:span text:style-name="T641">o</text:span><text:span text:style-name="T631"> JavaScript </text:span><text:span text:style-name="T633">não</text:span><text:span text:style-name="T631"> suporta arrays com índices nomeados </text:span><text:span text:style-name="T641">(associativos)</text:span>, <text:span text:style-name="T572">usando sempre índices numerados.<text:line-break/></text:span><text:span text:style-name="T871">Enquanto que </text:span>os <text:span text:style-name="T631">objetos usam índices nomeados.</text:span></text:p>
      <text:p text:style-name="P353"><draw:frame draw:style-name="fr2" draw:name="Figura24" text:anchor-type="as-char" svg:width="17.494cm" svg:height="9.749cm" draw:z-index="23"><draw:image xlink:href="Pictures/10000000000002F7000001A7B80D4D1E789BD1B2.jpg" xlink:type="simple" xlink:show="embed" xlink:actuate="onLoad" draw:mime-type="image/jpeg"/></draw:frame></text:p>
      <text:h text:style-name="P127" text:outline-level="2"><text:span text:style-name="T580">Manipulando </text:span><text:span text:style-name="T578">Vetores:</text:span> </text:h>
      <text:p text:style-name="P126"/>
      <text:p text:style-name="P99">Para adicionar um elemento ao final do vetor, faça: </text:p>
      <text:p text:style-name="P8"><text:span text:style-name="Source_20_Text"><text:span text:style-name="T695">vetor</text:span></text:span><text:span text:style-name="Source_20_Text"><text:span text:style-name="T714">.push(</text:span></text:span><text:span text:style-name="Source_20_Text"><text:span text:style-name="T695">novo_elemento</text:span></text:span><text:span text:style-name="Source_20_Text"><text:span text:style-name="T714">)</text:span></text:span><text:span text:style-name="Source_20_Text"><text:span text:style-name="T695">;</text:span></text:span></text:p>
      <text:p text:style-name="P99"/>
      <text:p text:style-name="P99">Para remover do final: </text:p>
      <text:p text:style-name="P8"><text:span text:style-name="Source_20_Text"><text:span text:style-name="T695">vetor</text:span></text:span><text:span text:style-name="Source_20_Text"><text:span text:style-name="T714">.pop()</text:span></text:span></text:p>
      <text:p text:style-name="P7"><text:span text:style-name="Source_20_Text"><text:span text:style-name="T249"/></text:span></text:p>
      <text:p text:style-name="P99">Para adicionar ao começo: </text:p>
      <text:p text:style-name="P8"><text:span text:style-name="Source_20_Text"><text:span text:style-name="T695">vetor</text:span></text:span><text:span text:style-name="Source_20_Text"><text:span text:style-name="T714">.unshift(</text:span></text:span><text:span text:style-name="Source_20_Text"><text:span text:style-name="T695">novo_elemento</text:span></text:span><text:span text:style-name="Source_20_Text"><text:span text:style-name="T714">)</text:span></text:span></text:p>
      <text:p text:style-name="P168"/>
      <text:p text:style-name="P99">Para remover do começo:</text:p>
      <text:p text:style-name="P8"><text:span text:style-name="Source_20_Text"><text:span text:style-name="T695">vetor</text:span></text:span><text:span text:style-name="Source_20_Text"><text:span text:style-name="T714">.shift()</text:span></text:span></text:p>
      <text:p text:style-name="P99"/>
      <text:p text:style-name="P104">Para ordenar de forma crescente:</text:p>
      <text:p text:style-name="P14"><text:span text:style-name="Source_20_Text"><text:span text:style-name="T695">vetor</text:span></text:span><text:span text:style-name="Source_20_Text"><text:span text:style-name="T714">.sort()</text:span></text:span></text:p>
      <text:p text:style-name="P104"/>
      <text:p text:style-name="P104">Para identificar o tamanho do vetor, use o <text:span text:style-name="T753">.length</text:span> – sem parênteses pois não é um método e sim um <text:span text:style-name="T570">atributo: </text:span></text:p>
      <text:p text:style-name="P14"><text:span text:style-name="Source_20_Text"><text:span text:style-name="T695">vetor</text:span></text:span><text:span text:style-name="Source_20_Text"><text:span text:style-name="T714">.</text:span></text:span><text:span text:style-name="Source_20_Text"><text:span text:style-name="T715">length</text:span></text:span></text:p>
      <text:p text:style-name="P100"/>
      <text:p text:style-name="P7"><text:span text:style-name="T819">Consulte </text:span><text:span text:style-name="T820">todos os</text:span><text:span text:style-name="T819"> comandos </text:span><text:a xlink:type="simple" xlink:href="https://developer.mozilla.org/pt-BR/docs/Web/JavaScript/Reference/Global_Objects/Array" text:style-name="Internet_20_link" text:visited-style-name="Visited_20_Internet_20_Link"><text:span text:style-name="T729">nesse link</text:span></text:a><text:span text:style-name="T819">.</text:span></text:p>
      <text:p text:style-name="P99"/>
      <text:p text:style-name="P146">Percorrendo vetores usando a iteração <text:span text:style-name="T858">FOR</text:span><text:span text:style-name="T779">..</text:span><text:span text:style-name="T858">IN</text:span><text:span text:style-name="T779">:</text:span></text:p>
      <text:p text:style-name="P146"/>
      <text:p text:style-name="P160"><text:span text:style-name="T776">for</text:span> (<text:span text:style-name="T663">let</text:span> <text:span text:style-name="T709">posição</text:span> <text:span text:style-name="T663">in</text:span> <text:span text:style-name="T709">vetor</text:span>) {                                         <text:tab/></text:p>
      <text:p text:style-name="P251"><text:span text:style-name="T23">    </text:span><text:span text:style-name="T469">console</text:span><text:span text:style-name="T23">.</text:span><text:span text:style-name="T551">log</text:span><text:span text:style-name="T23">(</text:span><text:span text:style-name="T472">`A posição </text:span><text:span text:style-name="T467">${</text:span><text:span text:style-name="T474">posição</text:span><text:span text:style-name="T467">}</text:span><text:span text:style-name="T472"> tem o valor </text:span><text:span text:style-name="T467">${</text:span><text:span text:style-name="T474">vetor</text:span><text:span text:style-name="T23">[</text:span><text:span text:style-name="T474">posição</text:span><text:span text:style-name="T23">]</text:span><text:span text:style-name="T467">}</text:span><text:span text:style-name="T472">`</text:span><text:span text:style-name="T23">)}</text:span></text:p>
      <text:p text:style-name="P163"/>
      <text:p text:style-name="P147">Diferença entre <text:span text:style-name="T853">FOR</text:span><text:span text:style-name="T649"> </text:span><text:span text:style-name="T853">IN</text:span><text:span text:style-name="T649"> e </text:span><text:span text:style-name="T853">FOR</text:span><text:span text:style-name="T649"> </text:span><text:span text:style-name="T853">OF</text:span><text:span text:style-name="T649">:</text:span></text:p>
      <text:p text:style-name="P105"/>
      <text:p text:style-name="P142"><text:span text:style-name="T611">A diferença principal é que enquanto o </text:span><text:span text:style-name="T760">for..in</text:span><text:span text:style-name="T615"> </text:span><text:span text:style-name="T616">itera</text:span><text:span text:style-name="T611"> sobre </text:span><text:span text:style-name="T612">a </text:span><text:span text:style-name="T618">chave</text:span><text:span text:style-name="T612"> do objeto, ou seja, </text:span><text:span text:style-name="T611">o </text:span><text:span text:style-name="Emphasis"><text:span text:style-name="T619">nome</text:span></text:span><text:span text:style-name="Emphasis"><text:span text:style-name="T620"> </text:span></text:span><text:span text:style-name="T611">das propriedades do objeto, o </text:span><text:span text:style-name="Source_20_Text"><text:span text:style-name="T761">for..of</text:span></text:span><text:span text:style-name="Source_20_Text"><text:span text:style-name="T617"> </text:span></text:span><text:span text:style-name="T616">itera</text:span><text:span text:style-name="T611"> sobre o </text:span><text:span text:style-name="Emphasis"><text:span text:style-name="T619">valor</text:span></text:span><text:span text:style-name="Emphasis"><text:span text:style-name="T620"> </text:span></text:span><text:span text:style-name="T611">dessas propriedades.</text:span></text:p>
      <text:p text:style-name="P105"/>
      <text:p text:style-name="P162"><text:span text:style-name="T664">var</text:span><text:span text:style-name="T684"> </text:span><text:span text:style-name="T670">arr</text:span><text:span text:style-name="T684"> = [</text:span><text:span text:style-name="T677">"gato"</text:span><text:span text:style-name="T684">, </text:span><text:span text:style-name="T677">"cachorro"</text:span><text:span text:style-name="T684">, </text:span><text:span text:style-name="T677">"macaco"</text:span><text:span text:style-name="T684">];<text:tab/><text:tab/><text:tab/><text:tab/></text:span></text:p>
      <text:p text:style-name="P252"><text:span text:style-name="T709">for </text:span>(<text:span text:style-name="T663">var</text:span> <text:span text:style-name="T669">i</text:span> <text:span text:style-name="T709">in</text:span> <text:span text:style-name="T669">arr</text:span>) { <text:span text:style-name="T780"><text:tab/><text:tab/><text:tab/><text:tab/><text:tab/><text:tab/><text:tab/><text:tab/></text:span></text:p>
      <text:p text:style-name="P250">    <text:span text:style-name="T672">console</text:span><text:span text:style-name="T799">.</text:span><text:span text:style-name="T783">log</text:span><text:span text:style-name="T799">(</text:span><text:span text:style-name="T672">i</text:span><text:span text:style-name="T799">); </text:span><text:span text:style-name="T781">// Imprime "0", "1", "2"<text:tab/><text:tab/><text:tab/><text:tab/></text:span></text:p>
      <text:p text:style-name="P242"><text:span text:style-name="T689">}</text:span><text:span text:style-name="T782">__________________________________________________________<text:tab/></text:span></text:p>
      <text:p text:style-name="P252"><text:span text:style-name="T709">for </text:span>(<text:span text:style-name="T663">var</text:span> <text:span text:style-name="T669">i</text:span> <text:span text:style-name="T709">of</text:span> <text:span text:style-name="T669">arr</text:span>) { <text:span text:style-name="T780"><text:tab/><text:tab/><text:tab/><text:tab/><text:tab/><text:tab/><text:tab/><text:tab/></text:span></text:p>
      <text:p text:style-name="P250">    <text:span text:style-name="T672">console</text:span><text:span text:style-name="T783">.log</text:span><text:span text:style-name="T799">(</text:span><text:span text:style-name="T672">i</text:span><text:span text:style-name="T799">); </text:span><text:span text:style-name="T781">// Imprime "gato", "cachorro", "macaco"<text:tab/></text:span></text:p>
      <text:p text:style-name="P252">}<text:tab/><text:tab/><text:tab/><text:tab/><text:tab/><text:tab/><text:tab/><text:tab/><text:tab/><text:tab/><text:tab/></text:p>
      <text:p text:style-name="P148">Buscando valores dentro de um vetor:</text:p>
      <text:p text:style-name="P106"/>
      <text:p text:style-name="P105">Para isso, use o método <text:span text:style-name="T753">.index</text:span><text:span text:style-name="T778">O</text:span><text:span text:style-name="T753">f()</text:span>, ele <text:span text:style-name="T866">procura a posição/índice do valor e retorna</text:span> o <text:span text:style-name="T866">valor</text:span> da <text:span text:style-name="T570">chave</text:span> do elemento.<text:line-break/><text:span text:style-name="T570">Atenção</text:span>: se o elemento não for encontrado, esse método retornará o <text:span text:style-name="T570">valor </text:span><text:span text:style-name="T579">-1</text:span>. Exemplo:</text:p>
      <text:p text:style-name="P161"><text:span text:style-name="T777">if</text:span><text:span text:style-name="T849"> (</text:span><text:span text:style-name="T673">vetor</text:span><text:span text:style-name="T717">.indexOf(</text:span><text:span text:style-name="T673">num</text:span><text:span text:style-name="T849">.</text:span><text:span text:style-name="T673">value</text:span><text:span text:style-name="T717">)</text:span><text:span text:style-name="T849"> == </text:span><text:span text:style-name="T717">-1</text:span><text:span text:style-name="T849">) {</text:span> <text:span text:style-name="T789">//verifica se não existe número repetido</text:span></text:p>
      <text:p text:style-name="P105"/>
      <text:p text:style-name="P103"/>
      <text:p text:style-name="P132">Funç<text:span text:style-name="T871">ões</text:span>:</text:p>
      <text:p text:style-name="P95"/>
      <text:p text:style-name="P183"><text:span text:style-name="T213">Funções são ações executadas assim que são </text:span><text:span text:style-name="T293">chamadas</text:span><text:span text:style-name="T213"> ou em decorrência de algum </text:span><text:span text:style-name="T293">evento</text:span><text:span text:style-name="T322">. </text:span><text:span text:style-name="T323">P</text:span><text:span text:style-name="T213">ara criá-las, usamos</text:span><text:span text:style-name="T207"> </text:span><text:span text:style-name="T215">a palavra reservada </text:span><text:span text:style-name="Source_20_Text"><text:span text:style-name="T539">function</text:span></text:span><text:span text:style-name="Source_20_Text"><text:span text:style-name="T217"> </text:span></text:span><text:span text:style-name="Source_20_Text"><text:span text:style-name="T214">e para retornar um valor, usamos a palavra reservada </text:span></text:span><text:span text:style-name="Source_20_Text"><text:span text:style-name="T539">return</text:span></text:span><text:span text:style-name="Source_20_Text"><text:span text:style-name="T214">.</text:span></text:span></text:p>
      <text:p text:style-name="P183"><text:span text:style-name="Source_20_Text"><text:span text:style-name="T217">Tudo que estiver entre </text:span></text:span><text:span text:style-name="Source_20_Text"><text:span text:style-name="T294">parênteses </text:span></text:span><text:span text:style-name="Source_20_Text"><text:span text:style-name="T433">()</text:span></text:span><text:span text:style-name="Source_20_Text"><text:span text:style-name="T294"> são </text:span></text:span><text:span text:style-name="Source_20_Text"><text:span text:style-name="T311">parâmetros</text:span></text:span><text:span text:style-name="Source_20_Text"><text:span text:style-name="T294">, e entre chaves </text:span></text:span><text:span text:style-name="Source_20_Text"><text:span text:style-name="T433">{}</text:span></text:span><text:span text:style-name="Source_20_Text"><text:span text:style-name="T294"> são </text:span></text:span><text:span text:style-name="Source_20_Text"><text:span text:style-name="T312">blocos</text:span></text:span><text:span text:style-name="Source_20_Text"><text:span text:style-name="T218"> de</text:span></text:span><text:span text:style-name="Source_20_Text"><text:span text:style-name="T217"> códigos.</text:span></text:span></text:p>
      <text:p text:style-name="P181"><text:span text:style-name="Source_20_Text"><text:span text:style-name="T283"/></text:span></text:p>
      <text:p text:style-name="P181"><text:span text:style-name="Source_20_Text"><text:span text:style-name="T208">Além da forma tradicional de declarar, há ainda </text:span></text:span><text:span text:style-name="Source_20_Text"><text:span text:style-name="T216">mais 2</text:span></text:span><text:span text:style-name="Source_20_Text"><text:span text:style-name="T208"> formas de utilizar funções:</text:span></text:span></text:p>
      <text:p text:style-name="P181"><text:span text:style-name="Source_20_Text"><text:span text:style-name="T208"/></text:span></text:p>
      <text:list xml:id="list1190638654" text:style-name="L22">
        <text:list-item>
          <text:p text:style-name="P334"><text:span text:style-name="Source_20_Text"><text:span text:style-name="T390">função anônima</text:span></text:span><text:span text:style-name="Source_20_Text"><text:span text:style-name="T401">:</text:span></text:span><text:span text:style-name="Source_20_Text"><text:span text:style-name="T208"> </text:span></text:span><text:span text:style-name="Source_20_Text"><text:span text:style-name="T219">Por ser uma </text:span></text:span><text:span text:style-name="Source_20_Text"><text:span text:style-name="T295">linguagem funcional</text:span></text:span><text:span text:style-name="Source_20_Text"><text:span text:style-name="T219">, o JS permite a bizarrice de </text:span></text:span><text:span text:style-name="Source_20_Text"><text:span text:style-name="T283">armazenar função dentro de variável</text:span></text:span><text:span text:style-name="Source_20_Text"><text:span text:style-name="T219">, </text:span></text:span><text:span text:style-name="Source_20_Text"><text:span text:style-name="T208">não há declaração de um nome para a função </text:span></text:span><text:span text:style-name="Source_20_Text"><text:span text:style-name="T216">pois </text:span></text:span><text:span text:style-name="Source_20_Text"><text:span text:style-name="T296">o </text:span></text:span><text:span text:style-name="Source_20_Text"><text:span text:style-name="T297">que define o seu nome é a </text:span></text:span><text:span text:style-name="Source_20_Text"><text:span text:style-name="T296">própria </text:span></text:span><text:span text:style-name="Source_20_Text"><text:span text:style-name="T297">variável</text:span></text:span><text:span text:style-name="Source_20_Text"><text:span text:style-name="T208">. </text:span></text:span><text:span text:style-name="Source_20_Text"><text:span text:style-name="T220">Exemplo:</text:span></text:span></text:p>
        </text:list-item>
      </text:list>
      <text:p text:style-name="P208"><text:span text:style-name="Source_20_Text"><text:span text:style-name="T451">const soma2 = </text:span></text:span><text:span text:style-name="Source_20_Text"><text:span text:style-name="T483">function(</text:span></text:span><text:span text:style-name="Source_20_Text"><text:span text:style-name="T451">a,b</text:span></text:span><text:span text:style-name="Source_20_Text"><text:span text:style-name="T483">){</text:span></text:span><text:span text:style-name="Source_20_Text"><text:span text:style-name="T451"> </text:span></text:span><text:span text:style-name="Source_20_Text"><text:span text:style-name="T483">return</text:span></text:span><text:span text:style-name="Source_20_Text"><text:span text:style-name="T451"> a+b</text:span></text:span><text:span text:style-name="Source_20_Text"><text:span text:style-name="T483">;}</text:span></text:span></text:p>
      <text:list xml:id="list85205258611034" text:continue-numbering="true" text:style-name="L22">
        <text:list-header>
          <text:p text:style-name="P335"><text:span text:style-name="Source_20_Text"><text:span text:style-name="T438"/></text:span></text:p>
        </text:list-header>
        <text:list-item>
          <text:p text:style-name="P336"><text:span text:style-name="Source_20_Text"><text:span text:style-name="T390">função d</text:span></text:span><text:span text:style-name="Source_20_Text"><text:span text:style-name="T391">e</text:span></text:span><text:span text:style-name="Source_20_Text"><text:span text:style-name="T402"> </text:span></text:span><text:span text:style-name="Source_20_Text"><text:span text:style-name="T391">flecha </text:span></text:span><text:span text:style-name="Source_20_Text"><text:span text:style-name="T404">=&gt;</text:span></text:span><text:span text:style-name="Source_20_Text"><text:span text:style-name="T402">:</text:span></text:span><text:span text:style-name="Source_20_Text"><text:span text:style-name="T208"> </text:span></text:span><text:span text:style-name="Source_20_Text"><text:span text:style-name="T221">são</text:span></text:span><text:span text:style-name="Source_20_Text"><text:span text:style-name="T208"> declarado</text:span></text:span><text:span text:style-name="Source_20_Text"><text:span text:style-name="T221">s</text:span></text:span><text:span text:style-name="Source_20_Text"><text:span text:style-name="T208"> os parâmetros de entrada </text:span></text:span><text:span text:style-name="Source_20_Text"><text:span text:style-name="T221">entre</text:span></text:span><text:span text:style-name="Source_20_Text"><text:span text:style-name="T208"> parêntes</text:span></text:span><text:span text:style-name="Source_20_Text"><text:span text:style-name="T221">e</text:span></text:span><text:span text:style-name="Source_20_Text"><text:span text:style-name="T208">s e </text:span></text:span><text:span text:style-name="Source_20_Text"><text:span text:style-name="T241">logo</text:span></text:span><text:span text:style-name="Source_20_Text"><text:span text:style-name="T208"> </text:span></text:span><text:span text:style-name="Source_20_Text"><text:span text:style-name="T221">em </text:span></text:span><text:span text:style-name="Source_20_Text"><text:span text:style-name="T208">seguid</text:span></text:span><text:span text:style-name="Source_20_Text"><text:span text:style-name="T221">a </text:span></text:span><text:span text:style-name="Source_20_Text"><text:span text:style-name="T208">a sua definição/</text:span></text:span><text:span text:style-name="Source_20_Text"><text:span text:style-name="T222">operação</text:span></text:span><text:span text:style-name="Source_20_Text"><text:span text:style-name="T208"> </text:span></text:span><text:span text:style-name="Source_20_Text"><text:span text:style-name="T221">após a</text:span></text:span><text:span text:style-name="Source_20_Text"><text:span text:style-name="T208"> flecha </text:span></text:span><text:span text:style-name="Source_20_Text"><text:span text:style-name="T404">=&gt;</text:span></text:span><text:span text:style-name="Source_20_Text"><text:span text:style-name="T221"><text:line-break/></text:span></text:span><text:span text:style-name="Source_20_Text"><text:span text:style-name="T460">const soma3 = (a,b) </text:span></text:span><text:span text:style-name="Source_20_Text"><text:span text:style-name="T486">=&gt;</text:span></text:span><text:span text:style-name="Source_20_Text"><text:span text:style-name="T460"> a+b;</text:span></text:span><text:span text:style-name="Source_20_Text"><text:span text:style-name="T499"> // </text:span></text:span><text:span text:style-name="Source_20_Text"><text:span text:style-name="T500">variável = () =&gt; </text:span></text:span><text:span text:style-name="Source_20_Text"><text:span text:style-name="T501">operação<text:tab/></text:span></text:span></text:p>
        </text:list-item>
      </text:list>
      <text:p text:style-name="P176"><text:span text:style-name="Source_20_Text"><text:span text:style-name="T466"><text:tab/></text:span></text:span><text:span text:style-name="Source_20_Text"><text:span text:style-name="T460">const hello1 = () </text:span></text:span><text:span text:style-name="Source_20_Text"><text:span text:style-name="T486">=&gt;</text:span></text:span><text:span text:style-name="Source_20_Text"><text:span text:style-name="T460"> "Hello World!" </text:span></text:span><text:span text:style-name="Source_20_Text"><text:span text:style-name="T500">//</text:span></text:span><text:span text:style-name="Source_20_Text"><text:span text:style-name="T501">note a sintaxe </text:span></text:span><text:span text:style-name="Source_20_Text"><text:span text:style-name="T500">sem {}<text:tab/></text:span></text:span></text:p>
      <text:p text:style-name="P4"><text:span text:style-name="Source_20_Text"><text:span text:style-name="T705"><text:tab/></text:span></text:span><text:span text:style-name="Source_20_Text"><text:span text:style-name="T706">const hello3 = (name) </text:span></text:span><text:span text:style-name="Source_20_Text"><text:span text:style-name="T722">=&gt;</text:span></text:span><text:span text:style-name="Source_20_Text"><text:span text:style-name="T706"> {return "Hello " + name}<text:tab/><text:tab/><text:tab/></text:span></text:span></text:p>
      <text:p text:style-name="P95"/>
      <text:p text:style-name="P107">As declarações de função (function) podem ser passadas como parâmetro para outra função.</text:p>
      <text:p text:style-name="P95"/>
      <text:p text:style-name="P95"/>
      <text:p text:style-name="P70"><text:span text:style-name="T576">R</text:span><text:span text:style-name="T575">ecursividade</text:span><text:span text:style-name="T686"> ou </text:span><text:span text:style-name="T575">recursão</text:span><text:span text:style-name="T686"> é quando uma função chama ela mesma.</text:span></text:p>
      <text:p text:style-name="P95"/>
      <text:p text:style-name="P221"><text:span text:style-name="T21">A função </text:span><text:span text:style-name="T525">date()</text:span><text:span text:style-name="T21">: retorna a data e horário do OS. </text:span><text:span text:style-name="T20">Exemplo:</text:span><text:span text:style-name="T34"> </text:span><text:span text:style-name="T668">var</text:span><text:span text:style-name="T691"> </text:span><text:span text:style-name="T675">agora</text:span><text:span text:style-name="T691"> = </text:span><text:span text:style-name="T668">new</text:span><text:span text:style-name="T691"> </text:span><text:span text:style-name="T727">Date()</text:span></text:p>
      <text:p text:style-name="P116"/>
      <text:p text:style-name="P117">A função <text:span text:style-name="T753">createElement()</text:span>: cria um elemento (como uma &lt;tag&gt;). N<text:span text:style-name="T792">o</text:span> exemplo a seguir, o 1º parâmetro indica qual será a tag: <text:line-break/><text:span text:style-name="T667">var</text:span><text:span text:style-name="T690"> </text:span><text:span text:style-name="T674">img</text:span><text:span text:style-name="T690"> = </text:span><text:span text:style-name="T674">document</text:span><text:span text:style-name="T726">.createElement(</text:span><text:span text:style-name="T678">'img'</text:span><text:span text:style-name="T726">)</text:span></text:p>
      <text:p text:style-name="P308"/>
      <text:p text:style-name="P220"><text:span text:style-name="T20">A função </text:span><text:span text:style-name="T526">setAttribute()</text:span><text:span text:style-name="T20">: configura um parâmetro de um elemento (como uma &lt;tag&gt;). N</text:span><text:span text:style-name="T24">o</text:span><text:span text:style-name="T20"> exemplo a seguir, o 1º parâmetro indica qual será a tag modificada, o 2º parâmetro informa o que será mudado: <text:line-break/></text:span><text:span text:style-name="T675">img</text:span><text:span text:style-name="T727">.setAttribute(</text:span><text:span text:style-name="T679">'src'</text:span><text:span text:style-name="T691">,</text:span><text:span text:style-name="T679">'foto-jovem-m'</text:span><text:span text:style-name="T727">)</text:span></text:p>
      <text:p text:style-name="P309"/>
      <text:p text:style-name="P220"><text:span text:style-name="T22">A função </text:span><text:span text:style-name="T526">appendchild()</text:span><text:span text:style-name="T22">: adiciona um elemento </text:span><text:span text:style-name="T27">na variável</text:span><text:span text:style-name="T22">, use esse método quando tiver criado um elemento </text:span><text:span text:style-name="T25">com</text:span><text:span text:style-name="T22"> JS. Exemplo: </text:span><text:span text:style-name="T675">resultado</text:span><text:span text:style-name="T727">.appendChild(</text:span><text:span text:style-name="T675">img</text:span><text:span text:style-name="T727">)</text:span></text:p>
      <text:p text:style-name="P311"/>
      <text:p text:style-name="P222"><text:span text:style-name="T26">A função </text:span><text:span text:style-name="T527">isNaN()</text:span><text:span text:style-name="T26">: verifica se o valor não é um número. Exemplo: </text:span><text:span text:style-name="T727">isNaN(</text:span><text:span text:style-name="T691">x</text:span><text:span text:style-name="T727">)</text:span></text:p>
      <text:p text:style-name="P71"/>
      <text:p text:style-name="P81">A função <text:span text:style-name="T757">forEach()</text:span>: executa uma função em cada elemento de um vetor. Exemplo:</text:p>
      <text:p text:style-name="P166"><text:span text:style-name="T669">vetor</text:span>.<text:span text:style-name="T680">forEach</text:span>(<text:span text:style-name="T663">function</text:span>(){});</text:p>
      <text:p text:style-name="P81"/>
      <text:p text:style-name="P71"/>
      <text:list xml:id="list2810954441" text:style-name="L23">
        <text:list-item>
          <text:p text:style-name="P288"><text:span text:style-name="T94">F</text:span><text:span text:style-name="T95">unções</text:span><text:span text:style-name="T58"> para </text:span><text:span text:style-name="T375">formatação de strings</text:span><text:span text:style-name="T381">:</text:span></text:p>
        </text:list-item>
      </text:list>
      <text:p text:style-name="P243"><text:span text:style-name="T529">.lenght</text:span><text:span text:style-name="T56">: </text:span><text:span text:style-name="T101">atributo que </text:span><text:span text:style-name="T56">retorna o tamanho da string, não tem </text:span><text:span text:style-name="T353">()</text:span><text:span text:style-name="T56"> pois </text:span><text:span text:style-name="T133">é um atributo</text:span><text:span text:style-name="T56">!</text:span></text:p>
      <text:p text:style-name="P230"><text:span text:style-name="T535">.</text:span><text:span text:style-name="T536">toUpperCase()</text:span><text:span text:style-name="T58">: converte para letras </text:span><text:span text:style-name="T134">maiúsculas</text:span></text:p>
      <text:p text:style-name="P72"><text:span text:style-name="T754">.</text:span><text:span text:style-name="T755">toLowerCase()</text:span><text:span text:style-name="T770">: converte para letras </text:span><text:span text:style-name="T636">minúsculas</text:span></text:p>
      <text:p text:style-name="P72"/>
      <text:p text:style-name="P72"/>
      <text:list xml:id="list2652544390" text:style-name="L24">
        <text:list-item>
          <text:p text:style-name="P289"><text:span text:style-name="T58">Funções para </text:span><text:span text:style-name="T376">c</text:span><text:span text:style-name="T377">onversões de tipos de variáveis</text:span><text:span text:style-name="T382">:</text:span></text:p>
        </text:list-item>
      </text:list>
      <text:p text:style-name="P73"><text:span text:style-name="T753">Number.parseInt()</text:span>: faz a conversão para número inteiro</text:p>
      <text:p text:style-name="P73"><text:span text:style-name="T753">Number.parseFloat()</text:span>: faz a conversão para número real</text:p>
      <text:p text:style-name="P72"><text:span text:style-name="T753">Number()</text:span>: faz o JS decidir a conversão automaticamente</text:p>
      <text:p text:style-name="P73">(atenção para a<text:span text:style-name="T795">s</text:span> letras <text:span text:style-name="T795">iniciais </text:span>maiúsculas, <text:span text:style-name="T795">C</text:span>ase <text:span text:style-name="T795">S</text:span>ensitive)</text:p>
      <text:p text:style-name="P232"><text:span text:style-name="T537">String()</text:span><text:span text:style-name="T96">: faz a conversão para string, ou vale também </text:span><text:span text:style-name="T553">n</text:span><text:span text:style-name="T517">.toString()</text:span></text:p>
      <text:p text:style-name="P169"/>
      <text:p text:style-name="P233"><text:span text:style-name="T57">Uma alternativa para fazer a </text:span><text:span text:style-name="T130">concatenação</text:span><text:span text:style-name="T137"> de strings</text:span><text:span text:style-name="T57"> de forma mais fácil é usando </text:span><text:span text:style-name="T378">Template Strings</text:span><text:span text:style-name="T57">. </text:span><text:span text:style-name="T97">Exemplo:<text:tab/></text:span><text:span text:style-name="T378">`</text:span><text:span text:style-name="T57">Eu estou aprendendo </text:span><text:span text:style-name="T516">${</text:span><text:span text:style-name="T553">variável</text:span><text:span text:style-name="T516">}</text:span><text:span text:style-name="T378">`</text:span><text:span text:style-name="T57">. </text:span><text:span text:style-name="T105">Não esqueça das</text:span><text:span text:style-name="T57"> </text:span><text:span text:style-name="T130">crases</text:span><text:span text:style-name="T154"> </text:span><text:span text:style-name="T156">e </text:span><text:span text:style-name="T132">cifrão</text:span><text:span text:style-name="T154">! </text:span><text:span text:style-name="T155">elas</text:span><text:span text:style-name="T57"> fazem a delimitação d</text:span><text:span text:style-name="T94">e uma</text:span><text:span text:style-name="T57"> template string</text:span></text:p>
      <text:p text:style-name="P231"><text:span text:style-name="T57">O </text:span><text:span text:style-name="T518">template</text:span><text:span text:style-name="T516"> </text:span><text:span text:style-name="T533">${}</text:span><text:span text:style-name="T57">identifica </text:span><text:span text:style-name="T64">qual a</text:span><text:span text:style-name="T57"> variável para concatenar, </text:span><text:span text:style-name="T64">sendo</text:span><text:span text:style-name="T63"> possível colocar até expressões </text:span><text:span text:style-name="T101">(</text:span><text:span text:style-name="T63">como a + b, por exemplo</text:span><text:span text:style-name="T101">)</text:span><text:span text:style-name="T63">.</text:span></text:p>
      <text:p text:style-name="P74"><text:soft-page-break/></text:p>
      <text:p text:style-name="P74"/>
      <text:list xml:id="list2049264909" text:style-name="L25">
        <text:list-item>
          <text:p text:style-name="P290"><text:span text:style-name="T375">F</text:span><text:span text:style-name="T379">ormatando números:</text:span></text:p>
        </text:list-item>
      </text:list>
      <text:list xml:id="list957672490" text:style-name="L26">
        <text:list-item>
          <text:p text:style-name="P291"><text:span text:style-name="T534">.toFixed()</text:span><text:span text:style-name="T366">:</text:span><text:span text:style-name="T59"> No Node_terminal, use </text:span><text:span text:style-name="T102">ess</text:span><text:span text:style-name="T59">a função para retornar um número de casas decimais. Exemplo:<text:tab/><text:tab/></text:span><text:span text:style-name="T450">var n1 = 1545.5</text:span></text:p>
        </text:list-item>
      </text:list>
      <text:p text:style-name="P206"><text:span text:style-name="T561">n1.</text:span><text:span text:style-name="T485">toFixed(</text:span><text:span text:style-name="T561">2</text:span><text:span text:style-name="T485">) </text:span><text:span text:style-name="Source_20_Text"><text:span text:style-name="T492">//retorna 1545.50</text:span></text:span></text:p>
      <text:list xml:id="list85205011982701" text:continue-numbering="true" text:style-name="L26">
        <text:list-item>
          <text:p text:style-name="P292"><text:span text:style-name="T406">n1</text:span><text:span text:style-name="T366">.toFixed(</text:span><text:span text:style-name="T406">2</text:span><text:span text:style-name="T366">)</text:span><text:span text:style-name="T534">.replace(‘</text:span><text:span text:style-name="T406">.</text:span><text:span text:style-name="T534">’, ‘</text:span><text:span text:style-name="T406">,</text:span><text:span text:style-name="T534">’)</text:span><text:span text:style-name="T59">: substitui o separador decimal de ponto para vírgula</text:span></text:p>
        </text:list-item>
        <text:list-item>
          <text:p text:style-name="P342"><text:span text:style-name="T407">n</text:span><text:span text:style-name="T408">1</text:span><text:span text:style-name="T543">.toLocaleString(</text:span><text:span text:style-name="T405">‘</text:span><text:span text:style-name="T408">pt-BR</text:span><text:span text:style-name="T405">’</text:span><text:span text:style-name="T543">,{style:‘currency’,currency:‘</text:span><text:span text:style-name="T408">BRL</text:span><text:span text:style-name="T543">’})</text:span><text:span text:style-name="T200">: converte para um valor monetário, com parâmetros de localização e moeda</text:span></text:p>
        </text:list-item>
      </text:list>
      <text:p text:style-name="P343"><text:span text:style-name="Source_20_Text"><text:span text:style-name="T274"/></text:span></text:p>
      <text:list xml:id="list1674250104" text:style-name="L31">
        <text:list-item>
          <text:p text:style-name="P344"><text:span text:style-name="Source_20_Text"><text:span text:style-name="T393">F</text:span></text:span><text:span text:style-name="Source_20_Text"><text:span text:style-name="T394">unção de alta ordem:</text:span></text:span></text:p>
        </text:list-item>
      </text:list>
      <text:p text:style-name="P12"><text:span text:style-name="Source_20_Text"><text:span text:style-name="T822"/></text:span></text:p>
      <text:p text:style-name="P12"><text:span text:style-name="Source_20_Text"><text:span text:style-name="T822">É</text:span></text:span><text:span text:style-name="Source_20_Text"><text:span text:style-name="T823"> uma função que </text:span></text:span><text:span text:style-name="Source_20_Text"><text:span text:style-name="T824">recebe ou retorna uma </text:span></text:span><text:span text:style-name="Source_20_Text"><text:span text:style-name="T821">função. </text:span></text:span></text:p>
      <text:p text:style-name="P13"><text:span text:style-name="Source_20_Text"><text:span text:style-name="T821">Em</text:span></text:span><text:span text:style-name="Source_20_Text"><text:span text:style-name="T823"> JavaScript, funções são cidadãos de primeira classe. O que significa que podem ser tratad</text:span></text:span><text:span text:style-name="Source_20_Text"><text:span text:style-name="T829">a</text:span></text:span><text:span text:style-name="Source_20_Text"><text:span text:style-name="T823">s como valores e </text:span></text:span><text:span text:style-name="Source_20_Text"><text:span text:style-name="T824">salv</text:span></text:span><text:span text:style-name="Source_20_Text"><text:span text:style-name="T825">as</text:span></text:span><text:span text:style-name="Source_20_Text"><text:span text:style-name="T824"> em variáv</text:span></text:span><text:span text:style-name="Source_20_Text"><text:span text:style-name="T825">eis</text:span></text:span><text:span text:style-name="Source_20_Text"><text:span text:style-name="T823">. </text:span></text:span><text:span text:style-name="Source_20_Text"><text:span text:style-name="T829">Então</text:span></text:span><text:span text:style-name="Source_20_Text"><text:span text:style-name="T823">, naturalmente, funções também podem ser passadas como parâmetro para </text:span></text:span><text:span text:style-name="Source_20_Text"><text:span text:style-name="T829">outras</text:span></text:span><text:span text:style-name="Source_20_Text"><text:span text:style-name="T823"> funç</text:span></text:span><text:span text:style-name="Source_20_Text"><text:span text:style-name="T829">ões</text:span></text:span><text:span text:style-name="Source_20_Text"><text:span text:style-name="T823">. </text:span></text:span><text:span text:style-name="Source_20_Text"><text:span text:style-name="T829">Exemplos:</text:span></text:span></text:p>
      <text:p text:style-name="P9"><text:span text:style-name="Source_20_Text"><text:span text:style-name="T829"/></text:span></text:p>
      <text:p text:style-name="P177"><text:span text:style-name="Source_20_Text"><text:span text:style-name="T441">const somar = (a, b) =&gt; a + b;<text:tab/></text:span></text:span><text:span text:style-name="Source_20_Text"><text:span text:style-name="T491">//declarando função `somar`</text:span></text:span></text:p>
      <text:p text:style-name="P179"><text:span text:style-name="Source_20_Text"><text:span text:style-name="T441">const subtrair = (a, b) =&gt; a – b;<text:tab/></text:span></text:span><text:span text:style-name="Source_20_Text"><text:span text:style-name="T491">//declarando função `subtrair`</text:span></text:span></text:p>
      <text:p text:style-name="P176"><text:span text:style-name="Source_20_Text"><text:span text:style-name="T441">const aplicarOperacao = (a, b, operacao) =&gt; </text:span></text:span><text:span text:style-name="Source_20_Text"><text:span text:style-name="T480">operacao(a,b)</text:span></text:span><text:span text:style-name="Source_20_Text"><text:span text:style-name="T441">;</text:span></text:span></text:p>
      <text:p text:style-name="P10"><text:span text:style-name="Source_20_Text"><text:span text:style-name="T696">const resultado1 <text:s/>= aplicarOperacao(1,2,</text:span></text:span><text:span text:style-name="Source_20_Text"><text:span text:style-name="T716">somar</text:span></text:span><text:span text:style-name="Source_20_Text"><text:span text:style-name="T696">);</text:span></text:span></text:p>
      <text:p text:style-name="P10"><text:span text:style-name="Source_20_Text"><text:span text:style-name="T696">const resultado2 = aplicarOperacao(1,2,</text:span></text:span><text:span text:style-name="Source_20_Text"><text:span text:style-name="T716">subtrair</text:span></text:span><text:span text:style-name="Source_20_Text"><text:span text:style-name="T696">);</text:span></text:span></text:p>
      <text:p text:style-name="P10"><text:span text:style-name="Source_20_Text"><text:span text:style-name="T548"/></text:span></text:p>
      <text:list xml:id="list3345805896" text:style-name="L27">
        <text:list-item>
          <text:p text:style-name="P312"><text:span text:style-name="Source_20_Text"><text:span text:style-name="T581">F</text:span></text:span><text:span text:style-name="Source_20_Text"><text:span text:style-name="T582">unção </text:span></text:span><text:span text:style-name="Source_20_Text"><text:span text:style-name="T581">map:</text:span></text:span></text:p>
        </text:list-item>
      </text:list>
      <text:p text:style-name="P176"><text:span text:style-name="Source_20_Text"><text:span text:style-name="T208">Essa função </text:span></text:span><text:span text:style-name="Source_20_Text"><text:span text:style-name="T223">de alta ordem </text:span></text:span><text:span text:style-name="Source_20_Text"><text:span text:style-name="T208">é usada para </text:span></text:span><text:span text:style-name="Source_20_Text"><text:span text:style-name="T297">transformar vetores</text:span></text:span><text:span text:style-name="Source_20_Text"><text:span text:style-name="T208">. Passamos uma função </text:span></text:span><text:span text:style-name="Source_20_Text"><text:span text:style-name="T224">qualquer </text:span></text:span><text:span text:style-name="Source_20_Text"><text:span text:style-name="T223">como parâmetro </text:span></text:span><text:span text:style-name="Source_20_Text"><text:span text:style-name="T208">para o Map e ess</text:span></text:span><text:span text:style-name="Source_20_Text"><text:span text:style-name="T246">e</text:span></text:span><text:span text:style-name="Source_20_Text"><text:span text:style-name="T224">, </text:span></text:span><text:span text:style-name="Source_20_Text"><text:span text:style-name="T223">por sua vez,</text:span></text:span><text:span text:style-name="Source_20_Text"><text:span text:style-name="T208"> é aplicad</text:span></text:span><text:span text:style-name="Source_20_Text"><text:span text:style-name="T224">o</text:span></text:span><text:span text:style-name="Source_20_Text"><text:span text:style-name="T208"> a cada item do vetor. </text:span></text:span><text:span text:style-name="Source_20_Text"><text:span text:style-name="T223">M</text:span></text:span><text:span text:style-name="Source_20_Text"><text:span text:style-name="T224">uito útil pois </text:span></text:span><text:span text:style-name="Source_20_Text"><text:span text:style-name="T298">o resultado é salvo numa nova variável</text:span></text:span><text:span text:style-name="Source_20_Text"><text:span text:style-name="T224">, assim </text:span></text:span><text:span text:style-name="Source_20_Text"><text:span text:style-name="T298">não altera o vetor original.</text:span></text:span><text:span text:style-name="Source_20_Text"><text:span text:style-name="T224"> </text:span></text:span></text:p>
      <text:p text:style-name="P176"><text:span text:style-name="Source_20_Text"><text:span text:style-name="T225">Exemplo:</text:span></text:span></text:p>
      <text:p text:style-name="P10"><text:span text:style-name="Source_20_Text"><text:span text:style-name="T762">const</text:span></text:span><text:span text:style-name="Source_20_Text"><text:span text:style-name="T707"> </text:span></text:span><text:span text:style-name="Source_20_Text"><text:span text:style-name="T723">vetor</text:span></text:span><text:span text:style-name="Source_20_Text"><text:span text:style-name="T707"> </text:span></text:span><text:span text:style-name="Source_20_Text"><text:span text:style-name="T762">=</text:span></text:span><text:span text:style-name="Source_20_Text"><text:span text:style-name="T707"> [1,2,3,4,5,6];<text:tab/> <text:s/></text:span></text:span><text:span text:style-name="Source_20_Text"><text:span text:style-name="T734">//</text:span></text:span><text:span text:style-name="Source_20_Text"><text:span text:style-name="T730">declara um vetor<text:tab/><text:tab/><text:tab/></text:span></text:span></text:p>
      <text:p text:style-name="P180"><text:span text:style-name="Source_20_Text"><text:span text:style-name="T544">const</text:span></text:span><text:span text:style-name="Source_20_Text"><text:span text:style-name="T462"> </text:span></text:span><text:span text:style-name="Source_20_Text"><text:span text:style-name="T487">dobro</text:span></text:span><text:span text:style-name="Source_20_Text"><text:span text:style-name="T462"> </text:span></text:span><text:span text:style-name="Source_20_Text"><text:span text:style-name="T544">=</text:span></text:span><text:span text:style-name="Source_20_Text"><text:span text:style-name="T462"> (item)=&gt;2*item;<text:tab/> <text:s/></text:span></text:span><text:span text:style-name="Source_20_Text"><text:span text:style-name="T493">//</text:span></text:span><text:span text:style-name="Source_20_Text"><text:span text:style-name="T494">a variável recebe uma função</text:span></text:span><text:span text:style-name="T859"><text:line-break/></text:span><text:span text:style-name="Source_20_Text"><text:span text:style-name="T544">const</text:span></text:span><text:span text:style-name="Source_20_Text"><text:span text:style-name="T462"> </text:span></text:span><text:span text:style-name="Source_20_Text"><text:span text:style-name="T487">vetorDobrado</text:span></text:span><text:span text:style-name="Source_20_Text"><text:span text:style-name="T462"> </text:span></text:span><text:span text:style-name="Source_20_Text"><text:span text:style-name="T544">=</text:span></text:span><text:span text:style-name="Source_20_Text"><text:span text:style-name="T462"> vetor</text:span></text:span><text:span text:style-name="Source_20_Text"><text:span text:style-name="T545">.map</text:span></text:span><text:span text:style-name="Source_20_Text"><text:span text:style-name="T462">(dobro)</text:span></text:span><text:span text:style-name="Source_20_Text"><text:span text:style-name="T494">//cria outro vetor que é o dobro do anterior, recebendo a função `dobro` como parâmetro<text:tab/></text:span></text:span></text:p>
      <text:p text:style-name="P265"><text:span text:style-name="Source_20_Text"><text:span text:style-name="T251">Outro exemplo:</text:span></text:span></text:p>
      <text:p text:style-name="P274"><text:span text:style-name="Source_20_Text"><text:span text:style-name="T463">const vetor = ["a","b","c"];</text:span></text:span><text:span text:style-name="Source_20_Text"><text:span text:style-name="T462"><text:tab/> <text:s/></text:span></text:span><text:span text:style-name="Source_20_Text"><text:span text:style-name="T493">//</text:span></text:span><text:span text:style-name="Source_20_Text"><text:span text:style-name="T494">declara um vetor<text:tab/><text:tab/><text:tab/><text:tab/></text:span></text:span></text:p>
      <text:p text:style-name="P276"><text:span text:style-name="Source_20_Text"><text:span text:style-name="T463">const toUpper = (str) =&gt; str.toUpperCase();</text:span></text:span><text:span text:style-name="Source_20_Text"><text:span text:style-name="T494"><text:tab/>//</text:span></text:span><text:span text:style-name="Source_20_Text"><text:span text:style-name="T495">cria uma variável que recebe uma função que aplica o método .toUpperCase<text:tab/><text:tab/><text:tab/><text:tab/></text:span></text:span></text:p>
      <text:p text:style-name="P274"><text:span text:style-name="Source_20_Text"><text:span text:style-name="T463">const </text:span></text:span><text:span text:style-name="Source_20_Text"><text:span text:style-name="T464">novoVetorM</text:span></text:span><text:span text:style-name="Source_20_Text"><text:span text:style-name="T463">aiusculas = vetor</text:span></text:span><text:span text:style-name="Source_20_Text"><text:span text:style-name="T546">.map</text:span></text:span><text:span text:style-name="Source_20_Text"><text:span text:style-name="T463">(toUpper);<text:tab/></text:span></text:span><text:span text:style-name="Source_20_Text"><text:span text:style-name="T495">//cria uma<text:tab/> variável para receber um vetor só de letras maiúsculas<text:tab/><text:tab/><text:tab/></text:span></text:span></text:p>
      <text:p text:style-name="P275"><text:span text:style-name="Source_20_Text"><text:span text:style-name="T275"/></text:span></text:p>
      <text:list xml:id="list85206250374194" text:continue-numbering="true" text:style-name="L27">
        <text:list-item>
          <text:p text:style-name="P312"><text:soft-page-break/><text:span text:style-name="Source_20_Text"><text:span text:style-name="T581">F</text:span></text:span><text:span text:style-name="Source_20_Text"><text:span text:style-name="T582">unção </text:span></text:span><text:span text:style-name="Source_20_Text"><text:span text:style-name="T583">filter</text:span></text:span><text:span text:style-name="Source_20_Text"><text:span text:style-name="T581">:</text:span></text:span></text:p>
        </text:list-item>
      </text:list>
      <text:p text:style-name="P9"><text:span text:style-name="Source_20_Text"><text:span text:style-name="T830">Essa função </text:span></text:span><text:span text:style-name="Source_20_Text"><text:span text:style-name="T831">de alta ordem tem por objetivo </text:span></text:span><text:span text:style-name="Source_20_Text"><text:span text:style-name="T826">filtrar elementos de um vetor</text:span></text:span><text:span text:style-name="Source_20_Text"><text:span text:style-name="T831">, mantendo apenas os que retornarem um valor booleano. Exemplos:</text:span></text:span></text:p>
      <text:p text:style-name="P9"><text:span text:style-name="Source_20_Text"><text:span text:style-name="T831"/></text:span></text:p>
      <text:p text:style-name="P10"><text:span text:style-name="Source_20_Text"><text:span text:style-name="T708">const vetor = [1,2,3,4,5,6,7,8,9,10]; </text:span></text:span><text:span text:style-name="Source_20_Text"><text:span text:style-name="T734">//</text:span></text:span><text:span text:style-name="Source_20_Text"><text:span text:style-name="T730">declara um vetor</text:span></text:span></text:p>
      <text:p text:style-name="P10"><text:span text:style-name="Source_20_Text"><text:span text:style-name="T708">const pares = vetor</text:span></text:span><text:span text:style-name="Source_20_Text"><text:span text:style-name="T763">.filter</text:span></text:span><text:span text:style-name="Source_20_Text"><text:span text:style-name="T708">(x =&gt; x % 2 === 0); </text:span></text:span><text:span text:style-name="Source_20_Text"><text:span text:style-name="T730">//</text:span></text:span><text:span text:style-name="Source_20_Text"><text:span text:style-name="T731">A função `filter` recebe como parâmetro uma </text:span></text:span><text:span text:style-name="Source_20_Text"><text:span text:style-name="T738">função flecha</text:span></text:span><text:span text:style-name="Source_20_Text"><text:span text:style-name="T731">.Assim, a</text:span></text:span><text:span text:style-name="Source_20_Text"><text:span text:style-name="T732"> vari</text:span></text:span><text:span text:style-name="Source_20_Text"><text:span text:style-name="T733">á</text:span></text:span><text:span text:style-name="Source_20_Text"><text:span text:style-name="T732">vel `pares` recebe apenas </text:span></text:span><text:span text:style-name="Source_20_Text"><text:span text:style-name="T733">os elementos que retornarem </text:span></text:span><text:span text:style-name="Source_20_Text"><text:span text:style-name="T739">true</text:span></text:span></text:p>
      <text:p text:style-name="P9"><text:span text:style-name="Source_20_Text"><text:span text:style-name="T832">Outro exemplo:</text:span></text:span></text:p>
      <text:p text:style-name="P178"><text:span text:style-name="Source_20_Text"><text:span text:style-name="T465">const vetor = [10,4,5,6,2,7,3,8,9,1];</text:span></text:span><text:span text:style-name="Source_20_Text"><text:span text:style-name="T461"> </text:span></text:span><text:span text:style-name="Source_20_Text"><text:span text:style-name="T493">//</text:span></text:span><text:span text:style-name="Source_20_Text"><text:span text:style-name="T494">declara um vetor</text:span></text:span><text:span text:style-name="T860"><text:line-break/></text:span><text:span text:style-name="Source_20_Text"><text:span text:style-name="T465">const vetor2 = vetor</text:span></text:span><text:span text:style-name="Source_20_Text"><text:span text:style-name="T547">.filter</text:span></text:span><text:span text:style-name="Source_20_Text"><text:span text:style-name="T465">(x =&gt; x &lt; 8);</text:span></text:span><text:span text:style-name="Source_20_Text"><text:span text:style-name="T461"> </text:span></text:span><text:span text:style-name="Source_20_Text"><text:span text:style-name="T493">//</text:span></text:span><text:span text:style-name="Source_20_Text"><text:span text:style-name="T496">filtra elementos maiores ou igual a 8</text:span></text:span></text:p>
      <text:p text:style-name="P9"><text:span text:style-name="Source_20_Text"><text:span text:style-name="T549"/></text:span></text:p>
      <text:list xml:id="list85206456045723" text:continue-numbering="true" text:style-name="L27">
        <text:list-item>
          <text:p text:style-name="P312"><text:span text:style-name="Source_20_Text"><text:span text:style-name="T581">F</text:span></text:span><text:span text:style-name="Source_20_Text"><text:span text:style-name="T584">unção </text:span></text:span><text:span text:style-name="Source_20_Text"><text:span text:style-name="T585">reduce</text:span></text:span><text:span text:style-name="Source_20_Text"><text:span text:style-name="T581">:</text:span></text:span></text:p>
        </text:list-item>
      </text:list>
      <text:p text:style-name="P9"><text:span text:style-name="Source_20_Text"><text:span text:style-name="T830">O objetivo </text:span></text:span><text:span text:style-name="Source_20_Text"><text:span text:style-name="T833">dessa complexa função de alta ordem </text:span></text:span><text:span text:style-name="Source_20_Text"><text:span text:style-name="T830">é </text:span></text:span><text:span text:style-name="Source_20_Text"><text:span text:style-name="T827">reduzir um vetor </text:span></text:span><text:span text:style-name="Source_20_Text"><text:span text:style-name="T828">para apenas</text:span></text:span><text:span text:style-name="Source_20_Text"><text:span text:style-name="T827"> um valor ou objeto</text:span></text:span><text:span text:style-name="Source_20_Text"><text:span text:style-name="T830">. Por exemplo, somar todos os elementos de um vetor </text:span></text:span><text:span text:style-name="Source_20_Text"><text:span text:style-name="T834">para reduzi-lo</text:span></text:span><text:span text:style-name="Source_20_Text"><text:span text:style-name="T830"> a um valor. </text:span></text:span></text:p>
      <text:p text:style-name="P9"><text:span text:style-name="Source_20_Text"><text:span text:style-name="T247"/></text:span></text:p>
      <text:p text:style-name="P10"><text:span text:style-name="Source_20_Text"><text:span text:style-name="T707">const vetor = [1,2,3,4,5,6];</text:span></text:span><text:span text:style-name="Source_20_Text"><text:span text:style-name="T708"> </text:span></text:span><text:span text:style-name="Source_20_Text"><text:span text:style-name="T734">//</text:span></text:span><text:span text:style-name="Source_20_Text"><text:span text:style-name="T730">declara um vetor</text:span></text:span></text:p>
      <text:p text:style-name="P11"><text:span text:style-name="Source_20_Text"><text:span text:style-name="T707">const soma = vetor</text:span></text:span><text:span text:style-name="Source_20_Text"><text:span text:style-name="T764">.reduce</text:span></text:span><text:span text:style-name="Source_20_Text"><text:span text:style-name="T707">((</text:span></text:span><text:span text:style-name="Source_20_Text"><text:span text:style-name="T724">acumulador</text:span></text:span><text:span text:style-name="Source_20_Text"><text:span text:style-name="T707">, </text:span></text:span><text:span text:style-name="Source_20_Text"><text:span text:style-name="T723">item</text:span></text:span><text:span text:style-name="Source_20_Text"><text:span text:style-name="T707">) =&gt; estado + item);</text:span></text:span></text:p>
      <text:p text:style-name="P178"><text:span text:style-name="Source_20_Text"><text:span text:style-name="T494">//</text:span></text:span><text:span text:style-name="Source_20_Text"><text:span text:style-name="T497">o parâmetro `</text:span></text:span><text:span text:style-name="Source_20_Text"><text:span text:style-name="T493">acumulador</text:span></text:span><text:span text:style-name="Source_20_Text"><text:span text:style-name="T497">`</text:span></text:span><text:span text:style-name="Source_20_Text"><text:span text:style-name="T493"> guarda a soma parcial </text:span></text:span><text:span text:style-name="Source_20_Text"><text:span text:style-name="T497">de cada iteração </text:span></text:span><text:span text:style-name="Source_20_Text"><text:span text:style-name="T493">até </text:span></text:span><text:span text:style-name="Source_20_Text"><text:span text:style-name="T497">que percorra todo o vetor e retorne a soma</text:span></text:span><text:span text:style-name="Source_20_Text"><text:span text:style-name="T498">tória</text:span></text:span><text:span text:style-name="Source_20_Text"><text:span text:style-name="T497"> dos elementos</text:span></text:span></text:p>
      <text:p text:style-name="P9"><text:span text:style-name="Source_20_Text"><text:span text:style-name="T247"/></text:span></text:p>
      <text:p text:style-name="P9"><text:span text:style-name="Source_20_Text"><text:span text:style-name="T248"/></text:span></text:p>
      <text:p text:style-name="P133">Matriz<text:span text:style-name="T872">es</text:span>:</text:p>
      <text:p text:style-name="P133"/>
      <text:p text:style-name="P197"><text:span text:style-name="T207">Para percorrer os elementos de uma matriz é necessário </text:span><text:span text:style-name="T284">aninhar</text:span><text:span text:style-name="T207"> laços </text:span><text:span text:style-name="Emphasis"><text:span text:style-name="T208">for</text:span></text:span><text:span text:style-name="T207">. O </text:span><text:span text:style-name="T226">1º</text:span><text:span text:style-name="T207"> para percorrer as linhas</text:span><text:span text:style-name="T227">(i)</text:span><text:span text:style-name="T207"> e o </text:span><text:span text:style-name="T226">2º para percorrer</text:span><text:span text:style-name="T207"> os elementos dessa linha</text:span><text:span text:style-name="T227">(j)</text:span><text:span text:style-name="T207">.</text:span></text:p>
      <text:p text:style-name="P157"><text:span text:style-name="T873">JS com </text:span>Orientação a Objetos</text:p>
      <text:p text:style-name="P108"/>
      <text:p text:style-name="P109"><text:span text:style-name="T769">O</text:span> <text:span text:style-name="T769">objetivo</text:span> da POO é aproximar o código da “vida real” usando o mesmo vocabulário, mapeando processos, dividindo responsabilidades entre <text:span text:style-name="T571">E</text:span><text:span text:style-name="T570">ntidades</text:span> diferentes para não acumular todo o código em um único programa enorme que faz tudo. </text:p>
      <text:p text:style-name="P112">Como o JavaScript é uma linguagem dinâmica, <text:span text:style-name="T631">é possível criar objetos sem criar classes</text:span>.</text:p>
      <text:p text:style-name="P110"/>
      <text:p text:style-name="P190"><text:span text:style-name="T426">Objetos</text:span><text:span text:style-name="T228">, no JS, são </text:span><text:span text:style-name="T230">variáveis que guardam valores (atributos) e métodos (funções). São </text:span><text:span text:style-name="T228">novos tipos </text:span><text:span text:style-name="T299">abstratos</text:span><text:span text:style-name="T317"> de </text:span><text:span text:style-name="T318">d</text:span><text:span text:style-name="T317">ados, </text:span><text:span text:style-name="T336">identificados</text:span><text:span text:style-name="T285"> por chaves </text:span><text:span text:style-name="Source_20_Text"><text:span text:style-name="T555">{}</text:span></text:span><text:span text:style-name="T231">.</text:span></text:p>
      <text:p text:style-name="P113">Quando uma classe é instanciada ela <text:span text:style-name="T796">cria</text:span> um objeto.</text:p>
      <text:p text:style-name="P125"/>
      <text:p text:style-name="P111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45"><text:span text:style-name="T424">P</text:span><text:span text:style-name="T423">arâmetros</text:span><text:span text:style-name="T121"> </text:span><text:span text:style-name="T122">ou </text:span><text:span text:style-name="T423">argumentos</text:span><text:span text:style-name="T122"> são </text:span><text:span text:style-name="T145">valores passados para a função</text:span><text:span text:style-name="T123">, </text:span><text:span text:style-name="T122">colocados</text:span><text:span text:style-name="T123"> entre </text:span><text:span text:style-name="T122"><text:s/></text:span><text:span text:style-name="T123">parênteses </text:span><text:span text:style-name="T349">()</text:span></text:p>
      <text:p text:style-name="P277"><text:span text:style-name="T426">Atributos</text:span><text:span text:style-name="T227"> são </text:span><text:span text:style-name="T228">tipos usados para </text:span><text:span text:style-name="T317">armazenar</text:span><text:span text:style-name="T228"> </text:span><text:span text:style-name="T319">dados</text:span><text:span text:style-name="T166">,</text:span><text:span text:style-name="T167"> também podem receber funções, </text:span><text:span text:style-name="T171">são </text:span><text:span text:style-name="T172">acompanhados</text:span><text:span text:style-name="T171"> por dois-pontos </text:span><text:span text:style-name="Source_20_Text"><text:span text:style-name="T556">:</text:span></text:span><text:span text:style-name="T167"> e o tipo do atributo será definido pelo tipo do valor colocado nele. </text:span><text:span text:style-name="T168">Para criar um atributo </text:span><text:span text:style-name="T174">opcional</text:span><text:span text:style-name="T168">, declare-o como </text:span><text:span text:style-name="T478">u</text:span><text:span text:style-name="T479">ndefined</text:span><text:span text:style-name="T437"> </text:span></text:p>
      <text:p text:style-name="P140"/>
      <text:p text:style-name="P236"><text:span text:style-name="T423">Métodos</text:span><text:span text:style-name="T120"> são comportamentos </text:span><text:span text:style-name="T124">que dão o poder aos nossos objetos de executar código</text:span><text:span text:style-name="T125">s. </text:span><text:span text:style-name="T127">Quando uma função está inserida dentro do paradigma de Orientação a Objetos ela é chamada de Método.</text:span></text:p>
      <text:p text:style-name="P114"><text:soft-page-break/>Chamamos de métodos e não funções por dois motivos:</text:p>
      <text:list xml:id="list1914486158" text:style-name="L28">
        <text:list-item>
          <text:p text:style-name="P310"><text:span text:style-name="T631">Por estar no contexto POO</text:span> e no interior de uma classe.</text:p>
        </text:list-item>
        <text:list-item>
          <text:p text:style-name="P293"><text:span text:style-name="T125">Po</text:span><text:span text:style-name="T126">dem</text:span><text:span text:style-name="T125"> manipular o conjunto de valores dos atributos de um objeto.</text:span></text:p>
        </text:list-item>
      </text:list>
      <text:p text:style-name="P115"/>
      <text:p text:style-name="P201"><text:span text:style-name="Source_20_Text"><text:span text:style-name="T428">P</text:span></text:span><text:span text:style-name="Source_20_Text"><text:span text:style-name="T429">ropriedades</text:span></text:span><text:span text:style-name="Source_20_Text"><text:span text:style-name="T252"> são a soma do conceito de</text:span></text:span><text:span text:style-name="Source_20_Text"><text:span text:style-name="T326"> </text:span></text:span><text:span text:style-name="Source_20_Text"><text:span text:style-name="T302">atributos </text:span></text:span><text:span text:style-name="Source_20_Text"><text:span text:style-name="T314">+</text:span></text:span><text:span text:style-name="Source_20_Text"><text:span text:style-name="T302"> métodos</text:span></text:span><text:span text:style-name="Source_20_Text"><text:span text:style-name="T252"> de acesso.</text:span></text:span></text:p>
      <text:p text:style-name="P201"><text:span text:style-name="Source_20_Text"><text:span text:style-name="T344"/></text:span></text:p>
      <text:p text:style-name="P201"><text:span text:style-name="Source_20_Text"><text:span text:style-name="T430">Métodos de Acesso</text:span></text:span><text:span text:style-name="Source_20_Text"><text:span text:style-name="T253"> permitem a leitura e/ou escrita de atributos privados. </text:span></text:span><text:span text:style-name="Source_20_Text"><text:span text:style-name="T254">São eles:</text:span></text:span></text:p>
      <text:p text:style-name="P210"><text:span text:style-name="Source_20_Text"><text:span text:style-name="T557">.get()</text:span></text:span><text:span text:style-name="Source_20_Text"><text:span text:style-name="T255"><text:tab/> <text:s/></text:span></text:span><text:span text:style-name="Source_20_Text"><text:span text:style-name="T256">e<text:tab/> </text:span></text:span><text:span text:style-name="Source_20_Text"><text:span text:style-name="T557">.set()</text:span></text:span></text:p>
      <text:p text:style-name="P210"><text:span text:style-name="Source_20_Text"><text:span text:style-name="T557"/></text:span></text:p>
      <text:p text:style-name="P186"><text:span text:style-name="Source_20_Text"><text:span text:style-name="T233"><text:s/></text:span></text:span><text:span text:style-name="Source_20_Text"><text:span text:style-name="T238">O</text:span></text:span><text:span text:style-name="Source_20_Text"><text:span text:style-name="T229"> prefixo </text:span></text:span><text:span text:style-name="Source_20_Text"><text:span text:style-name="T541">this</text:span></text:span><text:span text:style-name="Source_20_Text"><text:span text:style-name="T542">.</text:span></text:span><text:span text:style-name="Source_20_Text"><text:span text:style-name="T392"> </text:span></text:span><text:span text:style-name="Source_20_Text"><text:span text:style-name="T242">é uma referência ao seu próprio objeto, ele informa que o atributo ou método</text:span></text:span><text:span text:style-name="Source_20_Text"><text:span text:style-name="T229"> é algo </text:span></text:span><text:span text:style-name="Source_20_Text"><text:span text:style-name="T243">pertencente</text:span></text:span><text:span text:style-name="Source_20_Text"><text:span text:style-name="T229"> ao objeto </text:span></text:span><text:span text:style-name="Source_20_Text"><text:span text:style-name="T242">em questão </text:span></text:span><text:span text:style-name="Source_20_Text"><text:span text:style-name="T229">e não </text:span></text:span><text:span text:style-name="Source_20_Text"><text:span text:style-name="T242">à outra</text:span></text:span><text:span text:style-name="Source_20_Text"><text:span text:style-name="T229"> variável </text:span></text:span><text:span text:style-name="Source_20_Text"><text:span text:style-name="T242">qualquer.</text:span></text:span></text:p>
      <text:p text:style-name="P186"><text:span text:style-name="Source_20_Text"><text:span text:style-name="T351">Exemplo: </text:span></text:span><text:span text:style-name="Source_20_Text"><text:span text:style-name="T403">this</text:span></text:span><text:span text:style-name="Source_20_Text"><text:span text:style-name="T350">.</text:span></text:span><text:span text:style-name="Source_20_Text"><text:span text:style-name="T456">cor = ‘</text:span></text:span><text:span text:style-name="Source_20_Text"><text:span text:style-name="T457">azul’</text:span></text:span><text:span text:style-name="Source_20_Text"><text:span text:style-name="T456">;</text:span></text:span></text:p>
      <text:p text:style-name="P255"><text:span text:style-name="Source_20_Text"><text:span text:style-name="T868"/></text:span></text:p>
      <text:p text:style-name="Standard"><text:span text:style-name="Source_20_Text"><text:span text:style-name="T869">Os </text:span></text:span><text:span text:style-name="Source_20_Text"><text:span text:style-name="T541">dois-pontos</text:span></text:span><text:span text:style-name="Source_20_Text"><text:span text:style-name="T869"> </text:span></text:span><text:span text:style-name="Source_20_Text"><text:span text:style-name="T488">:</text:span></text:span><text:span text:style-name="Source_20_Text"><text:span text:style-name="T869"> são usados para atribuir valor aos atributos. Exemplo: </text:span></text:span><text:span text:style-name="Source_20_Text"><text:span text:style-name="T863">$variavel: 150</text:span></text:span></text:p>
      <text:p text:style-name="P173"><text:span text:style-name="Source_20_Text"><text:span text:style-name="T233"/></text:span></text:p>
      <text:p text:style-name="P23"><text:span text:style-name="Source_20_Text"><text:span text:style-name="T708">const quadrado = {<text:tab/><text:tab/></text:span></text:span><text:span text:style-name="Source_20_Text"><text:span text:style-name="T735">//</text:span></text:span><text:span text:style-name="Source_20_Text"><text:span text:style-name="T736">a abertura de chave cria um objeto<text:tab/><text:tab/></text:span></text:span></text:p>
      <text:p text:style-name="P23"><text:span text:style-name="Source_20_Text"><text:span text:style-name="T708">base : 10, <text:tab/><text:tab/><text:tab/></text:span></text:span><text:span text:style-name="Source_20_Text"><text:span text:style-name="T735">//</text:span></text:span><text:span text:style-name="Source_20_Text"><text:span text:style-name="T736">os dois pontos indicam que é um atributo</text:span></text:span></text:p>
      <text:p text:style-name="P23"><text:span text:style-name="Source_20_Text"><text:span text:style-name="T708">altura : 10, <text:tab/><text:tab/><text:tab/></text:span></text:span><text:span text:style-name="Source_20_Text"><text:span text:style-name="T735">//</text:span></text:span><text:span text:style-name="Source_20_Text"><text:span text:style-name="T736">outro atributo<text:tab/><text:tab/><text:tab/><text:tab/><text:tab/><text:tab/></text:span></text:span></text:p>
      <text:p text:style-name="P24"><text:span text:style-name="Source_20_Text"><text:span text:style-name="T708">calcularArea : function() =&gt; { return </text:span></text:span><text:span text:style-name="Source_20_Text"><text:span text:style-name="T765">this</text:span></text:span><text:span text:style-name="Source_20_Text"><text:span text:style-name="T763">.</text:span></text:span><text:span text:style-name="Source_20_Text"><text:span text:style-name="T708">base * this.altura; }</text:span></text:span></text:p>
      <text:p text:style-name="P23"><text:span text:style-name="Source_20_Text"><text:span text:style-name="T708">};</text:span></text:span><text:span text:style-name="Source_20_Text"><text:span text:style-name="T735"><text:tab/>//</text:span></text:span><text:span text:style-name="Source_20_Text"><text:span text:style-name="T737">o 3º atributo recebe um método que retorna o produto de </text:span></text:span><text:span text:style-name="Source_20_Text"><text:span text:style-name="T766">seus</text:span></text:span><text:span text:style-name="Source_20_Text"><text:span text:style-name="T740"> </text:span></text:span><text:span text:style-name="Source_20_Text"><text:span text:style-name="T737">atributos `base` e `altura`<text:tab/><text:tab/><text:tab/><text:tab/><text:tab/><text:tab/><text:tab/></text:span></text:span></text:p>
      <text:p text:style-name="P23"><text:span text:style-name="Source_20_Text"><text:span text:style-name="T257"/></text:span></text:p>
      <text:p text:style-name="P23"><text:span text:style-name="Source_20_Text"><text:span text:style-name="T835">Podemos, inclusive, criar objetos dentro de objetos ou mesmo vetores sem problemas: </text:span></text:span></text:p>
      <text:p text:style-name="P118"/>
      <text:p text:style-name="P26"><text:span text:style-name="Source_20_Text"><text:span text:style-name="T703">const agenda = { <text:s text:c="2"/></text:span></text:span><text:span text:style-name="Source_20_Text"><text:span text:style-name="T741">//</text:span></text:span><text:span text:style-name="Source_20_Text"><text:span text:style-name="T742">cria </text:span></text:span><text:span text:style-name="Source_20_Text"><text:span text:style-name="T743">um </text:span></text:span><text:span text:style-name="Source_20_Text"><text:span text:style-name="T742">objeto </text:span></text:span><text:span text:style-name="Source_20_Text"><text:span text:style-name="T743">que irá conter 2 atributos</text:span></text:span><text:span text:style-name="Source_20_Text"><text:span text:style-name="T742"><text:tab/><text:tab/> <text:s text:c="2"/></text:span></text:span></text:p>
      <text:p text:style-name="P26"><text:span text:style-name="Source_20_Text"><text:span text:style-name="T703">contatos : [</text:span></text:span><text:span text:style-name="Source_20_Text"><text:span text:style-name="T741"><text:tab/> <text:s text:c="2"/>//</text:span></text:span><text:span text:style-name="Source_20_Text"><text:span text:style-name="T742">o atributo recebe um </text:span></text:span><text:span text:style-name="Source_20_Text"><text:span text:style-name="T747">vetor</text:span></text:span><text:span text:style-name="Source_20_Text"><text:span text:style-name="T742"> com 3 objetos em seguida</text:span></text:span></text:p>
      <text:p text:style-name="P28"><text:span text:style-name="Source_20_Text"><text:span text:style-name="T703">{nome : 'contato1', telefone : 'telefone1', email : 'email1@teste.com'},</text:span></text:span></text:p>
      <text:p text:style-name="P25"><text:span text:style-name="Source_20_Text"><text:span text:style-name="T703">{nome : 'contato2', telefone : 'telefone2', email : 'email2@teste.com'},</text:span></text:span></text:p>
      <text:p text:style-name="P30"><text:span text:style-name="Source_20_Text"><text:span text:style-name="T703">{nome : 'contato3', telefone : 'telefone3', email : 'email3@teste.com'},</text:span></text:span></text:p>
      <text:p text:style-name="P27"><text:span text:style-name="Source_20_Text"><text:span text:style-name="T703">],<text:tab/></text:span></text:span><text:span text:style-name="Source_20_Text"><text:span text:style-name="T744">//cada um d</text:span></text:span><text:span text:style-name="Source_20_Text"><text:span text:style-name="T746">esse</text:span></text:span><text:span text:style-name="Source_20_Text"><text:span text:style-name="T744">s 3 objetos possui 3 elementos(nome, telefone, e-mail) </text:span></text:span></text:p>
      <text:p text:style-name="P29"><text:span text:style-name="Source_20_Text"><text:span text:style-name="T703">adicionar : function(</text:span></text:span><text:span text:style-name="Source_20_Text"><text:span text:style-name="T704">novo</text:span></text:span><text:span text:style-name="Source_20_Text"><text:span text:style-name="T703">contato){ </text:span></text:span><text:span text:style-name="Source_20_Text"><text:span text:style-name="T767">this</text:span></text:span><text:span text:style-name="Source_20_Text"><text:span text:style-name="T768">.</text:span></text:span><text:span text:style-name="Source_20_Text"><text:span text:style-name="T703">contatos.push(</text:span></text:span><text:span text:style-name="Source_20_Text"><text:span text:style-name="T704">novo</text:span></text:span><text:span text:style-name="Source_20_Text"><text:span text:style-name="T703">contato) }; <text:s text:c="2"/></text:span></text:span></text:p>
      <text:p text:style-name="P31"><text:span text:style-name="Source_20_Text"><text:span text:style-name="T703">} </text:span></text:span><text:span text:style-name="Source_20_Text"><text:span text:style-name="T741">//</text:span></text:span><text:span text:style-name="Source_20_Text"><text:span text:style-name="T744">o atributo `adicionar` recebe um</text:span></text:span><text:span text:style-name="Source_20_Text"><text:span text:style-name="T745">a função</text:span></text:span><text:span text:style-name="Source_20_Text"><text:span text:style-name="T744"> que adiciona novos contatos</text:span></text:span></text:p>
      <text:p text:style-name="P19"><text:span text:style-name="Source_20_Text"><text:span text:style-name="T702"/></text:span></text:p>
      <text:p text:style-name="P119"/>
      <text:p text:style-name="P187"><text:span text:style-name="T427">Classes</text:span><text:span text:style-name="T232"> são criadas para escrever estruturas/</text:span><text:span text:style-name="T320">objetos</text:span><text:span text:style-name="T321"> </text:span><text:span text:style-name="T313">reutilizáveis</text:span><text:span text:style-name="T232">. </text:span><text:span text:style-name="T234">E</text:span><text:span text:style-name="T236">las definem as entidades </text:span><text:span text:style-name="T234">e são construtoras de objetos, </text:span><text:span text:style-name="T237">precisando apenas passar os parâmetros, ou seja, os atributos desse objeto</text:span><text:span text:style-name="T232">.<text:line-break/>Para cr</text:span><text:span text:style-name="T228">ia</text:span><text:span text:style-name="T232">r uma classe </text:span><text:span text:style-name="T244">use</text:span><text:span text:style-name="T232"> </text:span><text:span text:style-name="T239">a palavra reservada</text:span><text:span text:style-name="T232"> </text:span><text:span text:style-name="Source_20_Text"><text:span text:style-name="T758">class</text:span></text:span><text:span text:style-name="Source_20_Text"><text:span text:style-name="T233">.<text:line-break/></text:span></text:span><text:span text:style-name="Source_20_Text"><text:span text:style-name="T235">S</text:span></text:span><text:span text:style-name="Source_20_Text"><text:span text:style-name="T233">empre </text:span></text:span><text:span text:style-name="Source_20_Text"><text:span text:style-name="T245">use</text:span></text:span><text:span text:style-name="Source_20_Text"><text:span text:style-name="T240"> a técnica </text:span></text:span><text:span text:style-name="Source_20_Text"><text:span text:style-name="T300">CamelCase</text:span></text:span><text:span text:style-name="Source_20_Text"><text:span text:style-name="T240">, </text:span></text:span><text:span text:style-name="Source_20_Text"><text:span text:style-name="T233">inicia</text:span></text:span><text:span text:style-name="Source_20_Text"><text:span text:style-name="T240">ndo</text:span></text:span><text:span text:style-name="Source_20_Text"><text:span text:style-name="T233"> nomes de classes com </text:span></text:span><text:span text:style-name="Source_20_Text"><text:span text:style-name="T301">letra maiúscula</text:span></text:span><text:span text:style-name="Source_20_Text"><text:span text:style-name="T233">, </text:span></text:span><text:span text:style-name="Source_20_Text"><text:span text:style-name="T235">isso mantém</text:span></text:span><text:span text:style-name="Source_20_Text"><text:span text:style-name="T233"> o código mais organizado, facilita</text:span></text:span><text:span text:style-name="Source_20_Text"><text:span text:style-name="T235">ndo</text:span></text:span><text:span text:style-name="Source_20_Text"><text:span text:style-name="T233"> </text:span></text:span><text:span text:style-name="Source_20_Text"><text:span text:style-name="T235">o </text:span></text:span><text:span text:style-name="Source_20_Text"><text:span text:style-name="T233">entendimento </text:span></text:span><text:span text:style-name="Source_20_Text"><text:span text:style-name="T235">d</text:span></text:span><text:span text:style-name="Source_20_Text"><text:span text:style-name="T233">a leitura.</text:span></text:span></text:p>
      <text:p text:style-name="P188"><text:span text:style-name="Source_20_Text"><text:span text:style-name="T258">Exemplo </text:span></text:span><text:span text:style-name="Source_20_Text"><text:span text:style-name="T259">para </text:span></text:span><text:span text:style-name="Source_20_Text"><text:span text:style-name="T258">declarar </text:span></text:span><text:span text:style-name="Source_20_Text"><text:span text:style-name="T259">uma </text:span></text:span><text:span text:style-name="Source_20_Text"><text:span text:style-name="T258">classe: </text:span></text:span><text:span text:style-name="Source_20_Text"><text:span text:style-name="T444">class Cliente {</text:span></text:span></text:p>
      <text:p text:style-name="P269"><text:span text:style-name="Source_20_Text"><text:span text:style-name="T725">c</text:span></text:span><text:span text:style-name="Source_20_Text"><text:span text:style-name="T721">lass</text:span></text:span><text:span text:style-name="Source_20_Text"><text:span text:style-name="T861"> Cliente {</text:span></text:span></text:p>
      <text:p text:style-name="P270"><text:span text:style-name="Source_20_Text"><text:span text:style-name="T862"><text:s text:c="2"/></text:span></text:span><text:span text:style-name="Source_20_Text"><text:span text:style-name="T721">constructor</text:span></text:span><text:span text:style-name="Source_20_Text"><text:span text:style-name="T861">(nome, cpf){</text:span></text:span></text:p>
      <text:p text:style-name="P270"><text:span text:style-name="Source_20_Text"><text:span text:style-name="T862"><text:s text:c="4"/></text:span></text:span><text:span text:style-name="Source_20_Text"><text:span text:style-name="T721">this.</text:span></text:span><text:span text:style-name="Source_20_Text"><text:span text:style-name="T861">nome = nome;</text:span></text:span></text:p>
      <text:p text:style-name="P270"><text:span text:style-name="Source_20_Text"><text:span text:style-name="T862"><text:s text:c="4"/></text:span></text:span><text:span text:style-name="Source_20_Text"><text:span text:style-name="T721">this.</text:span></text:span><text:span text:style-name="Source_20_Text"><text:span text:style-name="T861">cpf = cpf;</text:span></text:span></text:p>
      <text:p text:style-name="P270"><text:span text:style-name="Source_20_Text"><text:span text:style-name="T862"><text:s text:c="2"/></text:span></text:span><text:span text:style-name="Source_20_Text"><text:span text:style-name="T861">}</text:span></text:span></text:p>
      <text:p text:style-name="P270"><text:span text:style-name="Source_20_Text"><text:span text:style-name="T861">}</text:span></text:span></text:p>
      <text:p text:style-name="P182"><text:span text:style-name="Source_20_Text"><text:span text:style-name="T358"/></text:span></text:p>
      <text:p text:style-name="P174"><text:span text:style-name="Source_20_Text"><text:span text:style-name="T233"/></text:span></text:p>
      <text:p text:style-name="P15"><text:span text:style-name="Source_20_Text"><text:span text:style-name="T657">Método</text:span></text:span><text:span text:style-name="Source_20_Text"><text:span text:style-name="T816"> </text:span></text:span><text:span text:style-name="Source_20_Text"><text:span text:style-name="T586">constru</text:span></text:span><text:span text:style-name="Source_20_Text"><text:span text:style-name="T587">c</text:span></text:span><text:span text:style-name="Source_20_Text"><text:span text:style-name="T586">tor</text:span></text:span><text:span text:style-name="Source_20_Text"><text:span text:style-name="T816"> </text:span></text:span><text:span text:style-name="Source_20_Text"><text:span text:style-name="T842">é o </text:span></text:span><text:span text:style-name="Source_20_Text"><text:span text:style-name="T843">aspecto mais relevante de uma classe, </text:span></text:span><text:span text:style-name="Source_20_Text"><text:span text:style-name="T842">nele indica</text:span></text:span><text:span text:style-name="Source_20_Text"><text:span text:style-name="T843">mos quais são os atributos que a classe possui e quais são os valores que precisam ser definidos no momento da criação do objeto. </text:span></text:span><text:span text:style-name="Source_20_Text"><text:span text:style-name="T844">Identificado pela palavra reservada </text:span></text:span><text:span text:style-name="Source_20_Text"><text:span text:style-name="T756">constructor</text:span></text:span></text:p>
      <text:p text:style-name="P15"><text:span text:style-name="Source_20_Text"><text:span text:style-name="T439"/></text:span></text:p>
      <text:p text:style-name="P20"><text:span text:style-name="Source_20_Text"><text:span text:style-name="T699">class Pessoa {<text:tab/></text:span></text:span><text:span text:style-name="Source_20_Text"><text:span text:style-name="T748">//</text:span></text:span><text:span text:style-name="Source_20_Text"><text:span text:style-name="T749">criação da classe `pessoa`<text:tab/><text:tab/><text:tab/><text:tab/><text:tab/><text:tab/></text:span></text:span></text:p>
      <text:p text:style-name="P20"><text:span text:style-name="Source_20_Text"><text:span text:style-name="T719">constructor</text:span></text:span><text:span text:style-name="Source_20_Text"><text:span text:style-name="T699">(nome, idade){ </text:span></text:span><text:span text:style-name="Source_20_Text"><text:span text:style-name="T748">//</text:span></text:span><text:span text:style-name="Source_20_Text"><text:span text:style-name="T749">indica que será uma classe </text:span></text:span><text:span text:style-name="Source_20_Text"><text:span text:style-name="T750">c</text:span></text:span><text:span text:style-name="Source_20_Text"><text:span text:style-name="T749">onstrutora de objetos, com 2 atributos: `nome` e `idade`<text:tab/><text:tab/><text:tab/><text:tab/><text:tab/><text:tab/></text:span></text:span></text:p>
      <text:p text:style-name="P21"><text:span text:style-name="Source_20_Text"><text:span text:style-name="T699">this.nome = nome;<text:tab/><text:tab/><text:tab/><text:tab/><text:tab/><text:tab/><text:tab/><text:tab/><text:tab/><text:tab/><text:tab/></text:span></text:span></text:p>
      <text:p text:style-name="P21"><text:span text:style-name="Source_20_Text"><text:span text:style-name="T699">this.idade = idade;<text:tab/><text:tab/><text:tab/><text:tab/><text:tab/><text:tab/><text:tab/><text:tab/><text:tab/><text:tab/><text:tab/></text:span></text:span></text:p>
      <text:p text:style-name="P21"><text:span text:style-name="Source_20_Text"><text:span text:style-name="T699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699">}<text:tab/><text:tab/><text:tab/><text:tab/><text:tab/><text:tab/><text:tab/><text:tab/><text:tab/><text:tab/><text:tab/><text:tab/><text:tab/><text:tab/></text:span></text:span></text:p>
      <text:p text:style-name="P22"><text:span text:style-name="Source_20_Text"><text:span text:style-name="T700">const pessoa1 = </text:span></text:span><text:span text:style-name="Source_20_Text"><text:span text:style-name="T867">new</text:span></text:span><text:span text:style-name="Source_20_Text"><text:span text:style-name="T700"> Pessoa(</text:span></text:span><text:span text:style-name="Source_20_Text"><text:span text:style-name="T648">‘Carlos’</text:span></text:span><text:span text:style-name="Source_20_Text"><text:span text:style-name="T700">,</text:span></text:span><text:span text:style-name="Source_20_Text"><text:span text:style-name="T648">20</text:span></text:span><text:span text:style-name="Source_20_Text"><text:span text:style-name="T700">);<text:tab/></text:span></text:span><text:span text:style-name="Source_20_Text"><text:span text:style-name="T751">//criando uma variável `pessoa1` para receber a 1ª instância d</text:span></text:span><text:span text:style-name="Source_20_Text"><text:span text:style-name="T750">a </text:span></text:span><text:span text:style-name="Source_20_Text"><text:span text:style-name="T751">classe `Pessoa`, </text:span></text:span><text:span text:style-name="Source_20_Text"><text:span text:style-name="T750">ou seja, para receber um novo objeto criado</text:span></text:span><text:span text:style-name="Source_20_Text"><text:span text:style-name="T751">. Em seguida, entre parênteses(), são passados </text:span></text:span><text:span text:style-name="Source_20_Text"><text:span text:style-name="T750">os </text:span></text:span><text:span text:style-name="Source_20_Text"><text:span text:style-name="T751">parâmetros ao método construtor<text:tab/><text:tab/><text:tab/><text:tab/></text:span></text:span></text:p>
      <text:p text:style-name="P17"><text:span text:style-name="Source_20_Text"><text:span text:style-name="T697"/></text:span></text:p>
      <text:p text:style-name="P17"><text:span text:style-name="Source_20_Text"><text:span text:style-name="T756">new</text:span></text:span><text:span text:style-name="Source_20_Text"><text:span text:style-name="T836"> é a palavra reservada que indica a </text:span></text:span><text:span text:style-name="Source_20_Text"><text:span text:style-name="T817">criação de </text:span></text:span><text:span text:style-name="Source_20_Text"><text:span text:style-name="T818">um objeto</text:span></text:span><text:span text:style-name="Source_20_Text"><text:span text:style-name="T837">, ou seja, </text:span></text:span><text:span text:style-name="Source_20_Text"><text:span text:style-name="T836">uma nova instância de um</text:span></text:span><text:span text:style-name="Source_20_Text"><text:span text:style-name="T837">a classe</text:span></text:span><text:span text:style-name="Source_20_Text"><text:span text:style-name="T836">.</text:span></text:span></text:p>
      <text:p text:style-name="P18"><text:span text:style-name="Source_20_Text"><text:span text:style-name="T838">Para criar </text:span></text:span><text:span text:style-name="Source_20_Text"><text:span text:style-name="T839">um </text:span></text:span><text:span text:style-name="Source_20_Text"><text:span text:style-name="T838">método, dentro de uma classe, </text:span></text:span><text:span text:style-name="Source_20_Text"><text:span text:style-name="T839">que retorne um valor, usamos a </text:span></text:span><text:span text:style-name="Source_20_Text"><text:span text:style-name="T840">palavra reservada </text:span></text:span><text:span text:style-name="Source_20_Text"><text:span text:style-name="T756">return</text:span></text:span><text:span text:style-name="Source_20_Text"><text:span text:style-name="T840"> com a </text:span></text:span><text:span text:style-name="Source_20_Text"><text:span text:style-name="T839">seguinte sintaxe:</text:span></text:span><text:span text:style-name="Source_20_Text"><text:span text:style-name="T840"> </text:span></text:span><text:span text:style-name="Source_20_Text"><text:span text:style-name="T701">NomedoMetodo</text:span></text:span><text:span text:style-name="Source_20_Text"><text:span text:style-name="T720">(){return</text:span></text:span><text:span text:style-name="Source_20_Text"><text:span text:style-name="T701"> x + y</text:span></text:span><text:span text:style-name="Source_20_Text"><text:span text:style-name="T720">}</text:span></text:span></text:p>
      <text:p text:style-name="P18"><text:span text:style-name="Source_20_Text"><text:span text:style-name="T701"/></text:span></text:p>
      <text:p text:style-name="P255"><text:span text:style-name="Source_20_Text"><text:span text:style-name="T233">Os 3 pilares da Orientação a Objetos são: Encapsulamento, Herança e Polimorfismo</text:span></text:span></text:p>
      <text:p text:style-name="Standard"><text:span text:style-name="Source_20_Text"><text:span text:style-name="T870"/></text:span></text:p>
      <text:list xml:id="list3872909494" text:style-name="L29">
        <text:list-item>
          <text:p text:style-name="P337"><text:span text:style-name="Source_20_Text"><text:span text:style-name="T431">Encapsulamento</text:span></text:span><text:span text:style-name="Source_20_Text"><text:span text:style-name="T261"> é o conceito </text:span></text:span><text:span text:style-name="Source_20_Text"><text:span text:style-name="T270">de proteger, </text:span></text:span><text:span text:style-name="Source_20_Text"><text:span text:style-name="T308">negando</text:span></text:span><text:span text:style-name="Source_20_Text"><text:span text:style-name="T303"> o acesso aos atributos</text:span></text:span><text:span text:style-name="Source_20_Text"><text:span text:style-name="T261"> de uma classe diretamente, seja para leitura ou escrita, </text:span></text:span><text:span text:style-name="Source_20_Text"><text:span text:style-name="T259">ou seja,</text:span></text:span><text:span text:style-name="Source_20_Text"><text:span text:style-name="T261"> </text:span></text:span><text:span text:style-name="Source_20_Text"><text:span text:style-name="T260">determina </text:span></text:span><text:span text:style-name="Source_20_Text"><text:span text:style-name="T272">a</text:span></text:span><text:span text:style-name="Source_20_Text"><text:span text:style-name="T260"> </text:span></text:span><text:span text:style-name="Source_20_Text"><text:span text:style-name="T287">visibilidade </text:span></text:span><text:span text:style-name="Source_20_Text"><text:span text:style-name="T324">dos atributos e métodos de uma classe</text:span></text:span><text:span text:style-name="Source_20_Text"><text:span text:style-name="T325">. </text:span></text:span><text:span text:style-name="Source_20_Text"><text:span text:style-name="T260">Quando dizemos que um atributo está encapsulado, queremos dizer que ele não é visível fora de sua classe.<text:line-break/></text:span></text:span><text:span text:style-name="Source_20_Text"><text:span text:style-name="T261">A maioria das linguagens orientadas a objetos utilizam algum comando como o </text:span></text:span><text:span text:style-name="Source_20_Text"><text:span text:style-name="T362">private</text:span></text:span><text:span text:style-name="Source_20_Text"><text:span text:style-name="T261"> para restringir esse acesso.<text:line-break/></text:span></text:span><text:span text:style-name="Source_20_Text"><text:span text:style-name="T253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40">let</text:span></text:span><text:span text:style-name="Source_20_Text"><text:span text:style-name="T253">, </text:span></text:span><text:span text:style-name="Source_20_Text"><text:span text:style-name="T262">dessa forma, a informação não está acessível para leitura ou alteração fora de </text:span></text:span><text:span text:style-name="Source_20_Text"><text:span text:style-name="T263">sua</text:span></text:span><text:span text:style-name="Source_20_Text"><text:span text:style-name="T262"> classe.</text:span></text:span></text:p>
        </text:list-item>
      </text:list>
      <text:p text:style-name="P205"><text:span text:style-name="Source_20_Text"><text:span text:style-name="T395">F</text:span></text:span><text:span text:style-name="Source_20_Text"><text:span text:style-name="T396">actory function: </text:span></text:span><text:span text:style-name="Source_20_Text"><text:span text:style-name="T253">para </text:span></text:span><text:span text:style-name="Source_20_Text"><text:span text:style-name="T304">acessar</text:span></text:span><text:span text:style-name="Source_20_Text"><text:span text:style-name="T262"> o</text:span></text:span><text:span text:style-name="Source_20_Text"><text:span text:style-name="T253"> valor d</text:span></text:span><text:span text:style-name="Source_20_Text"><text:span text:style-name="T262">e</text:span></text:span><text:span text:style-name="Source_20_Text"><text:span text:style-name="T253"> atributos </text:span></text:span><text:span text:style-name="Source_20_Text"><text:span text:style-name="T262">com escopo local (let)</text:span></text:span><text:span text:style-name="Source_20_Text"><text:span text:style-name="T253">. </text:span></text:span><text:span text:style-name="Source_20_Text"><text:span text:style-name="T264">Essa função fabrica um objeto que</text:span></text:span><text:span text:style-name="Source_20_Text"><text:span text:style-name="T265"> retorna </text:span></text:span><text:span text:style-name="Source_20_Text"><text:span text:style-name="T262">o valor d</text:span></text:span><text:span text:style-name="Source_20_Text"><text:span text:style-name="T265">o </text:span></text:span><text:span text:style-name="Source_20_Text"><text:span text:style-name="T262">seu </text:span></text:span><text:span text:style-name="Source_20_Text"><text:span text:style-name="T265">atributo. Veja:</text:span></text:span></text:p>
      <text:p text:style-name="P196"><text:span text:style-name="Source_20_Text"><text:span text:style-name="T453">function createQuadrado(base, altura){ <text:tab/><text:tab/><text:tab/><text:tab/><text:tab/><text:tab/><text:tab/></text:span></text:span></text:p>
      <text:p text:style-name="P195"><text:span text:style-name="Source_20_Text"><text:span text:style-name="T453"><text:tab/></text:span></text:span><text:span text:style-name="Source_20_Text"><text:span text:style-name="T489">let</text:span></text:span><text:span text:style-name="Source_20_Text"><text:span text:style-name="T453"> cor = 'blue';<text:tab/></text:span></text:span><text:span text:style-name="Source_20_Text"><text:span text:style-name="T502">//escopo local <text:tab/><text:tab/><text:tab/><text:tab/><text:tab/><text:tab/></text:span></text:span></text:p>
      <text:p text:style-name="P194"><text:span text:style-name="Source_20_Text"><text:span text:style-name="T453"><text:tab/>return {<text:tab/><text:tab/><text:tab/><text:tab/><text:tab/><text:tab/><text:tab/><text:tab/><text:tab/><text:tab/><text:tab/><text:tab/></text:span></text:span></text:p>
      <text:p text:style-name="P195"><text:span text:style-name="Source_20_Text"><text:span text:style-name="T453"><text:tab/><text:tab/>base,altura<text:tab/><text:tab/><text:tab/><text:tab/><text:tab/><text:tab/><text:tab/><text:tab/><text:tab/><text:tab/></text:span></text:span></text:p>
      <text:p text:style-name="P199"><text:span text:style-name="Source_20_Text"><text:span text:style-name="T453"><text:tab/><text:tab/></text:span></text:span><text:span text:style-name="Source_20_Text"><text:span text:style-name="T489">getCor</text:span></text:span><text:span text:style-name="Source_20_Text"><text:span text:style-name="T453">: function() { return cor; }</text:span></text:span><text:span text:style-name="Source_20_Text"><text:span text:style-name="T503">//</text:span></text:span><text:span text:style-name="Source_20_Text"><text:span text:style-name="T502">factory function: </text:span></text:span><text:span text:style-name="Source_20_Text"><text:span text:style-name="T504">ess</text:span></text:span><text:span text:style-name="Source_20_Text"><text:span text:style-name="T505">e</text:span></text:span></text:p>
      <text:p text:style-name="P200"><text:span text:style-name="Source_20_Text"><text:span text:style-name="T504"><text:s/>método não recebe nenhum valor, apenas retorna </text:span></text:span><text:span text:style-name="Source_20_Text"><text:span text:style-name="T506">a informação local<text:tab/></text:span></text:span></text:p>
      <text:p text:style-name="P175"><text:span text:style-name="Source_20_Text"><text:span text:style-name="T453"><text:tab/>};<text:tab/><text:tab/><text:tab/><text:tab/><text:tab/><text:tab/><text:tab/><text:tab/><text:tab/><text:tab/><text:tab/><text:tab/><text:tab/></text:span></text:span></text:p>
      <text:p text:style-name="P204"><text:span text:style-name="Source_20_Text"><text:span text:style-name="T453">}<text:tab/><text:tab/><text:tab/><text:tab/><text:tab/><text:tab/><text:tab/><text:tab/><text:tab/><text:tab/><text:tab/><text:tab/><text:tab/><text:tab/></text:span></text:span><text:span text:style-name="Source_20_Text"><text:span text:style-name="T442"><text:line-break/></text:span></text:span></text:p>
      <text:list xml:id="list85206048633688" text:continue-numbering="true" text:style-name="L29">
        <text:list-item>
          <text:p text:style-name="P338"><text:span text:style-name="Source_20_Text"><text:span text:style-name="T432">Herança</text:span></text:span><text:span text:style-name="Source_20_Text"><text:span text:style-name="T254"> é a criação de uma classe que herda os atributos e métodos de uma classe </text:span></text:span><text:span text:style-name="Source_20_Text"><text:span text:style-name="T263">mãe</text:span></text:span><text:span text:style-name="Source_20_Text"><text:span text:style-name="T254">. Essa nova classe, por sua vez, é chamada de classe filha.<text:line-break/>Assim como na linguagem Java, a palavra reservada </text:span></text:span><text:span text:style-name="Source_20_Text"><text:span text:style-name="T540">extends</text:span></text:span><text:span text:style-name="Source_20_Text"><text:span text:style-name="T254"> indica herança.<text:line-break/></text:span></text:span><text:span text:style-name="Source_20_Text"><text:span text:style-name="T255">A</text:span></text:span><text:span text:style-name="Source_20_Text"><text:span text:style-name="T254"> palavra reservada </text:span></text:span><text:span text:style-name="Source_20_Text"><text:span text:style-name="T540">super</text:span></text:span><text:span text:style-name="Source_20_Text"><text:span text:style-name="T254"> </text:span></text:span><text:span text:style-name="Source_20_Text"><text:span text:style-name="T255">invoca o método construtor da superclasse </text:span></text:span><text:span text:style-name="Source_20_Text"><text:span text:style-name="T263">mãe</text:span></text:span><text:span text:style-name="Source_20_Text"><text:span text:style-name="T255">, que já tem alguns atributos definidos, assim não será necessário declará-los novamente.<text:line-break/></text:span></text:span><text:span text:style-name="Source_20_Text"><text:span text:style-name="T288">Cui</text:span></text:span><text:span text:style-name="Source_20_Text"><text:span text:style-name="T289">d</text:span></text:span><text:span text:style-name="Source_20_Text"><text:span text:style-name="T288">ado</text:span></text:span><text:span text:style-name="Source_20_Text"><text:span text:style-name="T263">! pois</text:span></text:span><text:span text:style-name="Source_20_Text"><text:span text:style-name="T255"> </text:span></text:span><text:span text:style-name="Source_20_Text"><text:span text:style-name="T270">o </text:span></text:span><text:span text:style-name="Source_20_Text"><text:span text:style-name="T255">uso de </text:span></text:span><text:span text:style-name="Source_20_Text"><text:span text:style-name="T305">herança aumenta o acoplamento</text:span></text:span><text:span text:style-name="Source_20_Text"><text:span text:style-name="T255"> entre as classes, isto é, o quanto uma classe depende de outra.</text:span></text:span></text:p>
        </text:list-item>
      </text:list>
      <text:p text:style-name="P203"><text:span text:style-name="Source_20_Text"><text:span text:style-name="T443"/></text:span></text:p>
      <text:p text:style-name="P262"><text:span text:style-name="Source_20_Text"><text:span text:style-name="T458">class Pessoa{<text:tab/></text:span></text:span><text:span text:style-name="Source_20_Text"><text:span text:style-name="T512">//</text:span></text:span><text:span text:style-name="Source_20_Text"><text:span text:style-name="T513">classe </text:span></text:span><text:span text:style-name="Source_20_Text"><text:span text:style-name="T514">mãe</text:span></text:span></text:p>
      <text:p text:style-name="P262"><text:span text:style-name="Source_20_Text"><text:span text:style-name="T452"><text:tab/>constructor(nome, idade){</text:span></text:span></text:p>
      <text:p text:style-name="P263"><text:span text:style-name="Source_20_Text"><text:span text:style-name="T452"><text:tab/>this.nome = nome;</text:span></text:span></text:p>
      <text:p text:style-name="P263"><text:span text:style-name="Source_20_Text"><text:span text:style-name="T452"><text:tab/>this.idade = idade;</text:span></text:span></text:p>
      <text:p text:style-name="P263"><text:span text:style-name="Source_20_Text"><text:span text:style-name="T452"><text:tab/>}</text:span></text:span></text:p>
      <text:p text:style-name="P263"><text:span text:style-name="Source_20_Text"><text:span text:style-name="T452">}</text:span></text:span></text:p>
      <text:p text:style-name="P262"><text:span text:style-name="Source_20_Text"><text:span text:style-name="T454">class Cidadao </text:span></text:span><text:span text:style-name="Source_20_Text"><text:span text:style-name="T490">extends</text:span></text:span><text:span text:style-name="Source_20_Text"><text:span text:style-name="T454"> Pessoa</text:span></text:span><text:span text:style-name="Source_20_Text"><text:span text:style-name="T455">{</text:span></text:span><text:span text:style-name="Source_20_Text"><text:span text:style-name="T507">//a filha `Cidadão` </text:span></text:span><text:span text:style-name="Source_20_Text"><text:span text:style-name="T550">herda</text:span></text:span><text:span text:style-name="Source_20_Text"><text:span text:style-name="T507"> d</text:span></text:span><text:span text:style-name="Source_20_Text"><text:span text:style-name="T508">a mãe</text:span></text:span><text:span text:style-name="Source_20_Text"><text:span text:style-name="T507"> `Pessoa`</text:span></text:span></text:p>
      <text:p text:style-name="P263"><text:span text:style-name="Source_20_Text"><text:span text:style-name="T454"><text:tab/>constructor(nome, idade, cpf, rg){<text:tab/></text:span></text:span><text:span text:style-name="Source_20_Text"><text:span text:style-name="T509">//</text:span></text:span><text:span text:style-name="Source_20_Text"><text:span text:style-name="T507">os atributos </text:span></text:span><text:span text:style-name="Source_20_Text"><text:span text:style-name="T509">`nome` e `idade` são obrigató</text:span></text:span><text:span text:style-name="Source_20_Text"><text:span text:style-name="T507">rios porque são herdados da classe </text:span></text:span><text:span text:style-name="Source_20_Text"><text:span text:style-name="T508">mãe</text:span></text:span></text:p>
      <text:p text:style-name="P264"><text:span text:style-name="Source_20_Text"><text:span text:style-name="T454"><text:tab/></text:span></text:span><text:span text:style-name="Source_20_Text"><text:span text:style-name="T490">super</text:span></text:span><text:span text:style-name="Source_20_Text"><text:span text:style-name="T454">(nome, idade);<text:tab/></text:span></text:span><text:span text:style-name="Source_20_Text"><text:span text:style-name="T509">//</text:span></text:span><text:span text:style-name="Source_20_Text"><text:span text:style-name="T507">faz a chamada do </text:span></text:span><text:span text:style-name="Source_20_Text"><text:span text:style-name="T510">método </text:span></text:span><text:span text:style-name="Source_20_Text"><text:span text:style-name="T507">construtor da classe </text:span></text:span><text:span text:style-name="Source_20_Text"><text:span text:style-name="T508">mãe</text:span></text:span><text:span text:style-name="Source_20_Text"><text:span text:style-name="T507"> porque es</text:span></text:span><text:span text:style-name="Source_20_Text"><text:span text:style-name="T511">t</text:span></text:span><text:span text:style-name="Source_20_Text"><text:span text:style-name="T507">a já definiu os atributos `nome` e `idade`</text:span></text:span></text:p>
      <text:p text:style-name="P263"><text:span text:style-name="Source_20_Text"><text:span text:style-name="T454"><text:tab/>this.cpf = cpf;</text:span></text:span></text:p>
      <text:p text:style-name="P259"><text:span text:style-name="Source_20_Text"><text:span text:style-name="T454"><text:tab/>this.rg = rg;</text:span></text:span><text:span text:style-name="Source_20_Text"><text:span text:style-name="T509">//</text:span></text:span><text:span text:style-name="Source_20_Text"><text:span text:style-name="T507">e, agora sim, especifica </text:span></text:span><text:span text:style-name="Source_20_Text"><text:span text:style-name="T515">os atributos da classe filha</text:span></text:span></text:p>
      <text:p text:style-name="P260"><text:span text:style-name="Source_20_Text"><text:span text:style-name="T455"><text:tab/></text:span></text:span><text:span text:style-name="Source_20_Text"><text:span text:style-name="T452">}</text:span></text:span></text:p>
      <text:p text:style-name="P260"><text:span text:style-name="Source_20_Text"><text:span text:style-name="T452">}</text:span></text:span></text:p>
      <text:p text:style-name="P202"><text:span text:style-name="Source_20_Text"><text:span text:style-name="T359"/></text:span></text:p>
      <text:p text:style-name="P202"><text:span text:style-name="Source_20_Text"><text:span text:style-name="T254"/></text:span></text:p>
      <text:list xml:id="list85205640860784" text:continue-numbering="true" text:style-name="L29">
        <text:list-item>
          <text:p text:style-name="P339"><text:span text:style-name="Source_20_Text"><text:span text:style-name="T432">Polimorfismo</text:span></text:span><text:span text:style-name="Source_20_Text"><text:span text:style-name="T266"> </text:span></text:span><text:span text:style-name="Source_20_Text"><text:span text:style-name="T271">está presente quando</text:span></text:span><text:span text:style-name="Source_20_Text"><text:span text:style-name="T266"> um objeto pode se</text:span></text:span><text:span text:style-name="Source_20_Text"><text:span text:style-name="T271">r referenciado de diversas formas, se comportando</text:span></text:span><text:span text:style-name="Source_20_Text"><text:span text:style-name="T266"> de maneiras diferentes ao receber uma mensagem. </text:span></text:span><text:span text:style-name="Source_20_Text"><text:span text:style-name="T271">E</text:span></text:span><text:span text:style-name="Source_20_Text"><text:span text:style-name="T266">xplicando de </text:span></text:span><text:span text:style-name="Source_20_Text"><text:span text:style-name="T271">modo</text:span></text:span><text:span text:style-name="Source_20_Text"><text:span text:style-name="T266"> mais prátic</text:span></text:span><text:span text:style-name="Source_20_Text"><text:span text:style-name="T271">o</text:span></text:span><text:span text:style-name="Source_20_Text"><text:span text:style-name="T266">, é uma classe </text:span></text:span><text:span text:style-name="Source_20_Text"><text:span text:style-name="T263">mãe</text:span></text:span><text:span text:style-name="Source_20_Text"><text:span text:style-name="T266"> possuindo </text:span></text:span><text:span text:style-name="Source_20_Text"><text:span text:style-name="T306">diversas</text:span></text:span><text:span text:style-name="Source_20_Text"><text:span text:style-name="T266"> </text:span></text:span><text:span text:style-name="Source_20_Text"><text:span text:style-name="T306">formas</text:span></text:span><text:span text:style-name="Source_20_Text"><text:span text:style-name="T266"> de classes filhas (classes irmãs)</text:span></text:span><text:span text:style-name="Source_20_Text"><text:span text:style-name="T267">. </text:span></text:span><text:span text:style-name="Source_20_Text"><text:span text:style-name="T306">Seu objetivo é diminuir o acoplamento</text:span></text:span><text:span text:style-name="Source_20_Text"><text:span text:style-name="T266"> entre as classes evitando, assim,</text:span></text:span><text:span text:style-name="Source_20_Text"><text:span text:style-name="T254"> que novos códigos resultem em modificações em inúmeros lugares.</text:span></text:span></text:p>
        </text:list-item>
      </text:list>
      <text:p text:style-name="P191"><text:span text:style-name="Source_20_Text"><text:span text:style-name="T266">Pensando em objetos como tipos de dados, eles podem ter um ou mais tipos. Por exemplo, todo objeto `Ga</text:span></text:span><text:span text:style-name="Source_20_Text"><text:span text:style-name="T268">t</text:span></text:span><text:span text:style-name="Source_20_Text"><text:span text:style-name="T266">o` é </text:span></text:span><text:span text:style-name="Source_20_Text"><text:span text:style-name="T268">um objeto `Felino` mas nem todo objeto `Felino` é `Gato`.</text:span></text:span></text:p>
      <text:p text:style-name="P191"><text:soft-page-break/><text:span text:style-name="Source_20_Text"><text:span text:style-name="T268">E para </text:span></text:span><text:span text:style-name="Source_20_Text"><text:span text:style-name="T307">identificar se dois objetos são do mesmo tipo</text:span></text:span><text:span text:style-name="Source_20_Text"><text:span text:style-name="T268">, usamos o operador </text:span></text:span><text:span text:style-name="Source_20_Text"><text:span text:style-name="T540">instanceof</text:span></text:span><text:span text:style-name="Source_20_Text"><text:span text:style-name="T254"> </text:span></text:span><text:span text:style-name="Source_20_Text"><text:span text:style-name="T268">que retorna </text:span></text:span><text:span text:style-name="Source_20_Text"><text:span text:style-name="T370">true</text:span></text:span><text:span text:style-name="Source_20_Text"><text:span text:style-name="T268"> se a variável for do mesmo tipo, ou </text:span></text:span><text:span text:style-name="Source_20_Text"><text:span text:style-name="T370">false</text:span></text:span><text:span text:style-name="Source_20_Text"><text:span text:style-name="T268"> se a variável for de tipo diferente. Esse operador</text:span></text:span><text:span text:style-name="Source_20_Text"><text:span text:style-name="T254"> testa a presença </text:span></text:span><text:span text:style-name="Source_20_Text"><text:span text:style-name="T268">do método</text:span></text:span><text:span text:style-name="Source_20_Text"><text:span text:style-name="T254"> construtor no prototype do objeto. </text:span></text:span></text:p>
      <text:p text:style-name="P192"><text:span text:style-name="Source_20_Text"><text:span text:style-name="T254"/></text:span></text:p>
      <text:p text:style-name="P192"><text:span text:style-name="Source_20_Text"><text:span text:style-name="T254"/></text:span></text:p>
      <text:p text:style-name="P192"><text:span text:style-name="Source_20_Text"><text:span text:style-name="T254"/></text:span></text:p>
      <text:p text:style-name="P192"><text:span text:style-name="Source_20_Text"><text:span text:style-name="T266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69">https://www.w3schools.com/jsref/</text:span></text:span></text:a><text:span text:style-name="Source_20_Text"><text:span text:style-name="T266"> </text:span></text:span></text:p>
      <text:p text:style-name="P192"><text:span text:style-name="Source_20_Text"><text:span text:style-name="T266"/></text:span></text:p>
      <text:p text:style-name="P192"><text:span text:style-name="Source_20_Text"><text:span text:style-name="T266"/></text:span></text:p>
      <text:p text:style-name="P192"><text:span text:style-name="Source_20_Text"><text:span text:style-name="T266"/></text:span></text:p>
      <text:p text:style-name="P192"><text:span text:style-name="Source_20_Text"><text:span text:style-name="T266"/></text:span></text:p>
      <text:p text:style-name="P192"><text:span text:style-name="Source_20_Text"><text:span text:style-name="T266"/></text:span></text:p>
      <text:p text:style-name="P192"><text:span text:style-name="Source_20_Text"><text:span text:style-name="T266"/></text:span></text:p>
      <text:p text:style-name="P34"><text:span text:style-name="Source_20_Text"><text:span text:style-name="T841">Quais os próximos passos a estudar de Javascript?</text:span></text:span></text:p>
      <text:p text:style-name="P34"><text:span text:style-name="Source_20_Text"><text:span text:style-name="T841"/></text:span></text:p>
      <text:list xml:id="list4146891499" text:style-name="L30">
        <text:list-item>
          <text:p text:style-name="P313"><text:span text:style-name="Source_20_Text"><text:span text:style-name="T845">Aprofunde o conhecimento de functions:</text:span></text:span></text:p>
          <text:list>
            <text:list-item>
              <text:p text:style-name="P340"><text:span text:style-name="Source_20_Text"><text:span text:style-name="T260">ArrowFunctions</text:span></text:span></text:p>
            </text:list-item>
            <text:list-item>
              <text:p text:style-name="P313"><text:span text:style-name="Source_20_Text"><text:span text:style-name="T845">CallBacks: </text:span></text:span><text:span text:style-name="Source_20_Text"><text:span text:style-name="T847">é uma função passada à outra função, como parâmetro(argumento)</text:span></text:span></text:p>
            </text:list-item>
            <text:list-item>
              <text:p text:style-name="P313"><text:span text:style-name="Source_20_Text"><text:span text:style-name="T845">Funções Anônimas</text:span></text:span></text:p>
            </text:list-item>
            <text:list-item>
              <text:p text:style-name="P313"><text:span text:style-name="Source_20_Text"><text:span text:style-name="T845">IIFE’s</text:span></text:span></text:p>
            </text:list-item>
          </text:list>
        </text:list-item>
      </text:list>
      <text:p text:style-name="P32"><text:span text:style-name="Source_20_Text"><text:span text:style-name="T845"/></text:span></text:p>
      <text:list xml:id="list85206583788206" text:continue-numbering="true" text:style-name="L30">
        <text:list-item>
          <text:p text:style-name="P313"><text:span text:style-name="Source_20_Text"><text:span text:style-name="T845">Modularização: modular códigos, separando-os por arquivos, reutilização</text:span></text:span></text:p>
        </text:list-item>
        <text:list-item>
          <text:p text:style-name="P313"><text:span text:style-name="Source_20_Text"><text:span text:style-name="T845">RegEx – Expressões Regulares</text:span></text:span></text:p>
          <text:list>
            <text:list-item>
              <text:p text:style-name="P313"><text:span text:style-name="Source_20_Text"><text:span text:style-name="T845">validação de dados, </text:span></text:span><text:span text:style-name="Source_20_Text"><text:span text:style-name="T846">economia de tempo e código</text:span></text:span></text:p>
            </text:list-item>
          </text:list>
        </text:list-item>
        <text:list-item>
          <text:p text:style-name="P313"><text:span text:style-name="Source_20_Text"><text:span text:style-name="T845">JSON: estrutura de objeto que serve para transmitir dados, salvar dados localmente</text:span></text:span></text:p>
        </text:list-item>
        <text:list-item>
          <text:p text:style-name="P313"><text:span text:style-name="Source_20_Text"><text:span text:style-name="T845">AJAX: tecnologia que carrega a página conforme o scrolling de tela</text:span></text:span></text:p>
        </text:list-item>
        <text:list-item>
          <text:p text:style-name="P314"><text:span text:style-name="Source_20_Text"><text:span text:style-name="T845">Frameworks: NodeJS </text:span></text:span><text:span text:style-name="Source_20_Text"><text:span text:style-name="T846">(</text:span></text:span><text:span text:style-name="Source_20_Text"><text:span text:style-name="T845">para fazer os scripts rodarem no ServerSide</text:span></text:span><text:span text:style-name="Source_20_Text"><text:span text:style-name="T846">), </text:span></text:span><text:span text:style-name="Source_20_Text"><text:span text:style-name="T845">Jquery, VueJS, Angular</text:span></text:span></text:p>
        </text:list-item>
      </text:list>
      <text:p text:style-name="P33"><text:span text:style-name="Source_20_Text"><text:span text:style-name="T845"/></text:span></text:p>
      <text:p text:style-name="P189"><text:span text:style-name="Source_20_Text"><text:span text:style-name="T269"/></text:span></text:p>
      <text:p text:style-name="P272"><text:span text:style-name="Source_20_Text"><text:span text:style-name="T260">Para declarar um componente classe em </text:span></text:span><text:span text:style-name="Source_20_Text"><text:span text:style-name="T286">React</text:span></text:span><text:span text:style-name="Source_20_Text"><text:span text:style-name="T260">, deve-se utilizar a palavra class e logo em seguida inserir o nome do componente com a primeira letra maiúscula. Ela deve também ser herdada de React.Component. O uso do </text:span></text:span><text:span text:style-name="Source_20_Text"><text:span text:style-name="T520">método render()</text:span></text:span><text:span text:style-name="Source_20_Text"><text:span text:style-name="T260"> é obrigatório para exibir elementos HTML na tela. O código abaixo apresenta a definição do componente </text:span></text:span><text:span text:style-name="Source_20_Text"><text:span text:style-name="T259">`</text:span></text:span><text:span text:style-name="Source_20_Text"><text:span text:style-name="T260">App</text:span></text:span><text:span text:style-name="Source_20_Text"><text:span text:style-name="T259">`</text:span></text:span><text:span text:style-name="Source_20_Text"><text:span text:style-name="T260">:</text:span></text:span></text:p>
      <text:p text:style-name="P267"><text:span text:style-name="Source_20_Text"><text:span text:style-name="T445">class App extends React.Component {</text:span></text:span></text:p>
      <text:p text:style-name="P268"><text:span text:style-name="Source_20_Text"><text:span text:style-name="T446"><text:s text:c="2"/></text:span></text:span><text:span text:style-name="Source_20_Text"><text:span text:style-name="T445">render(){</text:span></text:span></text:p>
      <text:p text:style-name="P268"><text:span text:style-name="Source_20_Text"><text:span text:style-name="T446"><text:s text:c="4"/></text:span></text:span><text:span text:style-name="Source_20_Text"><text:span text:style-name="T445">return (</text:span></text:span></text:p>
      <text:p text:style-name="P268"><text:span text:style-name="Source_20_Text"><text:span text:style-name="T446"><text:s text:c="6"/></text:span></text:span><text:span text:style-name="Source_20_Text"><text:span text:style-name="T554">// seu código aqui</text:span></text:span></text:p>
      <text:p text:style-name="P268"><text:span text:style-name="Source_20_Text"><text:span text:style-name="T446"><text:s text:c="4"/></text:span></text:span><text:span text:style-name="Source_20_Text"><text:span text:style-name="T445">);</text:span></text:span></text:p>
      <text:p text:style-name="P268"><text:span text:style-name="Source_20_Text"><text:span text:style-name="T446"><text:s text:c="2"/></text:span></text:span><text:span text:style-name="Source_20_Text"><text:span text:style-name="T445">}</text:span></text:span></text:p>
      <text:p text:style-name="P268"><text:span text:style-name="Source_20_Text"><text:span text:style-name="T445">}</text:span></text:span></text:p>
      <text:p text:style-name="P244"/>
      <text:p text:style-name="P268"><text:span text:style-name="Source_20_Text"><text:span text:style-name="T445">export default App;</text:span></text:span></text:p>
      <text:p text:style-name="P271"><text:span text:style-name="Source_20_Text"><text:span text:style-name="T260"/></text:span></text:p>
      <text:p text:style-name="P271"><text:span text:style-name="Source_20_Text"><text:span text:style-name="T260"/></text:span></text:p>
      <text:p text:style-name="P271"><text:span text:style-name="Source_20_Text"><text:span text:style-name="T258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800">https://medium.com/creditas-tech/m%C3%A9todos-do-ciclo-de-vida-de-componentes-reactjs-um-mergulho-profundo-332ed7b3b782</text:span></text:span></text:a></text:p>
      <text:p text:style-name="P271"><text:span text:style-name="Source_20_Text"><text:span text:style-name="T260"/></text:span></text:p>
      <text:p text:style-name="P271"><text:span text:style-name="Source_20_Text"><text:span text:style-name="T260">Como definimos um componente que recebe texto, cor e tamanho como valores dinâmicos? </text:span></text:span></text:p>
      <text:p text:style-name="P271"><text:span text:style-name="Source_20_Text"><text:span text:style-name="T260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800">https://medium.com/desenvolvimento-com-react/telas-conteudo-dinamico-react-d20d2ea67439</text:span></text:span></text:a></text:p>
      <text:p text:style-name="P271"><text:span text:style-name="Source_20_Text"><text:span text:style-name="T260"/></text:span></text:p>
      <text:h text:style-name="P266" text:outline-level="3"><text:bookmark text:name="what-is-the-difference-between-state-and-props"/><text:span text:style-name="Source_20_Text"><text:span text:style-name="T260">Qual é a diferença entre </text:span></text:span><text:span text:style-name="Source_20_Text"><text:span text:style-name="T286">state</text:span></text:span><text:span text:style-name="Source_20_Text"><text:span text:style-name="T260"> e </text:span></text:span><text:span text:style-name="Source_20_Text"><text:span text:style-name="T286">props</text:span></text:span><text:span text:style-name="Source_20_Text"><text:span text:style-name="T260">?</text:span></text:span></text:h>
      <text:p text:style-name="P261"><text:a xlink:type="simple" xlink:href="https://pt-br.reactjs.org/docs/components-and-props.html" text:style-name="Internet_20_link" text:visited-style-name="Visited_20_Internet_20_Link"><text:span text:style-name="Source_20_Text"><text:span text:style-name="T173">props</text:span></text:span></text:a><text:span text:style-name="Source_20_Text"><text:span text:style-name="T286"> </text:span></text:span><text:span text:style-name="Source_20_Text"><text:span text:style-name="T260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0">state</text:span></text:span></text:a><text:span text:style-name="Source_20_Text"><text:span text:style-name="T260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261"><text:span text:style-name="Source_20_Text"><text:span text:style-name="T260">Props são parâmetros passados via atributos HTML para components React </text:span></text:span></text:p>
      <text:p text:style-name="P261"><text:span text:style-name="Source_20_Text"><text:span text:style-name="T260">O padrão </text:span></text:span><text:span text:style-name="Source_20_Text"><text:span text:style-name="T286">state</text:span></text:span><text:span text:style-name="Source_20_Text"><text:span text:style-name="T260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2-09-23T08:52:04.029000000</dc:date>
    <meta:editing-duration>P1DT1H7M35S</meta:editing-duration>
    <meta:editing-cycles>90</meta:editing-cycles>
    <meta:document-statistic meta:table-count="0" meta:image-count="25" meta:object-count="0" meta:page-count="25" meta:paragraph-count="367" meta:word-count="4770" meta:character-count="30219" meta:non-whitespace-character-count="25474"/>
  </office:meta>
</office:document-meta>
</file>